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officeooo:paragraph-rsid="000fecca"/>
    </style:style>
    <style:style style:name="P9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0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1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2" style:family="paragraph" style:parent-style-name="Standard">
      <style:text-properties fo:font-style="normal" officeooo:paragraph-rsid="00523bf9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17029bc" officeooo:paragraph-rsid="005dfe09" style:font-style-asian="normal" style:font-style-complex="normal"/>
    </style:style>
    <style:style style:name="P14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5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18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19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0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1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2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3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26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paragraph-rsid="00751d17" style:font-style-asian="normal" style:font-style-complex="normal"/>
    </style:style>
    <style:style style:name="P28" style:family="paragraph" style:parent-style-name="Standard">
      <style:text-properties fo:font-style="normal" officeooo:paragraph-rsid="006f66ec" style:font-style-asian="normal" style:font-style-complex="normal"/>
    </style:style>
    <style:style style:name="P29" style:family="paragraph" style:parent-style-name="Standard">
      <style:paragraph-properties fo:line-height="115%"/>
      <style:text-properties fo:font-style="normal" officeooo:rsid="004450ff" officeooo:paragraph-rsid="004450ff" style:font-style-asian="normal" style:font-style-complex="normal"/>
    </style:style>
    <style:style style:name="P30" style:family="paragraph" style:parent-style-name="Standard">
      <style:text-properties fo:font-style="normal" officeooo:paragraph-rsid="00793c0d" style:font-style-asian="normal" style:font-style-complex="normal"/>
    </style:style>
    <style:style style:name="P31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2" style:family="paragraph" style:parent-style-name="Standard">
      <style:text-properties fo:font-style="normal" officeooo:paragraph-rsid="005f2637" style:font-style-asian="normal" style:font-style-complex="normal"/>
    </style:style>
    <style:style style:name="P33" style:family="paragraph" style:parent-style-name="Standard">
      <style:text-properties fo:font-style="normal" officeooo:paragraph-rsid="00644350" style:font-style-asian="normal" style:font-style-complex="normal"/>
    </style:style>
    <style:style style:name="P34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35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6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7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7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9" style:family="paragraph" style:parent-style-name="Standard">
      <style:text-properties fo:font-style="normal" officeooo:paragraph-rsid="00939859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6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57" style:family="paragraph" style:parent-style-name="Standard">
      <style:text-properties fo:font-style="normal" officeooo:rsid="00a1e031" style:font-style-asian="normal" style:font-style-complex="normal"/>
    </style:style>
    <style:style style:name="P58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9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0254a2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29f907" officeooo:paragraph-rsid="003fcbcf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8ad15c9" officeooo:paragraph-rsid="002f336e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10db770" officeooo:paragraph-rsid="004450ff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8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8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9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9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98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99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00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01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0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officeooo:paragraph-rsid="00134990"/>
    </style:style>
    <style:style style:name="P112" style:family="paragraph" style:parent-style-name="Standard">
      <style:text-properties fo:font-style="italic" style:font-style-asian="italic" style:font-style-complex="italic"/>
    </style:style>
    <style:style style:name="P113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114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115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116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117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118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119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120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121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122" style:family="paragraph" style:parent-style-name="Standard">
      <style:text-properties fo:font-style="italic" officeooo:paragraph-rsid="0057ec24" style:font-style-asian="italic" style:font-style-complex="italic"/>
    </style:style>
    <style:style style:name="P123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124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125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126" style:family="paragraph" style:parent-style-name="Standard">
      <style:text-properties fo:font-style="italic" officeooo:paragraph-rsid="005f2637" style:font-style-asian="italic" style:font-style-complex="italic"/>
    </style:style>
    <style:style style:name="P127" style:family="paragraph" style:parent-style-name="Standard">
      <style:text-properties fo:font-style="italic" officeooo:paragraph-rsid="00644350" style:font-style-asian="italic" style:font-style-complex="italic"/>
    </style:style>
    <style:style style:name="P128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129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130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131" style:family="paragraph" style:parent-style-name="Standard">
      <style:text-properties fo:font-style="italic" officeooo:paragraph-rsid="00684bfc" style:font-style-asian="italic" style:font-style-complex="italic"/>
    </style:style>
    <style:style style:name="P132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133" style:family="paragraph" style:parent-style-name="Standard">
      <style:text-properties fo:font-style="italic" officeooo:paragraph-rsid="006f66ec" style:font-style-asian="italic" style:font-style-complex="italic"/>
    </style:style>
    <style:style style:name="P134" style:family="paragraph" style:parent-style-name="Standard">
      <style:text-properties fo:font-style="italic" officeooo:paragraph-rsid="0071baff" style:font-style-asian="italic" style:font-style-complex="italic"/>
    </style:style>
    <style:style style:name="P135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136" style:family="paragraph" style:parent-style-name="Standard">
      <style:text-properties fo:font-style="italic" officeooo:paragraph-rsid="00751d17" style:font-style-asian="italic" style:font-style-complex="italic"/>
    </style:style>
    <style:style style:name="P137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138" style:family="paragraph" style:parent-style-name="Standard">
      <style:text-properties fo:font-style="italic" officeooo:paragraph-rsid="00793c0d" style:font-style-asian="italic" style:font-style-complex="italic"/>
    </style:style>
    <style:style style:name="P139" style:family="paragraph" style:parent-style-name="Standard">
      <style:text-properties fo:font-style="italic" officeooo:paragraph-rsid="007b2101" style:font-style-asian="italic" style:font-style-complex="italic"/>
    </style:style>
    <style:style style:name="P140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141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142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143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144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145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146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147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148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149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150" style:family="paragraph" style:parent-style-name="Standard">
      <style:text-properties fo:font-style="italic" officeooo:rsid="00819260" officeooo:paragraph-rsid="00941a11" style:font-style-asian="italic" style:font-style-complex="italic"/>
    </style:style>
    <style:style style:name="P151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152" style:family="paragraph" style:parent-style-name="Standard">
      <style:text-properties fo:font-style="italic" officeooo:paragraph-rsid="008eb3ea" style:font-style-asian="italic" style:font-style-complex="italic"/>
    </style:style>
    <style:style style:name="P153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154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155" style:family="paragraph" style:parent-style-name="Standard">
      <style:text-properties fo:font-style="italic" officeooo:paragraph-rsid="00939859" style:font-style-asian="italic" style:font-style-complex="italic"/>
    </style:style>
    <style:style style:name="P156" style:family="paragraph" style:parent-style-name="Standard">
      <style:text-properties fo:font-style="italic" officeooo:paragraph-rsid="00971224" style:font-style-asian="italic" style:font-style-complex="italic"/>
    </style:style>
    <style:style style:name="P157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158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159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160" style:family="paragraph" style:parent-style-name="Standard">
      <style:text-properties fo:font-style="italic" officeooo:paragraph-rsid="00a6f347" style:font-style-asian="italic" style:font-style-complex="italic"/>
    </style:style>
    <style:style style:name="P161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162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163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5c5090" officeooo:paragraph-rsid="004450ff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18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18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183" style:family="paragraph" style:parent-style-name="Standard">
      <style:text-properties fo:font-style="italic" style:text-underline-style="none" officeooo:rsid="00d2fc06" officeooo:paragraph-rsid="002f336e" style:font-style-asian="italic" style:font-style-complex="italic"/>
    </style:style>
    <style:style style:name="P184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185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18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87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188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189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190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191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192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193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194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195" style:family="paragraph" style:parent-style-name="Standard">
      <style:text-properties officeooo:paragraph-rsid="00154f37"/>
    </style:style>
    <style:style style:name="P196" style:family="paragraph" style:parent-style-name="Standard">
      <style:text-properties officeooo:paragraph-rsid="00186c3f"/>
    </style:style>
    <style:style style:name="P197" style:family="paragraph" style:parent-style-name="Standard">
      <style:text-properties officeooo:paragraph-rsid="0018e013"/>
    </style:style>
    <style:style style:name="P198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199" style:family="paragraph" style:parent-style-name="Standard">
      <style:text-properties officeooo:rsid="001c0ef5" officeooo:paragraph-rsid="001c0ef5"/>
    </style:style>
    <style:style style:name="P200" style:family="paragraph" style:parent-style-name="Standard">
      <style:text-properties officeooo:rsid="001c0ef5" officeooo:paragraph-rsid="00819260"/>
    </style:style>
    <style:style style:name="P201" style:family="paragraph" style:parent-style-name="Standard">
      <style:text-properties officeooo:rsid="001c5680" officeooo:paragraph-rsid="001c5680"/>
    </style:style>
    <style:style style:name="P202" style:family="paragraph" style:parent-style-name="Standard">
      <style:paragraph-properties fo:line-height="115%"/>
      <style:text-properties officeooo:rsid="001c5680" officeooo:paragraph-rsid="001c5680"/>
    </style:style>
    <style:style style:name="P203" style:family="paragraph" style:parent-style-name="Standard">
      <style:text-properties officeooo:paragraph-rsid="001c5680"/>
    </style:style>
    <style:style style:name="P204" style:family="paragraph" style:parent-style-name="Standard">
      <style:paragraph-properties fo:line-height="115%"/>
      <style:text-properties officeooo:paragraph-rsid="002ba0e7"/>
    </style:style>
    <style:style style:name="P205" style:family="paragraph" style:parent-style-name="Standard">
      <style:paragraph-properties fo:line-height="115%"/>
      <style:text-properties officeooo:paragraph-rsid="007fd79d"/>
    </style:style>
    <style:style style:name="P206" style:family="paragraph" style:parent-style-name="Standard">
      <style:paragraph-properties fo:line-height="115%"/>
      <style:text-properties officeooo:paragraph-rsid="00819260"/>
    </style:style>
    <style:style style:name="P207" style:family="paragraph" style:parent-style-name="Standard">
      <style:paragraph-properties fo:line-height="115%"/>
      <style:text-properties officeooo:paragraph-rsid="0082c116"/>
    </style:style>
    <style:style style:name="P208" style:family="paragraph" style:parent-style-name="Standard">
      <style:paragraph-properties fo:line-height="115%"/>
      <style:text-properties officeooo:paragraph-rsid="007ca694"/>
    </style:style>
    <style:style style:name="P209" style:family="paragraph" style:parent-style-name="Standard">
      <style:paragraph-properties fo:line-height="115%"/>
      <style:text-properties officeooo:paragraph-rsid="008b54df"/>
    </style:style>
    <style:style style:name="P210" style:family="paragraph" style:parent-style-name="Standard">
      <style:paragraph-properties fo:line-height="115%"/>
      <style:text-properties officeooo:paragraph-rsid="00941a11"/>
    </style:style>
    <style:style style:name="P211" style:family="paragraph" style:parent-style-name="Standard">
      <style:paragraph-properties fo:line-height="115%"/>
      <style:text-properties officeooo:paragraph-rsid="009d5b59"/>
    </style:style>
    <style:style style:name="P212" style:family="paragraph" style:parent-style-name="Standard">
      <style:paragraph-properties fo:line-height="115%"/>
      <style:text-properties officeooo:paragraph-rsid="00a8ca1b"/>
    </style:style>
    <style:style style:name="P213" style:family="paragraph" style:parent-style-name="Standard">
      <style:paragraph-properties fo:line-height="100%"/>
      <style:text-properties officeooo:paragraph-rsid="00201bd5"/>
    </style:style>
    <style:style style:name="P214" style:family="paragraph" style:parent-style-name="Standard">
      <style:paragraph-properties fo:line-height="100%"/>
      <style:text-properties officeooo:paragraph-rsid="005b3d57"/>
    </style:style>
    <style:style style:name="P215" style:family="paragraph" style:parent-style-name="Standard">
      <style:paragraph-properties fo:line-height="100%"/>
      <style:text-properties officeooo:paragraph-rsid="005c5090"/>
    </style:style>
    <style:style style:name="P216" style:family="paragraph" style:parent-style-name="Standard">
      <style:paragraph-properties fo:line-height="100%"/>
      <style:text-properties officeooo:paragraph-rsid="005dfe09"/>
    </style:style>
    <style:style style:name="P217" style:family="paragraph" style:parent-style-name="Standard">
      <style:text-properties officeooo:paragraph-rsid="001e2fb9"/>
    </style:style>
    <style:style style:name="P218" style:family="paragraph" style:parent-style-name="Standard">
      <style:text-properties officeooo:paragraph-rsid="00201bd5"/>
    </style:style>
    <style:style style:name="P219" style:family="paragraph" style:parent-style-name="Standard">
      <style:paragraph-properties fo:line-height="115%"/>
      <style:text-properties officeooo:rsid="00201bd5" officeooo:paragraph-rsid="00201bd5"/>
    </style:style>
    <style:style style:name="P220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221" style:family="paragraph" style:parent-style-name="Standard">
      <style:text-properties officeooo:paragraph-rsid="0023a424"/>
    </style:style>
    <style:style style:name="P222" style:family="paragraph" style:parent-style-name="Standard">
      <style:text-properties officeooo:paragraph-rsid="00254a2e"/>
    </style:style>
    <style:style style:name="P223" style:family="paragraph" style:parent-style-name="Standard">
      <style:text-properties officeooo:paragraph-rsid="0029f907"/>
    </style:style>
    <style:style style:name="P224" style:family="paragraph" style:parent-style-name="Standard">
      <style:text-properties officeooo:rsid="00beb82f" officeooo:paragraph-rsid="005b3d57"/>
    </style:style>
    <style:style style:name="P225" style:family="paragraph" style:parent-style-name="Standard">
      <style:text-properties officeooo:rsid="00d9c9e4" officeooo:paragraph-rsid="00316632"/>
    </style:style>
    <style:style style:name="P226" style:family="paragraph" style:parent-style-name="Standard">
      <style:text-properties officeooo:paragraph-rsid="00316632"/>
    </style:style>
    <style:style style:name="P227" style:family="paragraph" style:parent-style-name="Standard">
      <style:text-properties officeooo:paragraph-rsid="003523e3"/>
    </style:style>
    <style:style style:name="P228" style:family="paragraph" style:parent-style-name="Standard">
      <style:text-properties style:use-window-font-color="true"/>
    </style:style>
    <style:style style:name="P229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230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231" style:family="paragraph" style:parent-style-name="Standard">
      <style:text-properties style:use-window-font-color="true" fo:font-style="italic" officeooo:paragraph-rsid="007d92ff" style:font-style-asian="italic" style:font-style-complex="italic"/>
    </style:style>
    <style:style style:name="P232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233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234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236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2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23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23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24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24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24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24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244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245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246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248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25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25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25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256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257" style:family="paragraph" style:parent-style-name="Standard">
      <style:text-properties style:use-window-font-color="true" officeooo:rsid="007d92ff" officeooo:paragraph-rsid="007d92ff"/>
    </style:style>
    <style:style style:name="P258" style:family="paragraph" style:parent-style-name="Standard">
      <style:text-properties style:use-window-font-color="true" officeooo:paragraph-rsid="007d92ff"/>
    </style:style>
    <style:style style:name="P259" style:family="paragraph" style:parent-style-name="Standard">
      <style:text-properties officeooo:paragraph-rsid="003c1931"/>
    </style:style>
    <style:style style:name="P260" style:family="paragraph" style:parent-style-name="Standard">
      <style:text-properties officeooo:paragraph-rsid="003fcbcf"/>
    </style:style>
    <style:style style:name="P261" style:family="paragraph" style:parent-style-name="Standard">
      <style:text-properties officeooo:paragraph-rsid="00432526"/>
    </style:style>
    <style:style style:name="P262" style:family="paragraph" style:parent-style-name="Standard">
      <style:text-properties officeooo:paragraph-rsid="004450ff"/>
    </style:style>
    <style:style style:name="P263" style:family="paragraph" style:parent-style-name="Standard">
      <style:text-properties officeooo:paragraph-rsid="004566c5"/>
    </style:style>
    <style:style style:name="P264" style:family="paragraph" style:parent-style-name="Standard">
      <style:text-properties officeooo:paragraph-rsid="004b8029"/>
    </style:style>
    <style:style style:name="P265" style:family="paragraph" style:parent-style-name="Standard">
      <style:text-properties officeooo:paragraph-rsid="0050b57f"/>
    </style:style>
    <style:style style:name="P266" style:family="paragraph" style:parent-style-name="Standard">
      <style:text-properties officeooo:paragraph-rsid="00523bf9"/>
    </style:style>
    <style:style style:name="P267" style:family="paragraph" style:parent-style-name="Standard">
      <style:text-properties officeooo:rsid="00523bf9" officeooo:paragraph-rsid="00523bf9"/>
    </style:style>
    <style:style style:name="P268" style:family="paragraph" style:parent-style-name="Standard">
      <style:text-properties officeooo:paragraph-rsid="0055a125"/>
    </style:style>
    <style:style style:name="P269" style:family="paragraph" style:parent-style-name="Standard">
      <style:text-properties officeooo:paragraph-rsid="00572cb0"/>
    </style:style>
    <style:style style:name="P270" style:family="paragraph" style:parent-style-name="Standard">
      <style:text-properties officeooo:paragraph-rsid="005c5090"/>
    </style:style>
    <style:style style:name="P271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272" style:family="paragraph" style:parent-style-name="Standard">
      <style:text-properties fo:font-weight="bold" style:font-weight-asian="bold" style:font-weight-complex="bold"/>
    </style:style>
    <style:style style:name="P273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274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275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276" style:family="paragraph" style:parent-style-name="Standard">
      <style:text-properties officeooo:rsid="001e2fb9" officeooo:paragraph-rsid="001e2fb9"/>
    </style:style>
    <style:style style:name="P277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278" style:family="paragraph" style:parent-style-name="Standard">
      <style:text-properties officeooo:rsid="005f2637" officeooo:paragraph-rsid="005f2637"/>
    </style:style>
    <style:style style:name="P279" style:family="paragraph" style:parent-style-name="Standard">
      <style:text-properties officeooo:paragraph-rsid="005f2637"/>
    </style:style>
    <style:style style:name="P280" style:family="paragraph" style:parent-style-name="Standard">
      <style:text-properties officeooo:rsid="005fb5cb" officeooo:paragraph-rsid="005fb5cb"/>
    </style:style>
    <style:style style:name="P281" style:family="paragraph" style:parent-style-name="Standard">
      <style:text-properties officeooo:paragraph-rsid="00607814"/>
    </style:style>
    <style:style style:name="P282" style:family="paragraph" style:parent-style-name="Standard">
      <style:text-properties officeooo:paragraph-rsid="0063f681"/>
    </style:style>
    <style:style style:name="P283" style:family="paragraph" style:parent-style-name="Standard">
      <style:text-properties officeooo:rsid="00644350" officeooo:paragraph-rsid="00644350"/>
    </style:style>
    <style:style style:name="P284" style:family="paragraph" style:parent-style-name="Standard">
      <style:text-properties officeooo:paragraph-rsid="00644350"/>
    </style:style>
    <style:style style:name="P285" style:family="paragraph" style:parent-style-name="Standard">
      <style:text-properties officeooo:paragraph-rsid="006579dd"/>
    </style:style>
    <style:style style:name="P286" style:family="paragraph" style:parent-style-name="Standard">
      <style:text-properties officeooo:paragraph-rsid="0066c57e"/>
    </style:style>
    <style:style style:name="P287" style:family="paragraph" style:parent-style-name="Standard">
      <style:text-properties officeooo:paragraph-rsid="0069643a"/>
    </style:style>
    <style:style style:name="P288" style:family="paragraph" style:parent-style-name="Standard">
      <style:text-properties officeooo:paragraph-rsid="0069ae1a"/>
    </style:style>
    <style:style style:name="P289" style:family="paragraph" style:parent-style-name="Standard">
      <style:text-properties officeooo:rsid="006f66ec" officeooo:paragraph-rsid="006f66ec"/>
    </style:style>
    <style:style style:name="P290" style:family="paragraph" style:parent-style-name="Standard">
      <style:text-properties officeooo:paragraph-rsid="006f66ec"/>
    </style:style>
    <style:style style:name="P291" style:family="paragraph" style:parent-style-name="Standard">
      <style:text-properties officeooo:paragraph-rsid="0071baff"/>
    </style:style>
    <style:style style:name="P292" style:family="paragraph" style:parent-style-name="Standard">
      <style:text-properties officeooo:rsid="0072cdc4" officeooo:paragraph-rsid="00751d17"/>
    </style:style>
    <style:style style:name="P293" style:family="paragraph" style:parent-style-name="Standard">
      <style:text-properties officeooo:paragraph-rsid="00751d17"/>
    </style:style>
    <style:style style:name="P294" style:family="paragraph" style:parent-style-name="Standard">
      <style:text-properties officeooo:paragraph-rsid="0072cdc4"/>
    </style:style>
    <style:style style:name="P295" style:family="paragraph" style:parent-style-name="Standard">
      <style:text-properties officeooo:rsid="00793c0d" officeooo:paragraph-rsid="00793c0d"/>
    </style:style>
    <style:style style:name="P296" style:family="paragraph" style:parent-style-name="Standard">
      <style:paragraph-properties fo:line-height="115%"/>
      <style:text-properties officeooo:rsid="00793c0d" officeooo:paragraph-rsid="00793c0d"/>
    </style:style>
    <style:style style:name="P297" style:family="paragraph" style:parent-style-name="Standard">
      <style:text-properties officeooo:rsid="00793c0d" officeooo:paragraph-rsid="007b2101"/>
    </style:style>
    <style:style style:name="P298" style:family="paragraph" style:parent-style-name="Standard">
      <style:text-properties officeooo:paragraph-rsid="00793c0d"/>
    </style:style>
    <style:style style:name="P299" style:family="paragraph" style:parent-style-name="Standard">
      <style:text-properties officeooo:paragraph-rsid="007b2101"/>
    </style:style>
    <style:style style:name="P300" style:family="paragraph" style:parent-style-name="Standard">
      <style:text-properties officeooo:rsid="007d92ff" officeooo:paragraph-rsid="007d92ff"/>
    </style:style>
    <style:style style:name="P301" style:family="paragraph" style:parent-style-name="Standard">
      <style:text-properties officeooo:paragraph-rsid="007d92ff"/>
    </style:style>
    <style:style style:name="P302" style:family="paragraph" style:parent-style-name="Standard">
      <style:text-properties officeooo:paragraph-rsid="0053faec"/>
    </style:style>
    <style:style style:name="P303" style:family="paragraph" style:parent-style-name="Standard">
      <style:text-properties officeooo:paragraph-rsid="008478a0"/>
    </style:style>
    <style:style style:name="P304" style:family="paragraph" style:parent-style-name="Standard">
      <style:text-properties officeooo:paragraph-rsid="008eeb87"/>
    </style:style>
    <style:style style:name="P305" style:family="paragraph" style:parent-style-name="Standard">
      <style:text-properties officeooo:paragraph-rsid="00905987"/>
    </style:style>
    <style:style style:name="P306" style:family="paragraph" style:parent-style-name="Standard">
      <style:text-properties officeooo:paragraph-rsid="00939859"/>
    </style:style>
    <style:style style:name="P307" style:family="paragraph" style:parent-style-name="Standard">
      <style:text-properties officeooo:paragraph-rsid="00941a11"/>
    </style:style>
    <style:style style:name="P308" style:family="paragraph" style:parent-style-name="Standard">
      <style:text-properties officeooo:paragraph-rsid="0097dc17"/>
    </style:style>
    <style:style style:name="P309" style:family="paragraph" style:parent-style-name="Standard">
      <style:text-properties officeooo:rsid="009d5b59" officeooo:paragraph-rsid="009d5b59"/>
    </style:style>
    <style:style style:name="P310" style:family="paragraph" style:parent-style-name="Standard">
      <style:text-properties officeooo:rsid="009d5b59" officeooo:paragraph-rsid="009ec4fc"/>
    </style:style>
    <style:style style:name="P311" style:family="paragraph" style:parent-style-name="Standard">
      <style:text-properties officeooo:paragraph-rsid="009d5b59"/>
    </style:style>
    <style:style style:name="P312" style:family="paragraph" style:parent-style-name="Standard">
      <style:text-properties officeooo:paragraph-rsid="009ec4fc"/>
    </style:style>
    <style:style style:name="P313" style:family="paragraph" style:parent-style-name="Standard">
      <style:text-properties officeooo:paragraph-rsid="009f187e"/>
    </style:style>
    <style:style style:name="P314" style:family="paragraph" style:parent-style-name="Standard">
      <style:text-properties officeooo:paragraph-rsid="007fd79d"/>
    </style:style>
    <style:style style:name="P315" style:family="paragraph" style:parent-style-name="Standard">
      <style:text-properties officeooo:paragraph-rsid="00a1d04f"/>
    </style:style>
    <style:style style:name="P316" style:family="paragraph" style:parent-style-name="Standard">
      <style:text-properties officeooo:rsid="00a6f347" officeooo:paragraph-rsid="00a6f347"/>
    </style:style>
    <style:style style:name="P317" style:family="paragraph" style:parent-style-name="Standard">
      <style:text-properties officeooo:paragraph-rsid="00aa7e9e"/>
    </style:style>
    <style:style style:name="P31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31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32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4caf23" officeooo:paragraph-rsid="004acb3b" style:font-style-asian="normal" style:font-weight-asian="bold" style:font-style-complex="normal" style:font-weight-complex="bold"/>
    </style:style>
    <style:style style:name="P329" style:family="paragraph" style:parent-style-name="Standard">
      <style:paragraph-properties fo:margin-left="0in" fo:margin-right="0in" fo:line-height="100%" fo:text-indent="0in" style:auto-text-indent="false"/>
      <style:text-properties fo:font-style="normal" officeooo:rsid="004caf23" officeooo:paragraph-rsid="00523bf9" style:font-style-asian="normal" style:font-style-complex="normal"/>
    </style:style>
    <style:style style:name="P330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331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332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333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334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33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33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34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341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342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343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344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02f336e"/>
    </style:style>
    <style:style style:name="P345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34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347" style:family="paragraph" style:parent-style-name="Standard" style:list-style-name="L1">
      <style:text-properties officeooo:paragraph-rsid="001c5680"/>
    </style:style>
    <style:style style:name="P348" style:family="paragraph" style:parent-style-name="Standard">
      <style:text-properties fo:font-style="italic" style:font-style-asian="italic" style:font-style-complex="italic"/>
    </style:style>
    <style:style style:name="P349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350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35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35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353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354" style:family="paragraph" style:parent-style-name="Standard" style:list-style-name="L17">
      <style:text-properties fo:font-style="italic" officeooo:rsid="007fd79d" officeooo:paragraph-rsid="007fd79d" style:font-style-asian="italic" style:font-style-complex="italic"/>
    </style:style>
    <style:style style:name="P355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356" style:family="paragraph" style:parent-style-name="Standard" style:list-style-name="L19">
      <style:text-properties fo:font-style="italic" officeooo:rsid="00819260" officeooo:paragraph-rsid="00819260" style:font-style-asian="italic" style:font-style-complex="italic"/>
    </style:style>
    <style:style style:name="P357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358" style:family="paragraph" style:parent-style-name="Standard" style:list-style-name="L21">
      <style:text-properties fo:font-style="italic" officeooo:rsid="00819260" officeooo:paragraph-rsid="00941a11" style:font-style-asian="italic" style:font-style-complex="italic"/>
    </style:style>
    <style:style style:name="P359" style:family="paragraph" style:parent-style-name="Standard" style:list-style-name="L22">
      <style:text-properties fo:font-style="italic" officeooo:rsid="00819260" officeooo:paragraph-rsid="008b54df" style:font-style-asian="italic" style:font-style-complex="italic"/>
    </style:style>
    <style:style style:name="P360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361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362" style:family="paragraph" style:parent-style-name="Standard" style:list-style-name="L24">
      <style:text-properties fo:font-style="italic" officeooo:rsid="00819260" officeooo:paragraph-rsid="008bce5a" style:font-style-asian="italic" style:font-style-complex="italic"/>
    </style:style>
    <style:style style:name="P363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364" style:family="paragraph" style:parent-style-name="Standard" style:list-style-name="L26">
      <style:text-properties fo:font-style="italic" officeooo:rsid="00819260" officeooo:paragraph-rsid="00819260" style:font-style-asian="italic" style:font-style-complex="italic"/>
    </style:style>
    <style:style style:name="P365" style:family="paragraph" style:parent-style-name="Standard" style:list-style-name="L27">
      <style:text-properties fo:font-style="italic" officeooo:rsid="008c034a" officeooo:paragraph-rsid="008c034a" style:font-style-asian="italic" style:font-style-complex="italic"/>
    </style:style>
    <style:style style:name="P366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367" style:family="paragraph" style:parent-style-name="Standard" style:list-style-name="L30">
      <style:text-properties fo:font-style="italic" officeooo:paragraph-rsid="00a8ca1b" style:font-style-asian="italic" style:font-style-complex="italic"/>
    </style:style>
    <style:style style:name="P368" style:family="paragraph" style:parent-style-name="Standard" style:list-style-name="L30">
      <style:text-properties fo:font-style="italic" officeooo:rsid="00a1d04f" officeooo:paragraph-rsid="00a8ca1b" style:font-style-asian="italic" style:font-style-complex="italic"/>
    </style:style>
    <style:style style:name="P369" style:family="paragraph" style:parent-style-name="Standard" style:list-style-name="L31">
      <style:text-properties fo:font-style="italic" officeooo:rsid="00a8ca1b" officeooo:paragraph-rsid="00a8ca1b" style:font-style-asian="italic" style:font-style-complex="italic"/>
    </style:style>
    <style:style style:name="P370" style:family="paragraph" style:parent-style-name="Standard">
      <style:text-properties fo:font-style="italic" officeooo:paragraph-rsid="00acfb9d" style:font-style-asian="italic" style:font-style-complex="italic"/>
    </style:style>
    <style:style style:name="P371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372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373" style:family="paragraph" style:parent-style-name="Standard">
      <style:text-properties fo:font-style="italic" officeooo:paragraph-rsid="00b41267" style:font-style-asian="italic" style:font-style-complex="italic"/>
    </style:style>
    <style:style style:name="P374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75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376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377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378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79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80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381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382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83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84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385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386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387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388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89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90" style:family="paragraph" style:parent-style-name="Standard" style:list-style-name="L29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91" style:family="paragraph" style:parent-style-name="Standard" style:list-style-name="L16">
      <style:text-properties style:use-window-font-color="true"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393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394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39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39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39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398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399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400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40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02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403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404" style:family="paragraph" style:parent-style-name="Standard" style:list-style-name="L30">
      <style:text-properties officeooo:paragraph-rsid="00a8ca1b"/>
    </style:style>
    <style:style style:name="P405" style:family="paragraph" style:parent-style-name="Standard">
      <style:text-properties fo:font-size="14pt" fo:font-style="normal" fo:font-weight="bold" officeooo:rsid="00a6f347" officeooo:paragraph-rsid="00a6f347" style:font-size-asian="14pt" style:font-style-asian="normal" style:font-weight-asian="bold" style:font-size-complex="14pt" style:font-style-complex="normal" style:font-weight-complex="bold"/>
    </style:style>
    <style:style style:name="P406" style:family="paragraph" style:parent-style-name="Standard">
      <style:text-properties fo:font-size="14pt" fo:font-style="normal" fo:font-weight="bold" officeooo:rsid="00af3424" officeooo:paragraph-rsid="00af3424" style:font-size-asian="14pt" style:font-style-asian="normal" style:font-weight-asian="bold" style:font-size-complex="14pt" style:font-style-complex="normal" style:font-weight-complex="bold"/>
    </style:style>
    <style:style style:name="P407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408" style:family="paragraph" style:parent-style-name="Standard">
      <style:text-properties officeooo:paragraph-rsid="00acfb9d"/>
    </style:style>
    <style:style style:name="P409" style:family="paragraph" style:parent-style-name="Standard">
      <style:text-properties officeooo:rsid="00ad6801" officeooo:paragraph-rsid="00ad6801"/>
    </style:style>
    <style:style style:name="P410" style:family="paragraph" style:parent-style-name="Standard">
      <style:text-properties officeooo:paragraph-rsid="00a1e031"/>
    </style:style>
    <style:style style:name="P411" style:family="paragraph" style:parent-style-name="Standard">
      <style:text-properties officeooo:rsid="000fecca" officeooo:paragraph-rsid="0010e9b7"/>
    </style:style>
    <style:style style:name="P412" style:family="paragraph" style:parent-style-name="Standard">
      <style:text-properties officeooo:paragraph-rsid="003523e3"/>
    </style:style>
    <style:style style:name="P413" style:family="paragraph" style:parent-style-name="Standard">
      <style:text-properties officeooo:paragraph-rsid="00635f1a"/>
    </style:style>
    <style:style style:name="P414" style:family="paragraph" style:parent-style-name="Standard">
      <style:text-properties officeooo:paragraph-rsid="005f2637"/>
    </style:style>
    <style:style style:name="P415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417" style:family="paragraph" style:parent-style-name="Standard">
      <style:paragraph-properties fo:break-before="page"/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418" style:family="paragraph" style:parent-style-name="Standard">
      <style:paragraph-properties fo:break-before="page"/>
      <style:text-properties officeooo:paragraph-rsid="00af3424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ecca" style:font-style-asian="italic" style:font-style-complex="italic"/>
    </style:style>
    <style:style style:name="T4" style:family="text">
      <style:text-properties fo:font-style="italic" officeooo:rsid="0011b025" style:font-style-asian="italic" style:font-style-complex="italic"/>
    </style:style>
    <style:style style:name="T5" style:family="text">
      <style:text-properties fo:font-style="italic" officeooo:rsid="0013daba" style:font-style-asian="italic" style:font-style-complex="italic"/>
    </style:style>
    <style:style style:name="T6" style:family="text">
      <style:text-properties fo:font-style="italic" officeooo:rsid="0012a0dc" style:font-style-asian="italic" style:font-style-complex="italic"/>
    </style:style>
    <style:style style:name="T7" style:family="text">
      <style:text-properties fo:font-style="italic" officeooo:rsid="00154f37" style:font-style-asian="italic" style:font-style-complex="italic"/>
    </style:style>
    <style:style style:name="T8" style:family="text">
      <style:text-properties fo:font-style="italic" officeooo:rsid="00186c3f" style:font-style-asian="italic" style:font-style-complex="italic"/>
    </style:style>
    <style:style style:name="T9" style:family="text">
      <style:text-properties fo:font-style="italic" officeooo:rsid="001c5680" style:font-style-asian="italic" style:font-style-complex="italic"/>
    </style:style>
    <style:style style:name="T10" style:family="text">
      <style:text-properties fo:font-style="italic" officeooo:rsid="001e2fb9" style:font-style-asian="italic" style:font-style-complex="italic"/>
    </style:style>
    <style:style style:name="T11" style:family="text">
      <style:text-properties fo:font-style="italic" officeooo:rsid="00201bd5" style:font-style-asian="italic" style:font-style-complex="italic"/>
    </style:style>
    <style:style style:name="T12" style:family="text">
      <style:text-properties fo:font-style="italic" officeooo:rsid="004a157b" style:font-style-asian="italic" style:font-style-complex="italic"/>
    </style:style>
    <style:style style:name="T13" style:family="text">
      <style:text-properties fo:font-style="italic" officeooo:rsid="01871851" style:font-style-asian="italic" style:font-style-complex="italic"/>
    </style:style>
    <style:style style:name="T14" style:family="text">
      <style:text-properties fo:font-style="italic" officeooo:rsid="0055a125" style:font-style-asian="italic" style:font-style-complex="italic"/>
    </style:style>
    <style:style style:name="T15" style:family="text">
      <style:text-properties fo:font-style="italic" officeooo:rsid="00572cb0" style:font-style-asian="italic" style:font-style-complex="italic"/>
    </style:style>
    <style:style style:name="T16" style:family="text">
      <style:text-properties fo:font-style="italic" officeooo:rsid="00beb82f" style:font-style-asian="italic" style:font-style-complex="italic"/>
    </style:style>
    <style:style style:name="T17" style:family="text">
      <style:text-properties fo:font-style="italic" officeooo:rsid="005f2637" style:font-style-asian="italic" style:font-style-complex="italic"/>
    </style:style>
    <style:style style:name="T18" style:family="text">
      <style:text-properties fo:font-style="italic" officeooo:rsid="005fb5cb" style:font-style-asian="italic" style:font-style-complex="italic"/>
    </style:style>
    <style:style style:name="T19" style:family="text">
      <style:text-properties fo:font-style="italic" officeooo:rsid="00607814" style:font-style-asian="italic" style:font-style-complex="italic"/>
    </style:style>
    <style:style style:name="T20" style:family="text">
      <style:text-properties fo:font-style="italic" officeooo:rsid="0063f681" style:font-style-asian="italic" style:font-style-complex="italic"/>
    </style:style>
    <style:style style:name="T21" style:family="text">
      <style:text-properties fo:font-style="italic" officeooo:rsid="006579dd" style:font-style-asian="italic" style:font-style-complex="italic"/>
    </style:style>
    <style:style style:name="T22" style:family="text">
      <style:text-properties fo:font-style="italic" officeooo:rsid="00644350" style:font-style-asian="italic" style:font-style-complex="italic"/>
    </style:style>
    <style:style style:name="T23" style:family="text">
      <style:text-properties fo:font-style="italic" officeooo:rsid="0066b31e" style:font-style-asian="italic" style:font-style-complex="italic"/>
    </style:style>
    <style:style style:name="T24" style:family="text">
      <style:text-properties fo:font-style="italic" officeooo:rsid="0069ae1a" style:font-style-asian="italic" style:font-style-complex="italic"/>
    </style:style>
    <style:style style:name="T25" style:family="text">
      <style:text-properties fo:font-style="italic" officeooo:rsid="006f66ec" style:font-style-asian="italic" style:font-style-complex="italic"/>
    </style:style>
    <style:style style:name="T26" style:family="text">
      <style:text-properties fo:font-style="italic" officeooo:rsid="0072cdc4" style:font-style-asian="italic" style:font-style-complex="italic"/>
    </style:style>
    <style:style style:name="T27" style:family="text">
      <style:text-properties fo:font-style="italic" officeooo:rsid="00751d17" style:font-style-asian="italic" style:font-style-complex="italic"/>
    </style:style>
    <style:style style:name="T28" style:family="text">
      <style:text-properties fo:font-style="italic" officeooo:rsid="00793c0d" style:font-style-asian="italic" style:font-style-complex="italic"/>
    </style:style>
    <style:style style:name="T29" style:family="text">
      <style:text-properties fo:font-style="italic" officeooo:rsid="007b2101" style:font-style-asian="italic" style:font-style-complex="italic"/>
    </style:style>
    <style:style style:name="T30" style:family="text">
      <style:text-properties fo:font-style="italic" officeooo:rsid="007d92ff" style:font-style-asian="italic" style:font-style-complex="italic"/>
    </style:style>
    <style:style style:name="T31" style:family="text">
      <style:text-properties fo:font-style="italic" officeooo:rsid="00819260" style:font-style-asian="italic" style:font-style-complex="italic"/>
    </style:style>
    <style:style style:name="T32" style:family="text">
      <style:text-properties fo:font-style="italic" officeooo:rsid="009622c6" style:font-style-asian="italic" style:font-style-complex="italic"/>
    </style:style>
    <style:style style:name="T33" style:family="text">
      <style:text-properties fo:font-style="italic" officeooo:rsid="009d5b59" style:font-style-asian="italic" style:font-style-complex="italic"/>
    </style:style>
    <style:style style:name="T34" style:family="text">
      <style:text-properties fo:font-style="italic" officeooo:rsid="00a1d04f" style:font-style-asian="italic" style:font-style-complex="italic"/>
    </style:style>
    <style:style style:name="T35" style:family="text">
      <style:text-properties fo:font-style="italic" officeooo:rsid="00a8ca1b" style:font-style-asian="italic" style:font-style-complex="italic"/>
    </style:style>
    <style:style style:name="T36" style:family="text">
      <style:text-properties fo:font-style="italic" officeooo:rsid="00acfb9d" style:font-style-asian="italic" style:font-style-complex="italic"/>
    </style:style>
    <style:style style:name="T37" style:family="text">
      <style:text-properties fo:font-style="italic" officeooo:rsid="00b41267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none" style:font-style-asian="italic" style:font-style-complex="italic"/>
    </style:style>
    <style:style style:name="T67" style:family="text">
      <style:text-properties fo:font-style="italic" style:text-underline-style="none" officeooo:rsid="010db770" style:font-style-asian="italic" style:font-style-complex="italic"/>
    </style:style>
    <style:style style:name="T68" style:family="text">
      <style:text-properties fo:font-style="italic" style:text-underline-style="none" officeooo:rsid="010f422a" style:font-style-asian="italic" style:font-style-complex="italic"/>
    </style:style>
    <style:style style:name="T69" style:family="text">
      <style:text-properties fo:font-style="italic" style:text-underline-style="none" officeooo:rsid="004caf23" style:font-style-asian="italic" style:font-style-complex="italic"/>
    </style:style>
    <style:style style:name="T70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71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72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73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77" style:family="text">
      <style:text-properties officeooo:rsid="0010e9b7"/>
    </style:style>
    <style:style style:name="T78" style:family="text">
      <style:text-properties fo:color="#ff0000"/>
    </style:style>
    <style:style style:name="T79" style:family="text">
      <style:text-properties fo:color="#ff0000" fo:font-style="italic" style:font-style-asian="italic" style:font-style-complex="italic"/>
    </style:style>
    <style:style style:name="T80" style:family="text">
      <style:text-properties fo:color="#ff0000" fo:font-style="italic" officeooo:rsid="0011b025" style:font-style-asian="italic" style:font-style-complex="italic"/>
    </style:style>
    <style:style style:name="T81" style:family="text">
      <style:text-properties fo:color="#ff0000" fo:font-style="italic" officeooo:rsid="00186c3f" style:font-style-asian="italic" style:font-style-complex="italic"/>
    </style:style>
    <style:style style:name="T82" style:family="text">
      <style:text-properties fo:color="#ff0000" officeooo:rsid="0013daba"/>
    </style:style>
    <style:style style:name="T83" style:family="text">
      <style:text-properties fo:color="#ff0000" officeooo:rsid="00186c3f"/>
    </style:style>
    <style:style style:name="T84" style:family="text">
      <style:text-properties fo:color="#ff0000" officeooo:rsid="00acfb9d"/>
    </style:style>
    <style:style style:name="T85" style:family="text">
      <style:text-properties fo:color="#0000ff"/>
    </style:style>
    <style:style style:name="T86" style:family="text">
      <style:text-properties fo:color="#0000ff" fo:font-style="italic" style:font-style-asian="italic" style:font-style-complex="italic"/>
    </style:style>
    <style:style style:name="T87" style:family="text">
      <style:text-properties fo:color="#0000ff" fo:font-style="italic" officeooo:rsid="0011b025" style:font-style-asian="italic" style:font-style-complex="italic"/>
    </style:style>
    <style:style style:name="T88" style:family="text">
      <style:text-properties fo:color="#0000ff" fo:font-style="italic" officeooo:rsid="0013daba" style:font-style-asian="italic" style:font-style-complex="italic"/>
    </style:style>
    <style:style style:name="T89" style:family="text">
      <style:text-properties fo:color="#0000ff" fo:font-style="italic" officeooo:rsid="00186c3f" style:font-style-asian="italic" style:font-style-complex="italic"/>
    </style:style>
    <style:style style:name="T90" style:family="text">
      <style:text-properties fo:color="#0000ff" fo:font-style="italic" officeooo:rsid="0012a0dc" style:font-style-asian="italic" style:font-style-complex="italic"/>
    </style:style>
    <style:style style:name="T91" style:family="text">
      <style:text-properties fo:color="#0000ff" fo:font-style="italic" officeooo:rsid="009f187e" style:font-style-asian="italic" style:font-style-complex="italic"/>
    </style:style>
    <style:style style:name="T92" style:family="text">
      <style:text-properties fo:color="#0000ff" officeooo:rsid="0013daba"/>
    </style:style>
    <style:style style:name="T93" style:family="text">
      <style:text-properties fo:color="#0000ff" officeooo:rsid="00186c3f"/>
    </style:style>
    <style:style style:name="T94" style:family="text">
      <style:text-properties fo:color="#0000ff" fo:background-color="transparent" loext:char-shading-value="0"/>
    </style:style>
    <style:style style:name="T95" style:family="text">
      <style:text-properties fo:color="#0000ff" officeooo:rsid="00acfb9d"/>
    </style:style>
    <style:style style:name="T96" style:family="text">
      <style:text-properties fo:color="#008000"/>
    </style:style>
    <style:style style:name="T97" style:family="text">
      <style:text-properties fo:color="#008000" fo:font-style="italic" style:font-style-asian="italic" style:font-style-complex="italic"/>
    </style:style>
    <style:style style:name="T98" style:family="text">
      <style:text-properties fo:color="#008000" fo:font-style="italic" officeooo:rsid="0011b025" style:font-style-asian="italic" style:font-style-complex="italic"/>
    </style:style>
    <style:style style:name="T99" style:family="text">
      <style:text-properties fo:color="#008000" fo:font-style="italic" officeooo:rsid="0013daba" style:font-style-asian="italic" style:font-style-complex="italic"/>
    </style:style>
    <style:style style:name="T100" style:family="text">
      <style:text-properties fo:color="#008000" fo:font-style="italic" officeooo:rsid="009f187e" style:font-style-asian="italic" style:font-style-complex="italic"/>
    </style:style>
    <style:style style:name="T101" style:family="text">
      <style:text-properties fo:color="#008000" officeooo:rsid="0013daba"/>
    </style:style>
    <style:style style:name="T102" style:family="text">
      <style:text-properties fo:color="#008000" officeooo:rsid="00acfb9d"/>
    </style:style>
    <style:style style:name="T103" style:family="text">
      <style:text-properties fo:color="#ff00ff" fo:font-style="italic" style:font-style-asian="italic" style:font-style-complex="italic"/>
    </style:style>
    <style:style style:name="T104" style:family="text">
      <style:text-properties fo:color="#ff00ff" fo:font-style="italic" officeooo:rsid="0011b025" style:font-style-asian="italic" style:font-style-complex="italic"/>
    </style:style>
    <style:style style:name="T105" style:family="text">
      <style:text-properties fo:color="#ff00ff" fo:font-style="italic" officeooo:rsid="0013daba" style:font-style-asian="italic" style:font-style-complex="italic"/>
    </style:style>
    <style:style style:name="T106" style:family="text">
      <style:text-properties fo:color="#ff00ff" fo:font-style="italic" officeooo:rsid="00186c3f" style:font-style-asian="italic" style:font-style-complex="italic"/>
    </style:style>
    <style:style style:name="T107" style:family="text">
      <style:text-properties fo:color="#ff00ff" officeooo:rsid="00186c3f"/>
    </style:style>
    <style:style style:name="T108" style:family="text">
      <style:text-properties fo:color="#ff00ff" officeooo:rsid="00acfb9d"/>
    </style:style>
    <style:style style:name="T109" style:family="text">
      <style:text-properties fo:color="#1e90ff" fo:font-style="italic" style:font-style-asian="italic" style:font-style-complex="italic"/>
    </style:style>
    <style:style style:name="T110" style:family="text">
      <style:text-properties fo:color="#1e90ff" fo:font-style="italic" officeooo:rsid="0013daba" style:font-style-asian="italic" style:font-style-complex="italic"/>
    </style:style>
    <style:style style:name="T111" style:family="text">
      <style:text-properties fo:color="#1e90ff" fo:font-style="italic" officeooo:rsid="00186c3f" style:font-style-asian="italic" style:font-style-complex="italic"/>
    </style:style>
    <style:style style:name="T112" style:family="text">
      <style:text-properties fo:color="#1e90ff" fo:font-style="italic" officeooo:rsid="0011b025" style:font-style-asian="italic" style:font-style-complex="italic"/>
    </style:style>
    <style:style style:name="T113" style:family="text">
      <style:text-properties fo:color="#1e90ff" officeooo:rsid="0013daba"/>
    </style:style>
    <style:style style:name="T114" style:family="text">
      <style:text-properties fo:color="#1e90ff" officeooo:rsid="00186c3f"/>
    </style:style>
    <style:style style:name="T115" style:family="text">
      <style:text-properties officeooo:rsid="0013daba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officeooo:rsid="00134990" style:font-style-asian="normal" style:font-style-complex="normal"/>
    </style:style>
    <style:style style:name="T118" style:family="text">
      <style:text-properties fo:font-style="normal" officeooo:rsid="0013daba" style:font-style-asian="normal" style:font-style-complex="normal"/>
    </style:style>
    <style:style style:name="T119" style:family="text">
      <style:text-properties fo:font-style="normal" officeooo:rsid="00154f37" style:font-style-asian="normal" style:font-style-complex="normal"/>
    </style:style>
    <style:style style:name="T120" style:family="text">
      <style:text-properties fo:font-style="normal" officeooo:rsid="001819bc" style:font-style-asian="normal" style:font-style-complex="normal"/>
    </style:style>
    <style:style style:name="T121" style:family="text">
      <style:text-properties fo:font-style="normal" officeooo:rsid="00186c3f" style:font-style-asian="normal" style:font-style-complex="normal"/>
    </style:style>
    <style:style style:name="T122" style:family="text">
      <style:text-properties fo:font-style="normal" officeooo:rsid="000fecca" style:font-style-asian="normal" style:font-style-complex="normal"/>
    </style:style>
    <style:style style:name="T123" style:family="text">
      <style:text-properties fo:font-style="normal" officeooo:rsid="0018e013" style:font-style-asian="normal" style:font-style-complex="normal"/>
    </style:style>
    <style:style style:name="T124" style:family="text">
      <style:text-properties fo:font-style="normal" officeooo:rsid="001c0ef5" style:font-style-asian="normal" style:font-style-complex="normal"/>
    </style:style>
    <style:style style:name="T125" style:family="text">
      <style:text-properties fo:font-style="normal" officeooo:rsid="0055a125" style:font-style-asian="normal" style:font-style-complex="normal"/>
    </style:style>
    <style:style style:name="T126" style:family="text">
      <style:text-properties fo:font-style="normal" officeooo:rsid="005fb5cb" style:font-style-asian="normal" style:font-style-complex="normal"/>
    </style:style>
    <style:style style:name="T127" style:family="text">
      <style:text-properties fo:font-style="normal" officeooo:rsid="00607814" style:font-style-asian="normal" style:font-style-complex="normal"/>
    </style:style>
    <style:style style:name="T128" style:family="text">
      <style:text-properties fo:font-style="normal" officeooo:rsid="00616041" style:font-style-asian="normal" style:font-style-complex="normal"/>
    </style:style>
    <style:style style:name="T129" style:family="text">
      <style:text-properties fo:font-style="normal" officeooo:rsid="0063f681" style:font-style-asian="normal" style:font-style-complex="normal"/>
    </style:style>
    <style:style style:name="T130" style:family="text">
      <style:text-properties fo:font-style="normal" officeooo:rsid="00644350" style:font-style-asian="normal" style:font-style-complex="normal"/>
    </style:style>
    <style:style style:name="T131" style:family="text">
      <style:text-properties fo:font-style="normal" officeooo:rsid="006579dd" style:font-style-asian="normal" style:font-style-complex="normal"/>
    </style:style>
    <style:style style:name="T132" style:family="text">
      <style:text-properties fo:font-style="normal" officeooo:rsid="0068aca7" style:font-style-asian="normal" style:font-style-complex="normal"/>
    </style:style>
    <style:style style:name="T133" style:family="text">
      <style:text-properties fo:font-style="normal" officeooo:rsid="0069ae1a" style:font-style-asian="normal" style:font-style-complex="normal"/>
    </style:style>
    <style:style style:name="T134" style:family="text">
      <style:text-properties fo:font-style="normal" officeooo:rsid="006b8991" style:font-style-asian="normal" style:font-style-complex="normal"/>
    </style:style>
    <style:style style:name="T135" style:family="text">
      <style:text-properties fo:font-style="normal" officeooo:rsid="0069643a" style:font-style-asian="normal" style:font-style-complex="normal"/>
    </style:style>
    <style:style style:name="T136" style:family="text">
      <style:text-properties fo:font-style="normal" officeooo:rsid="006f66ec" style:font-style-asian="normal" style:font-style-complex="normal"/>
    </style:style>
    <style:style style:name="T137" style:family="text">
      <style:text-properties fo:font-style="normal" officeooo:rsid="006d78d1" style:font-style-asian="normal" style:font-style-complex="normal"/>
    </style:style>
    <style:style style:name="T138" style:family="text">
      <style:text-properties fo:font-style="normal" officeooo:rsid="0071baff" style:font-style-asian="normal" style:font-style-complex="normal"/>
    </style:style>
    <style:style style:name="T139" style:family="text">
      <style:text-properties fo:font-style="normal" officeooo:rsid="00751d17" style:font-style-asian="normal" style:font-style-complex="normal"/>
    </style:style>
    <style:style style:name="T140" style:family="text">
      <style:text-properties fo:font-style="normal" officeooo:rsid="0075c7db" style:font-style-asian="normal" style:font-style-complex="normal"/>
    </style:style>
    <style:style style:name="T141" style:family="text">
      <style:text-properties fo:font-style="normal" officeooo:rsid="0076848f" style:font-style-asian="normal" style:font-style-complex="normal"/>
    </style:style>
    <style:style style:name="T142" style:family="text">
      <style:text-properties fo:font-style="normal" officeooo:rsid="0072cdc4" style:font-style-asian="normal" style:font-style-complex="normal"/>
    </style:style>
    <style:style style:name="T143" style:family="text">
      <style:text-properties fo:font-style="normal" officeooo:rsid="007b2101" style:font-style-asian="normal" style:font-style-complex="normal"/>
    </style:style>
    <style:style style:name="T144" style:family="text">
      <style:text-properties fo:font-style="normal" officeooo:rsid="007d92ff" style:font-style-asian="normal" style:font-style-complex="normal"/>
    </style:style>
    <style:style style:name="T145" style:family="text">
      <style:text-properties fo:font-style="normal" officeooo:rsid="00819260" style:font-style-asian="normal" style:font-style-complex="normal"/>
    </style:style>
    <style:style style:name="T146" style:family="text">
      <style:text-properties fo:font-style="normal" officeooo:rsid="008478a0" style:font-style-asian="normal" style:font-style-complex="normal"/>
    </style:style>
    <style:style style:name="T147" style:family="text">
      <style:text-properties fo:font-style="normal" officeooo:rsid="0085ac68" style:font-style-asian="normal" style:font-style-complex="normal"/>
    </style:style>
    <style:style style:name="T148" style:family="text">
      <style:text-properties fo:font-style="normal" officeooo:rsid="00941a11" style:font-style-asian="normal" style:font-style-complex="normal"/>
    </style:style>
    <style:style style:name="T149" style:family="text">
      <style:text-properties fo:font-style="normal" officeooo:rsid="009d5b59" style:font-style-asian="normal" style:font-style-complex="normal"/>
    </style:style>
    <style:style style:name="T150" style:family="text">
      <style:text-properties fo:font-style="normal" officeooo:rsid="009ec4fc" style:font-style-asian="normal" style:font-style-complex="normal"/>
    </style:style>
    <style:style style:name="T151" style:family="text">
      <style:text-properties fo:font-style="normal" officeooo:rsid="00a6f347" style:font-style-asian="normal" style:font-style-complex="normal"/>
    </style:style>
    <style:style style:name="T152" style:family="text">
      <style:text-properties fo:font-style="normal" officeooo:rsid="00a1e031" style:font-style-asian="normal" style:font-style-complex="normal"/>
    </style:style>
    <style:style style:name="T153" style:family="text">
      <style:text-properties fo:font-style="normal" officeooo:rsid="00acfb9d" style:font-style-asian="normal" style:font-style-complex="normal"/>
    </style:style>
    <style:style style:name="T154" style:family="text">
      <style:text-properties fo:font-style="normal" officeooo:rsid="00af3424" style:font-style-asian="normal" style:font-style-complex="normal"/>
    </style:style>
    <style:style style:name="T155" style:family="text">
      <style:text-properties fo:font-style="normal" officeooo:rsid="00b23d42" style:font-style-asian="normal" style:font-style-complex="normal"/>
    </style:style>
    <style:style style:name="T1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style:font-style-asian="normal" style:font-style-complex="normal"/>
    </style:style>
    <style:style style:name="T195" style:family="text">
      <style:text-properties fo:font-style="normal" style:text-underline-style="none" officeooo:rsid="00bbbf73" style:font-style-asian="normal" style:font-style-complex="normal"/>
    </style:style>
    <style:style style:name="T196" style:family="text">
      <style:text-properties fo:font-style="normal" style:text-underline-style="none" officeooo:rsid="08e9819c" style:font-style-asian="normal" style:font-style-complex="normal"/>
    </style:style>
    <style:style style:name="T197" style:family="text">
      <style:text-properties fo:font-style="normal" style:text-underline-style="none" officeooo:rsid="00be4749" style:font-style-asian="normal" style:font-style-complex="normal"/>
    </style:style>
    <style:style style:name="T198" style:family="text">
      <style:text-properties fo:font-style="normal" style:text-underline-style="none" officeooo:rsid="00d708a6" style:font-style-asian="normal" style:font-style-complex="normal"/>
    </style:style>
    <style:style style:name="T199" style:family="text">
      <style:text-properties fo:font-style="normal" style:text-underline-style="none" officeooo:rsid="00ec1e8c" style:font-style-asian="normal" style:font-style-complex="normal"/>
    </style:style>
    <style:style style:name="T200" style:family="text">
      <style:text-properties fo:font-style="normal" style:text-underline-style="none" officeooo:rsid="00d9c9e4" style:font-style-asian="normal" style:font-style-complex="normal"/>
    </style:style>
    <style:style style:name="T201" style:family="text">
      <style:text-properties fo:font-style="normal" style:text-underline-style="none" officeooo:rsid="08f0811a" style:font-style-asian="normal" style:font-style-complex="normal"/>
    </style:style>
    <style:style style:name="T202" style:family="text">
      <style:text-properties fo:font-style="normal" style:text-underline-style="none" officeooo:rsid="010f422a" style:font-style-asian="normal" style:font-style-complex="normal"/>
    </style:style>
    <style:style style:name="T203" style:family="text">
      <style:text-properties fo:font-style="normal" style:text-underline-style="none" officeooo:rsid="00476ae1" style:font-style-asian="normal" style:font-style-complex="normal"/>
    </style:style>
    <style:style style:name="T204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bold" officeooo:rsid="00751d17" style:font-style-asian="normal" style:font-weight-asian="bold" style:font-style-complex="normal" style:font-weight-complex="bold"/>
    </style:style>
    <style:style style:name="T207" style:family="text">
      <style:text-properties officeooo:rsid="00154f37"/>
    </style:style>
    <style:style style:name="T208" style:family="text">
      <style:text-properties officeooo:rsid="0016b56f"/>
    </style:style>
    <style:style style:name="T209" style:family="text">
      <style:text-properties officeooo:rsid="00186c3f"/>
    </style:style>
    <style:style style:name="T210" style:family="text">
      <style:text-properties fo:color="#228b22" fo:font-style="italic" officeooo:rsid="00186c3f" style:font-style-asian="italic" style:font-style-complex="italic"/>
    </style:style>
    <style:style style:name="T211" style:family="text">
      <style:text-properties fo:color="#8b4513"/>
    </style:style>
    <style:style style:name="T212" style:family="text">
      <style:text-properties fo:color="#8b4513" officeooo:rsid="00186c3f"/>
    </style:style>
    <style:style style:name="T213" style:family="text">
      <style:text-properties officeooo:rsid="00205d85"/>
    </style:style>
    <style:style style:name="T214" style:family="text">
      <style:text-properties officeooo:rsid="001c5680"/>
    </style:style>
    <style:style style:name="T215" style:family="text">
      <style:text-properties officeooo:rsid="001e2fb9"/>
    </style:style>
    <style:style style:name="T21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217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00a75993" style:font-weight-asian="bold" style:font-weight-complex="bold"/>
    </style:style>
    <style:style style:name="T220" style:family="text">
      <style:text-properties fo:font-weight="bold" officeooo:rsid="00beb82f" style:font-weight-asian="bold" style:font-weight-complex="bold"/>
    </style:style>
    <style:style style:name="T221" style:family="text">
      <style:text-properties fo:font-weight="bold" officeooo:rsid="00476ae1" style:font-weight-asian="bold" style:font-weight-complex="bold"/>
    </style:style>
    <style:style style:name="T222" style:family="text">
      <style:text-properties fo:font-weight="bold" officeooo:rsid="013013d9" style:font-weight-asian="bold" style:font-weight-complex="bold"/>
    </style:style>
    <style:style style:name="T223" style:family="text">
      <style:text-properties fo:font-weight="bold" officeooo:rsid="0053faec" style:font-weight-asian="bold" style:font-weight-complex="bold"/>
    </style:style>
    <style:style style:name="T224" style:family="text">
      <style:text-properties fo:font-weight="bold" officeooo:rsid="00bfa17d" style:font-weight-asian="bold" style:font-weight-complex="bold"/>
    </style:style>
    <style:style style:name="T225" style:family="text">
      <style:text-properties fo:font-weight="bold" officeooo:rsid="02a94de9" style:font-weight-asian="bold" style:font-weight-complex="bold"/>
    </style:style>
    <style:style style:name="T226" style:family="text">
      <style:text-properties fo:font-weight="bold" officeooo:rsid="00912fec" style:font-weight-asian="bold" style:font-weight-complex="bold"/>
    </style:style>
    <style:style style:name="T227" style:family="text">
      <style:text-properties fo:font-weight="bold" officeooo:rsid="008eb3ea" style:font-weight-asian="bold" style:font-weight-complex="bold"/>
    </style:style>
    <style:style style:name="T228" style:family="text">
      <style:text-properties fo:font-weight="bold" officeooo:rsid="00939859" style:font-weight-asian="bold" style:font-weight-complex="bold"/>
    </style:style>
    <style:style style:name="T229" style:family="text">
      <style:text-properties fo:font-weight="bold" officeooo:rsid="00a35d76" style:font-weight-asian="bold" style:font-weight-complex="bold"/>
    </style:style>
    <style:style style:name="T230" style:family="text">
      <style:text-properties fo:font-weight="bold" officeooo:rsid="00a6f347" style:font-weight-asian="bold" style:font-weight-complex="bold"/>
    </style:style>
    <style:style style:name="T231" style:family="text">
      <style:text-properties officeooo:rsid="0034ed8b"/>
    </style:style>
    <style:style style:name="T232" style:family="text">
      <style:text-properties fo:font-weight="normal" style:font-weight-asian="normal" style:font-weight-complex="normal"/>
    </style:style>
    <style:style style:name="T233" style:family="text">
      <style:text-properties fo:font-weight="normal" officeooo:rsid="00912fec" style:font-weight-asian="normal" style:font-weight-complex="normal"/>
    </style:style>
    <style:style style:name="T234" style:family="text">
      <style:text-properties fo:font-weight="normal" officeooo:rsid="02b807dc" style:font-weight-asian="normal" style:font-weight-complex="normal"/>
    </style:style>
    <style:style style:name="T235" style:family="text">
      <style:text-properties fo:font-weight="normal" officeooo:rsid="00bbbf73" style:font-weight-asian="normal" style:font-weight-complex="normal"/>
    </style:style>
    <style:style style:name="T236" style:family="text">
      <style:text-properties fo:font-weight="normal" officeooo:rsid="002ba0e7" style:font-weight-asian="normal" style:font-weight-complex="normal"/>
    </style:style>
    <style:style style:name="T237" style:family="text">
      <style:text-properties fo:font-weight="normal" officeooo:rsid="00bfa17d" style:font-weight-asian="normal" style:font-weight-complex="normal"/>
    </style:style>
    <style:style style:name="T238" style:family="text">
      <style:text-properties fo:font-weight="normal" officeooo:rsid="02a94de9" style:font-weight-asian="normal" style:font-weight-complex="normal"/>
    </style:style>
    <style:style style:name="T239" style:family="text">
      <style:text-properties fo:font-weight="normal" officeooo:rsid="004450ff" style:font-weight-asian="normal" style:font-weight-complex="normal"/>
    </style:style>
    <style:style style:name="T240" style:family="text">
      <style:text-properties fo:font-weight="normal" officeooo:rsid="01113d34" style:font-weight-asian="normal" style:font-weight-complex="normal"/>
    </style:style>
    <style:style style:name="T241" style:family="text">
      <style:text-properties fo:font-weight="normal" officeooo:rsid="00476ae1" style:font-weight-asian="normal" style:font-weight-complex="normal"/>
    </style:style>
    <style:style style:name="T242" style:family="text">
      <style:text-properties fo:font-weight="normal" officeooo:rsid="08ad15c9" style:font-weight-asian="normal" style:font-weight-complex="normal"/>
    </style:style>
    <style:style style:name="T243" style:family="text">
      <style:text-properties fo:font-weight="normal" officeooo:rsid="008eb3ea" style:font-weight-asian="normal" style:font-weight-complex="normal"/>
    </style:style>
    <style:style style:name="T244" style:family="text">
      <style:text-properties fo:font-weight="normal" officeooo:rsid="00939859" style:font-weight-asian="normal" style:font-weight-complex="normal"/>
    </style:style>
    <style:style style:name="T245" style:family="text">
      <style:text-properties fo:font-weight="normal" officeooo:rsid="00941a11" style:font-weight-asian="normal" style:font-weight-complex="normal"/>
    </style:style>
    <style:style style:name="T246" style:family="text">
      <style:text-properties style:use-window-font-color="true"/>
    </style:style>
    <style:style style:name="T247" style:family="text">
      <style:text-properties style:use-window-font-color="true" fo:font-weight="bold" style:font-weight-asian="bold" style:font-weight-complex="bold"/>
    </style:style>
    <style:style style:name="T248" style:family="text">
      <style:text-properties style:use-window-font-color="true" fo:font-weight="bold" officeooo:rsid="0044d7a4" style:font-weight-asian="bold" style:font-weight-complex="bold"/>
    </style:style>
    <style:style style:name="T249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250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251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52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253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254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255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25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5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25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259" style:family="text">
      <style:text-properties style:use-window-font-color="true" fo:font-style="italic" officeooo:rsid="009f187e" style:font-style-asian="italic" style:font-style-complex="italic"/>
    </style:style>
    <style:style style:name="T260" style:family="text">
      <style:text-properties style:use-window-font-color="true" officeooo:rsid="0050063f"/>
    </style:style>
    <style:style style:name="T261" style:family="text">
      <style:text-properties style:use-window-font-color="true" officeooo:rsid="0050b57f"/>
    </style:style>
    <style:style style:name="T26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fo:font-weight="normal" officeooo:rsid="00879de3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font-style-asian="normal" style:font-style-complex="normal"/>
    </style:style>
    <style:style style:name="T272" style:family="text">
      <style:text-properties style:use-window-font-color="true" fo:font-style="normal" officeooo:rsid="0050063f" style:font-style-asian="normal" style:font-style-complex="normal"/>
    </style:style>
    <style:style style:name="T273" style:family="text">
      <style:text-properties style:use-window-font-color="true" fo:font-style="normal" officeooo:rsid="00523bf9" style:font-style-asian="normal" style:font-style-complex="normal"/>
    </style:style>
    <style:style style:name="T274" style:family="text">
      <style:text-properties style:use-window-font-color="true" fo:font-style="normal" officeooo:rsid="016f0506" style:font-style-asian="normal" style:font-style-complex="normal"/>
    </style:style>
    <style:style style:name="T275" style:family="text">
      <style:text-properties style:use-window-font-color="true" fo:font-style="normal" officeooo:rsid="0176ee1b" style:font-style-asian="normal" style:font-style-complex="normal"/>
    </style:style>
    <style:style style:name="T276" style:family="text">
      <style:text-properties style:use-window-font-color="true" fo:font-style="normal" officeooo:rsid="017029bc" style:font-style-asian="normal" style:font-style-complex="normal"/>
    </style:style>
    <style:style style:name="T277" style:family="text">
      <style:text-properties style:use-window-font-color="true" fo:font-style="normal" officeooo:rsid="00a1d04f" style:font-style-asian="normal" style:font-style-complex="normal"/>
    </style:style>
    <style:style style:name="T278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279" style:family="text">
      <style:text-properties style:use-window-font-color="true" fo:font-weight="normal" style:font-weight-asian="normal" style:font-weight-complex="normal"/>
    </style:style>
    <style:style style:name="T280" style:family="text">
      <style:text-properties style:use-window-font-color="true" officeooo:rsid="016f0506"/>
    </style:style>
    <style:style style:name="T281" style:family="text">
      <style:text-properties style:use-window-font-color="true" officeooo:rsid="009ff1c7"/>
    </style:style>
    <style:style style:name="T282" style:family="text">
      <style:text-properties style:text-underline-style="none"/>
    </style:style>
    <style:style style:name="T283" style:family="text">
      <style:text-properties style:text-underline-style="none" fo:font-weight="normal" style:font-weight-asian="normal" style:font-weight-complex="normal"/>
    </style:style>
    <style:style style:name="T284" style:family="text">
      <style:text-properties style:text-underline-style="none" fo:font-weight="normal" officeooo:rsid="0043121f" style:font-weight-asian="normal" style:font-weight-complex="normal"/>
    </style:style>
    <style:style style:name="T285" style:family="text">
      <style:text-properties style:text-underline-style="none" fo:font-weight="normal" officeooo:rsid="0044d7a4" style:font-weight-asian="normal" style:font-weight-complex="normal"/>
    </style:style>
    <style:style style:name="T286" style:family="text">
      <style:text-properties style:text-underline-style="none" fo:font-weight="normal" officeooo:rsid="00e7b674" style:font-weight-asian="normal" style:font-weight-complex="normal"/>
    </style:style>
    <style:style style:name="T287" style:family="text">
      <style:text-properties style:text-underline-style="none" fo:font-weight="normal" officeooo:rsid="002eb485" style:font-weight-asian="normal" style:font-weight-complex="normal"/>
    </style:style>
    <style:style style:name="T288" style:family="text">
      <style:text-properties style:text-underline-style="none" fo:font-weight="normal" officeooo:rsid="00d5826a" style:font-weight-asian="normal" style:font-weight-complex="normal"/>
    </style:style>
    <style:style style:name="T289" style:family="text">
      <style:text-properties style:text-underline-style="none" fo:font-weight="normal" officeooo:rsid="00432526" style:font-weight-asian="normal" style:font-weight-complex="normal"/>
    </style:style>
    <style:style style:name="T290" style:family="text">
      <style:text-properties style:text-underline-style="none" fo:font-weight="normal" officeooo:rsid="00476ae1" style:font-weight-asian="normal" style:font-weight-complex="normal"/>
    </style:style>
    <style:style style:name="T291" style:family="text">
      <style:text-properties style:text-underline-style="none" fo:font-weight="normal" officeooo:rsid="013282b3" style:font-weight-asian="normal" style:font-weight-complex="normal"/>
    </style:style>
    <style:style style:name="T292" style:family="text">
      <style:text-properties style:text-underline-style="none" fo:font-weight="normal" officeooo:rsid="004caf23" style:font-weight-asian="normal" style:font-weight-complex="normal"/>
    </style:style>
    <style:style style:name="T293" style:family="text">
      <style:text-properties style:text-underline-style="none" fo:font-weight="normal" officeooo:rsid="00523bf9" style:font-weight-asian="normal" style:font-weight-complex="normal"/>
    </style:style>
    <style:style style:name="T294" style:family="text">
      <style:text-properties style:text-underline-style="none" fo:font-weight="bold" style:font-weight-asian="bold" style:font-weight-complex="bold"/>
    </style:style>
    <style:style style:name="T295" style:family="text">
      <style:text-properties style:text-underline-style="none" fo:font-weight="bold" officeooo:rsid="002eb485" style:font-weight-asian="bold" style:font-weight-complex="bold"/>
    </style:style>
    <style:style style:name="T296" style:family="text">
      <style:text-properties style:text-underline-style="none" fo:font-weight="bold" officeooo:rsid="00f74e17" style:font-weight-asian="bold" style:font-weight-complex="bold"/>
    </style:style>
    <style:style style:name="T297" style:family="text">
      <style:text-properties style:text-underline-style="none" officeooo:rsid="00bbbf73"/>
    </style:style>
    <style:style style:name="T298" style:family="text">
      <style:text-properties style:text-underline-style="none" officeooo:rsid="00d708a6"/>
    </style:style>
    <style:style style:name="T299" style:family="text">
      <style:text-properties style:text-underline-style="none" officeooo:rsid="00f74e17"/>
    </style:style>
    <style:style style:name="T300" style:family="text">
      <style:text-properties style:text-underline-style="none" officeooo:rsid="00378059"/>
    </style:style>
    <style:style style:name="T301" style:family="text">
      <style:text-properties style:text-underline-style="none" officeooo:rsid="0a1c7a91"/>
    </style:style>
    <style:style style:name="T302" style:family="text">
      <style:text-properties style:text-underline-style="none" officeooo:rsid="08ec3514"/>
    </style:style>
    <style:style style:name="T303" style:family="text">
      <style:text-properties officeooo:rsid="00722a19"/>
    </style:style>
    <style:style style:name="T304" style:family="text">
      <style:text-properties officeooo:rsid="00254a2e"/>
    </style:style>
    <style:style style:name="T305" style:family="text">
      <style:text-properties officeooo:rsid="008a06de"/>
    </style:style>
    <style:style style:name="T306" style:family="text">
      <style:text-properties officeooo:rsid="0099273a"/>
    </style:style>
    <style:style style:name="T307" style:family="text">
      <style:text-properties officeooo:rsid="01dac838"/>
    </style:style>
    <style:style style:name="T308" style:family="text">
      <style:text-properties officeooo:rsid="08e38a7d"/>
    </style:style>
    <style:style style:name="T309" style:family="text">
      <style:text-properties officeooo:rsid="00a75993"/>
    </style:style>
    <style:style style:name="T310" style:family="text">
      <style:text-properties officeooo:rsid="002ba0e7"/>
    </style:style>
    <style:style style:name="T311" style:family="text">
      <style:text-properties officeooo:rsid="00beb82f"/>
    </style:style>
    <style:style style:name="T312" style:family="text">
      <style:text-properties officeooo:rsid="00ba4170"/>
    </style:style>
    <style:style style:name="T313" style:family="text">
      <style:text-properties officeooo:rsid="00bbbf73"/>
    </style:style>
    <style:style style:name="T314" style:family="text">
      <style:text-properties officeooo:rsid="00bd3f9d"/>
    </style:style>
    <style:style style:name="T315" style:family="text">
      <style:text-properties officeooo:rsid="002f336e"/>
    </style:style>
    <style:style style:name="T316" style:family="text">
      <style:text-properties officeooo:rsid="0043008e"/>
    </style:style>
    <style:style style:name="T317" style:family="text">
      <style:text-properties officeooo:rsid="004450ff"/>
    </style:style>
    <style:style style:name="T318" style:family="text">
      <style:text-properties officeooo:rsid="00f5260b"/>
    </style:style>
    <style:style style:name="T319" style:family="text">
      <style:text-properties officeooo:rsid="010c486e"/>
    </style:style>
    <style:style style:name="T320" style:family="text">
      <style:text-properties officeooo:rsid="010db770"/>
    </style:style>
    <style:style style:name="T321" style:family="text">
      <style:text-properties officeooo:rsid="004a157b"/>
    </style:style>
    <style:style style:name="T322" style:family="text">
      <style:text-properties officeooo:rsid="013013d9"/>
    </style:style>
    <style:style style:name="T323" style:family="text">
      <style:text-properties officeooo:rsid="0137af9f"/>
    </style:style>
    <style:style style:name="T324" style:family="text">
      <style:text-properties officeooo:rsid="004acb3b"/>
    </style:style>
    <style:style style:name="T325" style:family="text">
      <style:text-properties officeooo:rsid="016860b9"/>
    </style:style>
    <style:style style:name="T326" style:family="text">
      <style:text-properties officeooo:rsid="0050b57f"/>
    </style:style>
    <style:style style:name="T327" style:family="text">
      <style:text-properties officeooo:rsid="0188ed42"/>
    </style:style>
    <style:style style:name="T328" style:family="text">
      <style:text-properties officeooo:rsid="0055a125"/>
    </style:style>
    <style:style style:name="T329" style:family="text">
      <style:text-properties officeooo:rsid="00572cb0"/>
    </style:style>
    <style:style style:name="T330" style:family="text">
      <style:text-properties officeooo:rsid="0176ee1b"/>
    </style:style>
    <style:style style:name="T331" style:family="text">
      <style:text-properties officeooo:rsid="005c5090"/>
    </style:style>
    <style:style style:name="T332" style:family="text">
      <style:text-properties officeooo:rsid="005f2637"/>
    </style:style>
    <style:style style:name="T333" style:family="text">
      <style:text-properties officeooo:rsid="005fb5cb"/>
    </style:style>
    <style:style style:name="T334" style:family="text">
      <style:text-properties officeooo:rsid="00607814"/>
    </style:style>
    <style:style style:name="T335" style:family="text">
      <style:text-properties officeooo:rsid="0063f681"/>
    </style:style>
    <style:style style:name="T336" style:family="text">
      <style:text-properties officeooo:rsid="00644350"/>
    </style:style>
    <style:style style:name="T337" style:family="text">
      <style:text-properties officeooo:rsid="006579dd"/>
    </style:style>
    <style:style style:name="T338" style:family="text">
      <style:text-properties officeooo:rsid="0066b31e"/>
    </style:style>
    <style:style style:name="T339" style:family="text">
      <style:text-properties officeooo:rsid="0066c57e"/>
    </style:style>
    <style:style style:name="T340" style:family="text">
      <style:text-properties officeooo:rsid="00684bfc"/>
    </style:style>
    <style:style style:name="T341" style:family="text">
      <style:text-properties officeooo:rsid="0069643a"/>
    </style:style>
    <style:style style:name="T342" style:family="text">
      <style:text-properties officeooo:rsid="00703df9"/>
    </style:style>
    <style:style style:name="T343" style:family="text">
      <style:text-properties officeooo:rsid="0072cdc4"/>
    </style:style>
    <style:style style:name="T344" style:family="text">
      <style:text-properties officeooo:rsid="00751d17"/>
    </style:style>
    <style:style style:name="T345" style:family="text">
      <style:text-properties officeooo:rsid="0076848f"/>
    </style:style>
    <style:style style:name="T346" style:family="text">
      <style:text-properties officeooo:rsid="0077a442"/>
    </style:style>
    <style:style style:name="T347" style:family="text">
      <style:text-properties officeooo:rsid="00793c0d"/>
    </style:style>
    <style:style style:name="T348" style:family="text">
      <style:text-properties officeooo:rsid="007b2101"/>
    </style:style>
    <style:style style:name="T349" style:family="text">
      <style:text-properties officeooo:rsid="007ca694"/>
    </style:style>
    <style:style style:name="T350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351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352" style:family="text">
      <style:text-properties fo:font-size="14pt" fo:font-style="normal" fo:font-weight="bold" officeooo:rsid="0076848f" style:font-size-asian="14pt" style:font-style-asian="normal" style:font-weight-asian="bold" style:font-size-complex="14pt" style:font-style-complex="normal" style:font-weight-complex="bold"/>
    </style:style>
    <style:style style:name="T353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fo:font-size="14pt" fo:font-style="normal" fo:font-weight="bold" officeooo:rsid="00b74bea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size="14pt" fo:font-style="normal" fo:font-weight="bold" officeooo:rsid="00939859" style:font-size-asian="12.25pt" style:font-style-asian="normal" style:font-weight-asian="bold" style:font-size-complex="14pt" style:font-style-complex="normal" style:font-weight-complex="bold"/>
    </style:style>
    <style:style style:name="T357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358" style:family="text">
      <style:text-properties officeooo:rsid="007d92ff"/>
    </style:style>
    <style:style style:name="T359" style:family="text">
      <style:text-properties officeooo:rsid="007fd79d"/>
    </style:style>
    <style:style style:name="T360" style:family="text">
      <style:text-properties officeooo:rsid="00819260"/>
    </style:style>
    <style:style style:name="T361" style:family="text">
      <style:text-properties officeooo:rsid="0082c116"/>
    </style:style>
    <style:style style:name="T362" style:family="text">
      <style:text-properties officeooo:rsid="008478a0"/>
    </style:style>
    <style:style style:name="T363" style:family="text">
      <style:text-properties officeooo:rsid="00941a11"/>
    </style:style>
    <style:style style:name="T364" style:family="text">
      <style:text-properties officeooo:rsid="009d5b59"/>
    </style:style>
    <style:style style:name="T365" style:family="text">
      <style:text-properties officeooo:rsid="00a1d04f"/>
    </style:style>
    <style:style style:name="T366" style:family="text">
      <style:text-properties fo:color="#ff8c00"/>
    </style:style>
    <style:style style:name="T367" style:family="text">
      <style:text-properties officeooo:rsid="00a1e031"/>
    </style:style>
    <style:style style:name="T368" style:family="text">
      <style:text-properties officeooo:rsid="00a35d76"/>
    </style:style>
    <style:style style:name="T369" style:family="text">
      <style:text-properties officeooo:rsid="00a69dce"/>
    </style:style>
    <style:style style:name="T370" style:family="text">
      <style:text-properties officeooo:rsid="00a6f347"/>
    </style:style>
    <style:style style:name="T371" style:family="text">
      <style:text-properties officeooo:rsid="00a8ca1b"/>
    </style:style>
    <style:style style:name="T372" style:family="text">
      <style:text-properties officeooo:rsid="00acfb9d"/>
    </style:style>
    <style:style style:name="T373" style:family="text">
      <style:text-properties officeooo:rsid="00ad6801"/>
    </style:style>
    <style:style style:name="T374" style:family="text">
      <style:text-properties officeooo:rsid="00af3424"/>
    </style:style>
    <style:style style:name="T375" style:family="text">
      <style:text-properties officeooo:rsid="00b41267"/>
    </style:style>
    <style:style style:name="T376" style:family="text">
      <style:text-properties officeooo:rsid="00b74b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15">совершенное</text:span> автор<text:span text:style-name="T115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411"/>
      <text:p text:style-name="P196"><text:span text:style-name="T1">Помимо </text:span><text:span text:style-name="T77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8"><text:span text:style-name="T1">Дополнение как бы дополняет по смыслу сказуемое. Оно выражено </text:span><text:span text:style-name="T207">одним или несколькими </text:span><text:span text:style-name="T1">существительным</text:span><text:span text:style-name="T207">и</text:span><text:span text:style-name="T1">, перед которым</text:span><text:span text:style-name="T208">и</text:span><text:span text:style-name="T1"> обычно идет предлог или </text:span><text:span text:style-name="T207">инфинитив</text:span><text:span text:style-name="T1">.</text:span></text:p>
      <text:p text:style-name="P1"/>
      <text:p text:style-name="P195"><text:span text:style-name="T1">Обстоятельство описывает место, время, </text:span><text:span text:style-name="T207">или </text:span><text:span text:style-name="T1">способ действия. Оно выражено словом или группой слов, отвечающих на вопросы: </text:span><text:span text:style-name="T7">где?</text:span><text:span text:style-name="T207"> </text:span><text:span text:style-name="T3">когда? </text:span><text:span text:style-name="T8">к</text:span><text:span text:style-name="T3">ак? </text:span><text:span text:style-name="T37">(это тоже дополнение)</text:span></text:p>
      <text:p text:style-name="P9"><text:span text:style-name="T122"/></text:p>
      <text:p text:style-name="P10">Английское предложение иногда удобнее переводить с конца. Для удобства можно добавлять дополнительные уточняющие слова.</text:p>
      <text:p text:style-name="P9"/>
      <text:p text:style-name="P196"><text:span text:style-name="T123">В а</text:span><text:span text:style-name="T117">нглийско</text:span><text:span text:style-name="T123">м</text:span><text:span text:style-name="T117"> предложени</text:span><text:span text:style-name="T123">и важно</text:span><text:span text:style-name="T117"> </text:span><text:span text:style-name="T125">соблюдать</text:span><text:span text:style-name="T117"> </text:span><text:span text:style-name="T123">правильн</text:span><text:span text:style-name="T125">ый</text:span><text:span text:style-name="T123"> </text:span><text:span text:style-name="T117">поряд</text:span><text:span text:style-name="T125">о</text:span><text:span text:style-name="T117">к слов.</text:span></text:p>
      <text:p text:style-name="Standard">Сначала <text:span text:style-name="T328">идет</text:span> <text:span text:style-name="T79">подлежащее</text:span>, затем <text:span text:style-name="T86">сказуемое</text:span>, после <text:span text:style-name="T97">дополнение</text:span> и/или <text:span text:style-name="T103">обстоятельство</text:span>.</text:p>
      <text:p text:style-name="P11"/>
      <text:p text:style-name="P111"><text:span text:style-name="T80">We</text:span><text:span text:style-name="T4"> </text:span><text:span text:style-name="T87">do</text:span><text:span text:style-name="T4"> </text:span><text:span text:style-name="T97">the</text:span><text:span text:style-name="T98"> </text:span><text:span text:style-name="T99">job</text:span><text:span text:style-name="T4"> </text:span><text:span text:style-name="T105">well</text:span><text:span text:style-name="T4"> — </text:span><text:span text:style-name="T6">М</text:span><text:span text:style-name="T4">ы делаем работу </text:span><text:span text:style-name="T5">хорошо</text:span><text:span text:style-name="T4">.</text:span></text:p>
      <text:p text:style-name="P113"/>
      <text:p text:style-name="P197"><text:span text:style-name="T119">С</text:span><text:span text:style-name="T118">казуемое часто разделяется</text:span><text:span text:style-name="T119"> на</text:span><text:span text:style-name="T118"> </text:span><text:span text:style-name="T110">вспомогательный </text:span><text:span text:style-name="T118">и </text:span><text:span text:style-name="T88">смысловой</text:span><text:span text:style-name="T5"> </text:span>глаголы<text:span text:style-name="T118">. </text:span><text:span text:style-name="T124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4"/>
      <text:p text:style-name="P195"><text:span text:style-name="T80">They</text:span><text:span text:style-name="T4"> </text:span><text:span text:style-name="T112">have </text:span><text:span text:style-name="T109">not</text:span><text:span text:style-name="T87"> finish</text:span><text:span text:style-name="T90">ed</text:span><text:span text:style-name="T4"> </text:span><text:span text:style-name="T98">their work</text:span><text:span text:style-name="T4"> </text:span><text:span text:style-name="T104">in time</text:span><text:span text:style-name="T4"> — </text:span><text:span text:style-name="T6">Они не закончили работу вовремя.</text:span></text:p>
      <text:p text:style-name="P114"><text:span text:style-name="T82">I</text:span><text:span text:style-name="T115"> </text:span><text:span text:style-name="T113">will</text:span><text:span text:style-name="T92"> give</text:span><text:span text:style-name="T115"> </text:span><text:span text:style-name="T101">you money</text:span><text:span text:style-name="T115"> — Я дам тебе деньги </text:span><text:span text:style-name="T209">(два дополнения)</text:span><text:span text:style-name="T115">.</text:span></text:p>
      <text:p text:style-name="P15"/>
      <text:p text:style-name="P195"><text:span text:style-name="T119">В вопросительных предложениях порядок слов другой. Сначала идет вспомогательный глагол, затем подлежащее, </text:span><text:span text:style-name="T120">а после — смысловой глагол, дополнение и/</text:span><text:span text:style-name="T121">или</text:span><text:span text:style-name="T120"> обстоятельство.</text:span></text:p>
      <text:p text:style-name="P16">Перед вспомогательным глаголом может также идти вопросительное слово.</text:p>
      <text:p text:style-name="P16"/>
      <text:p text:style-name="P196"><text:span text:style-name="T111">Do</text:span><text:span text:style-name="T8"> </text:span><text:span text:style-name="T81">you</text:span><text:span text:style-name="T8"> </text:span><text:span text:style-name="T89">want</text:span><text:span text:style-name="T210"> </text:span><text:span text:style-name="T2">to live</text:span><text:span text:style-name="T210"> </text:span><text:span text:style-name="T106">in Spain</text:span><text:span text:style-name="T8">? — Ты хочешь жить в Испании?</text:span></text:p>
      <text:p text:style-name="P115"><text:span text:style-name="T212">What</text:span><text:span text:style-name="T209"> </text:span><text:span text:style-name="T114">are</text:span><text:span text:style-name="T209"> </text:span><text:span text:style-name="T83">you</text:span><text:span text:style-name="T209"> </text:span><text:span text:style-name="T93">doing</text:span><text:span text:style-name="T209"> </text:span><text:span text:style-name="T107">here</text:span><text:span text:style-name="T209">? </text:span><text:span text:style-name="T213">—</text:span><text:span text:style-name="T209"> Что ты здесь делаешь?</text:span></text:p>
      <text:p text:style-name="P115"/>
      <text:p text:style-name="P115"/>
      <text:p text:style-name="P407">Английские времена</text:p>
      <text:p text:style-name="P199"/>
      <text:p text:style-name="P200">В английском языке 12 времен. Они разбиты на 4 группы: <text:span text:style-name="T2">Simple, Continuous, Perfect </text:span><text:span text:style-name="T116">и</text:span><text:span text:style-name="T2"> Perfect Continuous</text:span>. Каждая<text:span text:style-name="T360"> </text:span>групп<text:span text:style-name="T360">а</text:span> включает в себя 3 времени: <text:span text:style-name="T2">Present, Past, Future</text:span>.</text:p>
      <text:p text:style-name="P199"/>
      <text:p text:style-name="P193">Present Simple</text:p>
      <text:p text:style-name="P201"/>
      <text:p text:style-name="P202">Используется чтобы сообщить: </text:p>
      <text:list xml:id="list3987420884" text:style-name="L1">
        <text:list-item>
          <text:p text:style-name="P347"><text:span text:style-name="T9">факт</text:span><text:span text:style-name="T12">ы</text:span><text:span text:style-name="T9"> настоящего, </text:span><text:span text:style-name="T12">очевидную </text:span><text:span text:style-name="T11">истин</text:span><text:span text:style-name="T12">у</text:span><text:span text:style-name="T9">;</text:span></text:p>
        </text:list-item>
        <text:list-item>
          <text:p text:style-name="P349"><text:span text:style-name="T214">регулярны</text:span><text:span text:style-name="T321">е</text:span><text:span text:style-name="T214"> события настоящего;</text:span></text:p>
        </text:list-item>
      </text:list>
      <text:p text:style-name="P227"><text:span text:style-name="T216"/></text:p>
      <text:p text:style-name="P227"><text:span text:style-name="T216">I </text:span><text:span text:style-name="T74">live</text:span><text:span text:style-name="T216"> in New York — Я </text:span><text:span text:style-name="T217">живу</text:span><text:span text:style-name="T216"> в Нью Йорке.</text:span></text:p>
      <text:p text:style-name="P203"/>
      <text:p text:style-name="P276"><text:soft-page-break/>В утверждениях, когда подлежащее в третьем лице, единственном числе (he, she, it), </text:p>
      <text:p text:style-name="P217"><text:span text:style-name="T215">к сказуемому добавляется окончание </text:span><text:span text:style-name="T10">-s</text:span><text:span text:style-name="T215"> (</text:span><text:span text:style-name="T10">-es</text:span><text:span text:style-name="T215"> если заканчивается на гласную или шипящий). </text:span></text:p>
      <text:p text:style-name="P277"/>
      <text:p text:style-name="P218"><text:span text:style-name="T216">Peter </text:span><text:span text:style-name="T74">works</text:span><text:span text:style-name="T216"> in New York — Питер </text:span><text:span text:style-name="T217">работает</text:span><text:span text:style-name="T216"> в Нью Йорке;</text:span></text:p>
      <text:p text:style-name="P201"/>
      <text:p text:style-name="P219">Маячки времени (перед сказуемым):</text:p>
      <text:list xml:id="list3006753098" text:style-name="L2">
        <text:list-item>
          <text:p text:style-name="P350">always - <text:span text:style-name="T231">всегда</text:span>;</text:p>
        </text:list-item>
        <text:list-item>
          <text:p text:style-name="P350">usually - <text:span text:style-name="T231">обычно</text:span>;</text:p>
        </text:list-item>
        <text:list-item>
          <text:p text:style-name="P350">often - <text:span text:style-name="T231">часто</text:span>;</text:p>
        </text:list-item>
        <text:list-item>
          <text:p text:style-name="P350">sometimes - <text:span text:style-name="T231">иногда</text:span>;</text:p>
        </text:list-item>
        <text:list-item>
          <text:p text:style-name="P350">never — <text:span text:style-name="T231">никогда;</text:span></text:p>
        </text:list-item>
      </text:list>
      <text:p text:style-name="P116"/>
      <text:p text:style-name="P117">I <text:span text:style-name="T218">always</text:span> wash my hands before eating — Я <text:span text:style-name="T218">всегда</text:span> мою руки перед едой.</text:p>
      <text:p text:style-name="Standard"/>
      <text:p text:style-name="P269"><text:span text:style-name="T329">Отрицание образуется с помощью частицы </text:span><text:span text:style-name="T15">not</text:span><text:span text:style-name="T329">, </text:span>которая идет в паре со вспомогательным глаголом <text:span text:style-name="T2">do</text:span>. <text:span text:style-name="T285">Если подлежащее </text:span><text:span text:style-name="T49">he/she/it</text:span><text:span text:style-name="T285">, то </text:span><text:span text:style-name="T59">do</text:span><text:span text:style-name="T290"> меняется на</text:span><text:span text:style-name="T285"> </text:span><text:span text:style-name="T49">does</text:span><text:span text:style-name="T285">.</text:span></text:p>
      <text:p text:style-name="P220"/>
      <text:p text:style-name="P164">People <text:span text:style-name="T247">do </text:span><text:span text:style-name="T248">not</text:span><text:span text:style-name="T246"> live</text:span> in space — Люди <text:span text:style-name="T218">не</text:span> живут в космосе.</text:p>
      <text:p text:style-name="P164">Water <text:span text:style-name="T247">does </text:span><text:span text:style-name="T248">not</text:span><text:span text:style-name="T246"> boil</text:span> at 50 degrees Celsius — Вода <text:span text:style-name="T218">не</text:span> кипит при 50 грудусах.</text:p>
      <text:p text:style-name="P164"/>
      <text:p text:style-name="P213"><text:span text:style-name="T165">Практически всегда </text:span><text:span text:style-name="T49">do not</text:span><text:span text:style-name="T165"> использу</text:span><text:span text:style-name="T166">е</text:span><text:span text:style-name="T165">тся в сокращении: </text:span></text:p>
      <text:p text:style-name="P60"/>
      <text:p text:style-name="P165">We <text:span text:style-name="T218">don`t</text:span> drink whisky — Мы <text:span text:style-name="T218">не</text:span> пьем виски. </text:p>
      <text:p text:style-name="P163">He <text:span text:style-name="T218">doesn`t</text:span> drink tea — Он <text:span text:style-name="T218">не</text:span> пьет чай.</text:p>
      <text:p text:style-name="P121"/>
      <text:p text:style-name="P268"><text:span text:style-name="T328">В вопросах вспомогательный глагол </text:span><text:span text:style-name="T14">do</text:span><text:span text:style-name="T167"> ставится перед подлежащим:</text:span></text:p>
      <text:p text:style-name="P62"/>
      <text:p text:style-name="P229"><text:span text:style-name="T294">Do</text:span><text:span text:style-name="T283"> you like action movies? </text:span><text:span text:style-name="T284">— </text:span><text:span text:style-name="T283">Тебе нравятся экшен фильмы? </text:span></text:p>
      <text:p text:style-name="P221"><text:span text:style-name="T249">What books </text:span><text:span text:style-name="T252">do</text:span><text:span text:style-name="T253">es</text:span><text:span text:style-name="T249"> </text:span><text:span text:style-name="T250">he</text:span><text:span text:style-name="T249"> read? </text:span><text:span text:style-name="T251">—</text:span><text:span text:style-name="T249"> Какие книги </text:span><text:span text:style-name="T250">он</text:span><text:span text:style-name="T249"> </text:span><text:span text:style-name="T250">читает</text:span><text:span text:style-name="T249">?</text:span></text:p>
      <text:p text:style-name="P62"/>
      <text:p text:style-name="P185">Present Continuous</text:p>
      <text:p text:style-name="P63"/>
      <text:p text:style-name="P222"><text:span text:style-name="T168">Используется, чтобы </text:span><text:span text:style-name="T186">сообщить</text:span><text:span text:style-name="T168"> о </text:span><text:span text:style-name="T178">действии</text:span><text:span text:style-name="T168">, </text:span><text:span text:style-name="T179">которое происходит</text:span><text:span text:style-name="T168"> </text:span><text:span text:style-name="T204">сейчас</text:span><text:span text:style-name="T168"> и еще не законч</text:span><text:span text:style-name="T186">ено</text:span><text:span text:style-name="T168">.</text:span></text:p>
      <text:p text:style-name="P64">Состоит из связки вспомогательного глагола <text:span text:style-name="T2">be</text:span> и смыслового <text:span text:style-name="T324">глагола </text:span>с окончанием <text:span text:style-name="T2">-ing</text:span>:</text:p>
      <text:p text:style-name="P234"/>
      <text:p text:style-name="P234">She <text:span text:style-name="T218">is driving</text:span> to work. <text:span text:style-name="T303">—</text:span> Она <text:span text:style-name="T218">едет</text:span> на работу.</text:p>
      <text:p text:style-name="P235">I <text:span text:style-name="T223">a</text:span><text:span text:style-name="T218">m not listening</text:span> to you. <text:span text:style-name="T305">—</text:span> Я <text:span text:style-name="T218">не слушаю</text:span> тебя.</text:p>
      <text:p text:style-name="P236">Where <text:span text:style-name="T218">is </text:span>he <text:span text:style-name="T218">going</text:span>? <text:span text:style-name="T305">—</text:span> Куда он <text:span text:style-name="T218">идет</text:span>?</text:p>
      <text:p text:style-name="P61"/>
      <text:p text:style-name="P65">Маячки времени <text:span text:style-name="T310">(в разных местах)</text:span>:</text:p>
      <text:list xml:id="list1184607577" text:style-name="L3">
        <text:list-item>
          <text:p text:style-name="P374">look — смотри;</text:p>
        </text:list-item>
        <text:list-item>
          <text:p text:style-name="P374">now — сейчас (<text:span text:style-name="T304">обычно </text:span>в конце);</text:p>
        </text:list-item>
        <text:list-item>
          <text:p text:style-name="P374">at the moment — в этот момент (<text:span text:style-name="T304">обычно </text:span>в конце).</text:p>
        </text:list-item>
      </text:list>
      <text:p text:style-name="P167"/>
      <text:p text:style-name="P166">I am working right <text:span text:style-name="T218">now</text:span>. — Прямо сейчас я работаю.</text:p>
      <text:p text:style-name="P166"><text:span text:style-name="T218">Look</text:span> out of the window! It`s raining. — Посмотри в окно. Идет дождь.</text:p>
      <text:p text:style-name="P86"/>
      <text:p text:style-name="P85"><text:span text:style-name="T306">Глаголы, которые не использ</text:span><text:span text:style-name="T307">уются</text:span><text:span text:style-name="T306"> в </text:span><text:span text:style-name="T32">Continuous</text:span></text:p>
      <text:p text:style-name="P85"/>
      <text:p text:style-name="P80">Как правило это глаголы, описывающие чувства или мысли.</text:p>
      <text:p text:style-name="P264"><text:span text:style-name="T190">Но если они </text:span><text:span text:style-name="T191">идут</text:span><text:span text:style-name="T190"> </text:span><text:span text:style-name="T191">внутри</text:span><text:span text:style-name="T190"> </text:span><text:span text:style-name="T191">какой-</text:span><text:span text:style-name="T192">то</text:span><text:span text:style-name="T191"> </text:span><text:span text:style-name="T190">устойчивой связки, то могут быть и с </text:span><text:span text:style-name="T60">-ing</text:span><text:span text:style-name="T190">.</text:span></text:p>
      <text:p text:style-name="P169"/>
      <text:p text:style-name="P67"><text:soft-page-break/>Глаголы восприятия:</text:p>
      <text:list xml:id="list1212095843" text:style-name="L4">
        <text:list-item>
          <text:p text:style-name="P375">see — видеть;</text:p>
        </text:list-item>
        <text:list-item>
          <text:p text:style-name="P375">hear — слышать;</text:p>
        </text:list-item>
        <text:list-item>
          <text:p text:style-name="P375">feel — чувствовать <text:span text:style-name="T308">себя</text:span>;</text:p>
        </text:list-item>
        <text:list-item>
          <text:p text:style-name="P375">taste — чувствовать вкус (пробовать);</text:p>
        </text:list-item>
        <text:list-item>
          <text:p text:style-name="P375">smell — чувствовать запах (нюхать);</text:p>
        </text:list-item>
      </text:list>
      <text:p text:style-name="P68"/>
      <text:p text:style-name="P67">Глаголы для выражения мнения:</text:p>
      <text:list xml:id="list3564734266" text:style-name="L5">
        <text:list-item>
          <text:p text:style-name="P376">belive — верить;</text:p>
        </text:list-item>
        <text:list-item>
          <text:p text:style-name="P376">doubt — сомневаться;</text:p>
        </text:list-item>
        <text:list-item>
          <text:p text:style-name="P376">think — думать;</text:p>
        </text:list-item>
      </text:list>
      <text:p text:style-name="P66"/>
      <text:p text:style-name="P67">Глаголы, показывающие состояние мыслей:</text:p>
      <text:list xml:id="list830124242" text:style-name="L6">
        <text:list-item>
          <text:p text:style-name="P377">forget — забывать;</text:p>
        </text:list-item>
        <text:list-item>
          <text:p text:style-name="P377">imagine — представлять;</text:p>
        </text:list-item>
        <text:list-item>
          <text:p text:style-name="P377">know — знать;</text:p>
        </text:list-item>
        <text:list-item>
          <text:p text:style-name="P377">understand — понимать;</text:p>
        </text:list-item>
      </text:list>
      <text:p text:style-name="P68"/>
      <text:p text:style-name="P69">Глаголы, указывающие на эмоции и желания:</text:p>
      <text:list xml:id="list1060956469" text:style-name="L7">
        <text:list-item>
          <text:p text:style-name="P378">love — любить;</text:p>
        </text:list-item>
        <text:list-item>
          <text:p text:style-name="P378">like — нравиться;</text:p>
        </text:list-item>
        <text:list-item>
          <text:p text:style-name="P378">hate — ненавидеть;</text:p>
        </text:list-item>
        <text:list-item>
          <text:p text:style-name="P378">hope — надеяться;</text:p>
        </text:list-item>
        <text:list-item>
          <text:p text:style-name="P378">want — хотеть;</text:p>
        </text:list-item>
        <text:list-item>
          <text:p text:style-name="P378">wish — желать;</text:p>
        </text:list-item>
      </text:list>
      <text:p text:style-name="P69"/>
      <text:p text:style-name="P69">Другие глаголы:</text:p>
      <text:list xml:id="list3613313062" text:style-name="L8">
        <text:list-item>
          <text:p text:style-name="P379">look — выглядеть;</text:p>
        </text:list-item>
        <text:list-item>
          <text:p text:style-name="P379">have — иметь;</text:p>
        </text:list-item>
      </text:list>
      <text:p text:style-name="P70"/>
      <text:p text:style-name="P170">I <text:span text:style-name="T218">think</text:span> Amy is a strange girl. - Я <text:span text:style-name="T218">думаю</text:span>, Эмми странная девушка.</text:p>
      <text:p text:style-name="P170">Do you <text:span text:style-name="T218">know</text:span> this man? - Вы <text:span text:style-name="T218">знаете</text:span> этого мужчину?</text:p>
      <text:p text:style-name="P170">You <text:span text:style-name="T218">look</text:span> great! - Ты <text:span text:style-name="T218">выглядишь</text:span> отлично!</text:p>
      <text:p text:style-name="P168"/>
      <text:p text:style-name="P388">Present Perfect</text:p>
      <text:p text:style-name="P81"/>
      <text:p text:style-name="P260"><text:span text:style-name="T169">И</text:span><text:span text:style-name="T181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74"/>
      <text:p text:style-name="P72">Состоит из связки вспомогательного глагола have и смыслового глагола в 3й форме.</text:p>
      <text:p text:style-name="P224"><text:span text:style-name="T197">В </text:span><text:span text:style-name="T194">отрицаниях почти всегда используется сокращенная форма глагола </text:span><text:span text:style-name="T66">haven`t</text:span><text:span text:style-name="T194">.</text:span></text:p>
      <text:p text:style-name="P75"><text:span text:style-name="T311">Сокращени</text:span><text:span text:style-name="T330">е</text:span><text:span text:style-name="T311"> </text:span><text:span text:style-name="T16">`ve not</text:span><text:span text:style-name="T311"> не используется.</text:span></text:p>
      <text:p text:style-name="P73"/>
      <text:p text:style-name="P223"><text:span text:style-name="T55">You </text:span><text:span text:style-name="T71">have</text:span><text:span text:style-name="T55"> </text:span><text:span text:style-name="T71">broken</text:span><text:span text:style-name="T55"> the vase. </text:span><text:span text:style-name="T56">— </text:span><text:span text:style-name="T55">Ты </text:span><text:span text:style-name="T71">разбил</text:span><text:span text:style-name="T55"> вазу (результат, кот. </text:span><text:span text:style-name="T57">важен сейчас</text:span><text:span text:style-name="T55">).</text:span></text:p>
      <text:p text:style-name="P345"><text:span text:style-name="T233">I </text:span><text:span text:style-name="T226">haven</text:span><text:span text:style-name="T220">`</text:span><text:span text:style-name="T226">t</text:span><text:span text:style-name="T233"> </text:span><text:span text:style-name="T226">expected</text:span><text:span text:style-name="T233"> that. </text:span><text:span text:style-name="T235">—</text:span><text:span text:style-name="T233"> Я этого </text:span><text:span text:style-name="T226">не</text:span><text:span text:style-name="T233"> </text:span><text:span text:style-name="T226">ожидал</text:span><text:span text:style-name="T233">.</text:span></text:p>
      <text:p text:style-name="P345"><text:span text:style-name="T224">Ha</text:span><text:span text:style-name="T225">s</text:span><text:span text:style-name="T237"> </text:span><text:span text:style-name="T238">he</text:span><text:span text:style-name="T237"> </text:span><text:span text:style-name="T224">been</text:span><text:span text:style-name="T237"> to Rome? </text:span><text:span text:style-name="T235">—</text:span><text:span text:style-name="T237"> </text:span><text:span text:style-name="T238">Он</text:span><text:span text:style-name="T237"> </text:span><text:span text:style-name="T224">бывал</text:span><text:span text:style-name="T237"> в Риме?</text:span></text:p>
      <text:p text:style-name="P174"/>
      <text:p text:style-name="P302"><text:span text:style-name="T169">Также использу</text:span><text:span text:style-name="T176">ется</text:span><text:span text:style-name="T169">, </text:span><text:span text:style-name="T170">если</text:span><text:span text:style-name="T169"> что-то произошло впервые.</text:span></text:p>
      <text:p text:style-name="P171"><text:span text:style-name="T309">It`s the fitst time I </text:span><text:span text:style-name="T219">have</text:span><text:span text:style-name="T309"> </text:span><text:span text:style-name="T219">driven</text:span><text:span text:style-name="T309"> a car — Это впервые, когда я </text:span><text:span text:style-name="T219">веду</text:span><text:span text:style-name="T309"> машину.</text:span></text:p>
      <text:p text:style-name="P171"/>
      <text:p text:style-name="P76"><text:soft-page-break/>Как образуется 3я форма глагола:</text:p>
      <text:list xml:id="list3717732330" text:style-name="L9">
        <text:list-item>
          <text:p text:style-name="P380">если глагол правильный, то к нему добавляется окончание -ed;</text:p>
        </text:list-item>
        <text:list-item>
          <text:p text:style-name="P381">если глагол неправильный, то <text:span text:style-name="T315">его <text:s/></text:span>нужно<text:span text:style-name="T315"> </text:span>искать в таблице неправильных глаголов;</text:p>
        </text:list-item>
      </text:list>
      <text:p text:style-name="P71"/>
      <text:p text:style-name="P76">Маячки времени:</text:p>
      <text:list xml:id="list1252313372" text:style-name="L10">
        <text:list-item>
          <text:p text:style-name="P385">just — только что;</text:p>
        </text:list-item>
        <text:list-item>
          <text:p text:style-name="P385">already — уже;</text:p>
        </text:list-item>
        <text:list-item>
          <text:p text:style-name="P382">yet — еще не;</text:p>
        </text:list-item>
      </text:list>
      <text:p text:style-name="P172"/>
      <text:p text:style-name="P87">Место <text:span text:style-name="T2">just</text:span>, <text:span text:style-name="T2">already</text:span> — между <text:span text:style-name="T2">have</text:span> и 3й формой глагола. <text:span text:style-name="T232">Слово </text:span><text:span text:style-name="T38">yet</text:span><text:span text:style-name="T232"> стоит </text:span><text:span text:style-name="T234">всегда </text:span><text:span text:style-name="T232">в конце предложения. </text:span><text:span text:style-name="T38">Just</text:span><text:span text:style-name="T232"> и </text:span><text:span text:style-name="T38">already</text:span><text:span text:style-name="T232"> использ</text:span><text:span text:style-name="T236">уются</text:span><text:span text:style-name="T232"> в утверждениях. </text:span><text:span text:style-name="T38">Yet</text:span><text:span text:style-name="T232"> — в вопросах и отрицаниях</text:span><text:span text:style-name="T235">. </text:span></text:p>
      <text:p text:style-name="P172"/>
      <text:p text:style-name="P180">I have <text:span text:style-name="T218">just</text:span> eaten a sandwich. <text:span text:style-name="T312">—</text:span> Я <text:span text:style-name="T218">только что</text:span> съел бутерброд.</text:p>
      <text:p text:style-name="P173">We have n<text:span text:style-name="T311">o</text:span>t finished <text:span text:style-name="T218">yet</text:span>. <text:span text:style-name="T312">—</text:span> Мы <text:span text:style-name="T218">еще не</text:span> закончили.</text:p>
      <text:p text:style-name="P173"/>
      <text:p text:style-name="P204"><text:span text:style-name="T195">Другие </text:span><text:span text:style-name="T196">маячки</text:span><text:span text:style-name="T195">:</text:span></text:p>
      <text:list xml:id="list1018565309" text:style-name="L11">
        <text:list-item>
          <text:p text:style-name="P351"><text:span text:style-name="T297">ever — когда-</text:span><text:span text:style-name="T301">либо, всегда</text:span><text:span text:style-name="T297">;</text:span></text:p>
        </text:list-item>
        <text:list-item>
          <text:p text:style-name="P386">never — никогда;</text:p>
        </text:list-item>
        <text:list-item>
          <text:p text:style-name="P386">recently — в последнее время;</text:p>
        </text:list-item>
        <text:list-item>
          <text:p text:style-name="P386">these days — в последние дни;</text:p>
        </text:list-item>
        <text:list-item>
          <text:p text:style-name="P351"><text:span text:style-name="T297">словосочетани</text:span><text:span text:style-name="T302">я</text:span><text:span text:style-name="T297"> с this (this mornig, this week);</text:span></text:p>
        </text:list-item>
      </text:list>
      <text:p text:style-name="P88"/>
      <text:p text:style-name="P88">Место <text:span text:style-name="T2">ever</text:span>, <text:span text:style-name="T2">never</text:span> — перед 3й формой глагола, <text:span text:style-name="T314">а</text:span> <text:span text:style-name="T2">recently</text:span>, <text:span text:style-name="T2">these days</text:span> и </text:p>
      <text:p text:style-name="P88">словосочетания с <text:span text:style-name="T2">this</text:span> — в конце предложения.</text:p>
      <text:p text:style-name="P88"/>
      <text:p text:style-name="P181">I <text:span text:style-name="T311">ha</text:span>ve <text:span text:style-name="T218">never</text:span> been to New York. <text:span text:style-name="T313">— </text:span>Я <text:span text:style-name="T218">никогда</text:span> не был в Нью Йорке.</text:p>
      <text:p text:style-name="P259"><text:span text:style-name="T53">I </text:span><text:span text:style-name="T50">ha</text:span><text:span text:style-name="T53">ve worked a lot </text:span><text:span text:style-name="T70">these days</text:span><text:span text:style-name="T53">. </text:span><text:span text:style-name="T54">—</text:span><text:span text:style-name="T53"> Я много работал в </text:span><text:span text:style-name="T70">эти дни</text:span><text:span text:style-name="T53">.</text:span></text:p>
      <text:p text:style-name="P336"/>
      <text:p text:style-name="P327">Present Perfect Continuous</text:p>
      <text:p text:style-name="P320"/>
      <text:p text:style-name="P331"><text:span text:style-name="T171">И</text:span><text:span text:style-name="T177">спользуется чтобы сообщить о действии, которое еще не закончено и при этом известна </text:span></text:p>
      <text:p text:style-name="P332"><text:span text:style-name="T177">его продолжительность, </text:span><text:span text:style-name="T179">т. е. «</text:span><text:span text:style-name="T180">я </text:span><text:span text:style-name="T179">делал и продолжаю делать». </text:span></text:p>
      <text:p text:style-name="P321"/>
      <text:p text:style-name="P343"><text:span text:style-name="T173">С</text:span><text:span text:style-name="T164">остоит из связки вспомогательного глагола </text:span><text:span text:style-name="T48">have</text:span><text:span text:style-name="T164">, cлова </text:span><text:span text:style-name="T48">been</text:span><text:span text:style-name="T164"> </text:span><text:span text:style-name="T175">(особая форма глагола </text:span><text:span text:style-name="T51">be</text:span><text:span text:style-name="T175">) </text:span></text:p>
      <text:p text:style-name="P332"><text:span text:style-name="T174">и смыслового глагола с окончанием </text:span><text:span text:style-name="T52">-ing</text:span><text:span text:style-name="T174">. </text:span><text:span text:style-name="T172">Переводится</text:span><text:span text:style-name="T177"> настоящим</text:span><text:span text:style-name="T60">.</text:span></text:p>
      <text:p text:style-name="P118"><text:span text:style-name="T282">I </text:span><text:span text:style-name="T294">have been learning</text:span><text:span text:style-name="T282"> English for 2 years. </text:span><text:span text:style-name="T297">—</text:span><text:span text:style-name="T282"> Я </text:span><text:span text:style-name="T294">учу</text:span><text:span text:style-name="T282"> английский уже 2 года (и еще не закончил).</text:span></text:p>
      <text:p text:style-name="P183"/>
      <text:p text:style-name="P270"><text:span text:style-name="T64">I </text:span><text:span text:style-name="T73">have not been waiting</text:span><text:span text:style-name="T64"> long. </text:span><text:span text:style-name="T62">—</text:span><text:span text:style-name="T64"> Я </text:span><text:span text:style-name="T73">не жду</text:span><text:span text:style-name="T64"> долго </text:span></text:p>
      <text:p text:style-name="P270"><text:span text:style-name="T65">(это не происходит в течении указанного времени)</text:span><text:span text:style-name="T64">.</text:span></text:p>
      <text:p text:style-name="P175"/>
      <text:p text:style-name="P270"><text:span text:style-name="T72">Have</text:span><text:span text:style-name="T61"> you </text:span><text:span text:style-name="T72">been</text:span><text:span text:style-name="T61"> </text:span><text:span text:style-name="T72">waiting</text:span><text:span text:style-name="T61"> long? </text:span><text:span text:style-name="T62">— </text:span><text:span text:style-name="T61">Вы </text:span><text:span text:style-name="T63">долго</text:span><text:span text:style-name="T61"> </text:span><text:span text:style-name="T72">ждете</text:span><text:span text:style-name="T61">? </text:span></text:p>
      <text:p text:style-name="P270"><text:span text:style-name="T65">(как долго происходит действие вплоть до текущего момента)</text:span><text:span text:style-name="T61"> </text:span></text:p>
      <text:p text:style-name="P82"/>
      <text:p text:style-name="P344"><text:span text:style-name="T173">М</text:span><text:span text:style-name="T164">аячки времени:</text:span></text:p>
      <text:list xml:id="list3665022358" text:style-name="L12">
        <text:list-item>
          <text:p text:style-name="P387">for — в течении;</text:p>
        </text:list-item>
        <text:list-item>
          <text:p text:style-name="P387">since — с какого-то времени;</text:p>
        </text:list-item>
        <text:list-item>
          <text:p text:style-name="P415">how long — как долго.</text:p>
        </text:list-item>
      </text:list>
      <text:p text:style-name="P339"/>
      <text:p text:style-name="P341"><text:span text:style-name="T287">We`ve been staying in this hotel </text:span><text:span text:style-name="T295">since</text:span><text:span text:style-name="T287"> Tuesday. </text:span><text:span text:style-name="T288">— </text:span><text:span text:style-name="T287">Мы находимся в этом отеле </text:span><text:span text:style-name="T295">со</text:span><text:span text:style-name="T287"> вторника.</text:span></text:p>
      <text:p text:style-name="P322"/>
      <text:p text:style-name="P225"><text:span text:style-name="T198">Е</text:span><text:span text:style-name="T194">сли используется глагол </text:span><text:span text:style-name="T66">be</text:span><text:span text:style-name="T194"> или глаголы состояния, которые не стоят в Continuous</text:span><text:span text:style-name="T199">,</text:span><text:span text:style-name="T194"> </text:span></text:p>
      <text:p text:style-name="P226"><text:span text:style-name="T200">то </text:span><text:span text:style-name="T201">Present Perfect Continuous</text:span><text:span text:style-name="T200"> будет в </text:span><text:span text:style-name="T201">форме</text:span><text:span text:style-name="T200"> Present Perfect. </text:span></text:p>
      <text:p text:style-name="P119"><text:soft-page-break/><text:span text:style-name="T283">I have known</text:span><text:span text:style-name="T294"> </text:span><text:span text:style-name="T283">(</text:span><text:span text:style-name="T286">а </text:span><text:span text:style-name="T283">не have been knowing)</text:span><text:span text:style-name="T282"> Alice for 3 years. </text:span><text:span text:style-name="T298">—</text:span><text:span text:style-name="T282"> Я </text:span><text:span text:style-name="T283">знаю</text:span><text:span text:style-name="T282"> Алису уже 3 года</text:span></text:p>
      <text:p text:style-name="P184"/>
      <text:p text:style-name="P8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318"><text:span text:style-name="T242">Если у смыслового глагола окончание</text:span><text:span text:style-name="T39"> -ing</text:span><text:span text:style-name="T242">, то </text:span><text:span text:style-name="T39">have</text:span><text:span text:style-name="T242"> применяется только с </text:span><text:span text:style-name="T39">been</text:span><text:span text:style-name="T242">.</text:span></text:p>
      <text:p text:style-name="P184"/>
      <text:p text:style-name="P194"><text:span text:style-name="T282">Past </text:span><text:span text:style-name="T300">Simple</text:span></text:p>
      <text:p text:style-name="P77"/>
      <text:p text:style-name="P78">Используется, чтобы сообщить:</text:p>
      <text:list xml:id="list2921575184" text:style-name="L13">
        <text:list-item>
          <text:p text:style-name="P383">факт<text:span text:style-name="T316">ы</text:span> прошлого, историю, биографию;</text:p>
        </text:list-item>
        <text:list-item>
          <text:p text:style-name="P383">результат, который не важен в настоящем;</text:p>
        </text:list-item>
      </text:list>
      <text:p text:style-name="P176"/>
      <text:p text:style-name="P261"><text:span text:style-name="T193">Глагол</text:span><text:span text:style-name="T182"> </text:span><text:span text:style-name="T189">принимает</text:span><text:span text:style-name="T182"> 2ю форму. </text:span><text:span text:style-name="T193">Она</text:span><text:span text:style-name="T182"> образуется с пом</text:span><text:span text:style-name="T193">ощью</text:span><text:span text:style-name="T182"> окончания -ed для правильных глоголов, </text:span><text:span text:style-name="T189">а н</text:span><text:span text:style-name="T182">еправильные глаголы находится в таблице.</text:span></text:p>
      <text:p text:style-name="P83"/>
      <text:p text:style-name="P120"><text:span text:style-name="T282">Mozart </text:span><text:span text:style-name="T294">lived</text:span><text:span text:style-name="T282"> from 1756 to 1791 — Моцарт </text:span><text:span text:style-name="T294">жил</text:span><text:span text:style-name="T282"> с 1756 по 1791 год. </text:span></text:p>
      <text:p text:style-name="P122"><text:span text:style-name="T296">Did</text:span><text:span text:style-name="T299"> you </text:span><text:span text:style-name="T296">go</text:span><text:span text:style-name="T299"> to Los Angeles last week? - Ты </text:span><text:span text:style-name="T296">ездил</text:span><text:span text:style-name="T299"> в Лос Анжелес на прошлой неделе?</text:span></text:p>
      <text:p text:style-name="P338"><text:span text:style-name="T241">I </text:span><text:span text:style-name="T221">didn`t go</text:span><text:span text:style-name="T241"> to Los Angeles — Я </text:span><text:span text:style-name="T221">не ездил</text:span><text:span text:style-name="T241"> в Лос Анжелес.</text:span></text:p>
      <text:p text:style-name="P177"/>
      <text:p text:style-name="P29"><text:span text:style-name="T289">М</text:span><text:span text:style-name="T283">аячки времени:</text:span></text:p>
      <text:list xml:id="list723522059" text:style-name="L14">
        <text:list-item>
          <text:p text:style-name="P352">ago — <text:span text:style-name="T318">тому назад</text:span>;</text:p>
        </text:list-item>
        <text:list-item>
          <text:p text:style-name="P352">last — <text:span text:style-name="T318">прошлый</text:span>;</text:p>
        </text:list-item>
        <text:list-item>
          <text:p text:style-name="P384">yesterday — вчера;</text:p>
        </text:list-item>
      </text:list>
      <text:p text:style-name="P79"/>
      <text:p text:style-name="P79"><text:span text:style-name="T319">Past Simple часто путают с Present Perfect, потому что на русский они переводятся </text:span><text:span text:style-name="T320">почти</text:span><text:span text:style-name="T319"> одинаково. Главное отличие </text:span><text:span text:style-name="T317">здесь </text:span><text:span text:style-name="T319">в том, что Present Perfect всегда будет сообщать доп</text:span><text:span text:style-name="T320">олнительную</text:span><text:span text:style-name="T319"> информацию, указывающ</text:span><text:span text:style-name="T320">ую </text:span><text:span text:style-name="T319">на настоящее время.</text:span></text:p>
      <text:p text:style-name="P84"/>
      <text:p text:style-name="P262"><text:span text:style-name="T184">Если </text:span><text:span text:style-name="T183">мы знаем</text:span><text:span text:style-name="T184">, когда произошло событие, то Present Perfect использовать нельзя.</text:span></text:p>
      <text:p text:style-name="P178"/>
      <text:p text:style-name="P270"><text:span text:style-name="T67">Tom </text:span><text:span text:style-name="T58">has lost</text:span><text:span text:style-name="T67"> his key </text:span><text:span text:style-name="T58">last weak </text:span><text:span text:style-name="T65">(это неправильно)</text:span></text:p>
      <text:p text:style-name="P270"><text:span text:style-name="T58">Tom lost his key last weak </text:span><text:span text:style-name="T65">(правильно так)</text:span></text:p>
      <text:p text:style-name="P179"/>
      <text:p text:style-name="P263"><text:span text:style-name="T202">Если вопрос содержит слово </text:span><text:span text:style-name="T68">when</text:span><text:span text:style-name="T202">, то он автоматич. привязывает </text:span><text:span text:style-name="T203">предложение</text:span><text:span text:style-name="T202"> к моменту </text:span></text:p>
      <text:p text:style-name="P90"><text:span text:style-name="T239">в прошлом. </text:span><text:span text:style-name="T240">Поэтому Present Perfect в вопросах с </text:span><text:span text:style-name="T40">when</text:span><text:span text:style-name="T240"> не используется.</text:span></text:p>
      <text:p text:style-name="P340"/>
      <text:p text:style-name="P340">Past Continuous</text:p>
      <text:p text:style-name="P323"/>
      <text:p text:style-name="P333"><text:span text:style-name="T185">И</text:span><text:span text:style-name="T186">спользуется, чтобы сообщить о действии, которое происходило в </text:span><text:span text:style-name="T189">точный</text:span><text:span text:style-name="T186"> момент</text:span></text:p>
      <text:p text:style-name="P333"><text:span text:style-name="T186">прошлого, </text:span><text:span text:style-name="T187">и </text:span><text:span text:style-name="T186">не было закончено.</text:span></text:p>
      <text:p text:style-name="P324"/>
      <text:p text:style-name="P334"><text:span text:style-name="T187">В предложении не обязательно должен </text:span><text:span text:style-name="T189">указываться</text:span><text:span text:style-name="T187"> точный момент. Он может только подразумеваться и быть понятен по контексту (</text:span><text:span text:style-name="T189">по</text:span><text:span text:style-name="T187"> </text:span><text:span text:style-name="T188">ситуаци</text:span><text:span text:style-name="T189">и</text:span><text:span text:style-name="T187">).</text:span></text:p>
      <text:p text:style-name="P325"/>
      <text:p text:style-name="P319">Cхема такая же, как и в Present Continuous, только глагол <text:span text:style-name="T2">be</text:span> записывается в прошедшей форме (<text:span text:style-name="T2">was/were</text:span>):</text:p>
      <text:p text:style-name="P319"/>
      <text:p text:style-name="P182">Last Sunday at 5 I <text:span text:style-name="T218">was having</text:span> dinner with my friends — В прошлое воскресенье в 5 </text:p>
      <text:p text:style-name="P182">я <text:span text:style-name="T218">ужинал</text:span> со своими друзьями (привязка к точному моменту в прошлом).</text:p>
      <text:p text:style-name="P182"/>
      <text:p text:style-name="P335"><text:span text:style-name="T322">My parents </text:span><text:span text:style-name="T222">were watching</text:span><text:span text:style-name="T322"> TV when I came home yesterday — Мои родители </text:span><text:span text:style-name="T222">смотрели</text:span><text:span text:style-name="T322"> телевизор, когда я пришел вчера домой (незаконченное действие </text:span><text:span text:style-name="T323">в тот момент</text:span><text:span text:style-name="T322">).</text:span></text:p>
      <text:p text:style-name="P335"/>
      <text:p text:style-name="P342"><text:soft-page-break/><text:span text:style-name="T291">W</text:span><text:span text:style-name="T292">e weren`t reading — Мы не читали (именно тогда). </text:span></text:p>
      <text:p text:style-name="P337">Was I running? — Я бежал?</text:p>
      <text:p text:style-name="P328"/>
      <text:p text:style-name="P247">Future Simple</text:p>
      <text:p text:style-name="P248"/>
      <text:p text:style-name="P265"><text:span text:style-name="T326">Используется чтобы сообщить о будущих </text:span><text:span text:style-name="T331">действиях</text:span><text:span text:style-name="T326">. </text:span><text:span text:style-name="T262">Эта форма говорит о том, что человек сделает что-то в будущем, но решение он принял в момент речи.</text:span></text:p>
      <text:p text:style-name="Standard"/>
      <text:p text:style-name="P267">Состоит из вспомогательного глагола <text:span text:style-name="T2">will</text:span> и смыслового глагола в начальной форме.</text:p>
      <text:p text:style-name="P249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327">о</text:span> <text:span text:style-name="T2">won`t</text:span>.</text:p>
      <text:p text:style-name="P267"/>
      <text:p text:style-name="P241">We <text:span text:style-name="T218">will</text:span> proobably <text:span text:style-name="T218">meet</text:span> soon — Мы, возможно, скоро <text:span text:style-name="T218">встретимся</text:span>.</text:p>
      <text:p text:style-name="P241">I hope everything <text:span text:style-name="T218">will be</text:span> fine — Надеюсь, все <text:span text:style-name="T218">будет </text:span>хорошо.</text:p>
      <text:p text:style-name="P249"><text:span text:style-name="T74">Will</text:span><text:span text:style-name="T2"> you </text:span><text:span text:style-name="T74">be</text:span><text:span text:style-name="T2"> at home toworrow? No, I won`t — </text:span><text:span text:style-name="T13">Ты </text:span><text:span text:style-name="T75">будешь</text:span><text:span text:style-name="T13"> завтра дома? Нет</text:span><text:span text:style-name="T2">.</text:span></text:p>
      <text:p text:style-name="P242"/>
      <text:p text:style-name="P214"><text:span text:style-name="T263">В</text:span><text:span text:style-name="T264"> предложени</text:span><text:span text:style-name="T263">ях</text:span><text:span text:style-name="T264"> </text:span><text:span text:style-name="T263">будут </text:span><text:span text:style-name="T264">часто </text:span><text:span text:style-name="T263">попадаться слова</text:span><text:span text:style-name="T264">, </text:span><text:span text:style-name="T263">выражающие</text:span><text:span text:style-name="T264"> мнение: <text:s/></text:span></text:p>
      <text:p text:style-name="P214"><text:span text:style-name="T257">I think </text:span><text:span text:style-name="T258">(я думаю)</text:span><text:span text:style-name="T257">, I`m sure </text:span><text:span text:style-name="T258">(я уверен), I hope (я надеюсь), </text:span><text:span text:style-name="T257">probably (возможно).</text:span></text:p>
      <text:p text:style-name="P244"/>
      <text:p text:style-name="P215"><text:span text:style-name="T278">Оборот </text:span><text:span text:style-name="T254">be going to</text:span></text:p>
      <text:p text:style-name="P270"/>
      <text:p text:style-name="P216"><text:span text:style-name="T263">Также позволяет </text:span><text:span text:style-name="T268">сообщить</text:span><text:span text:style-name="T263"> о будущем. </text:span><text:span text:style-name="T268">Но п</text:span><text:span text:style-name="T265">одразумевает, что человек говорит не о спонтанном </text:span><text:span text:style-name="T268">решении</text:span><text:span text:style-name="T265">, </text:span><text:span text:style-name="T266">а о заранее </text:span><text:span text:style-name="T267">продуманных</text:span><text:span text:style-name="T266"> действиях. </text:span><text:span text:style-name="T268">Означает</text:span><text:span text:style-name="T265"> «собираюсь сделать».</text:span></text:p>
      <text:p text:style-name="P251"/>
      <text:p text:style-name="P239">I`m going to meet my friends tomorrow — Я собираюсь встретиться с друзьями завтра.</text:p>
      <text:p text:style-name="P271"><text:span text:style-name="T246">I`m going to go</text:span><text:span text:style-name="T280"> out after I finish my work — Я собираюсь погулять после, как закончу работу.</text:span></text:p>
      <text:p text:style-name="P245"/>
      <text:p text:style-name="P13"><text:span text:style-name="T279">Также его используют, когда очевидно, что вот-вот случится какое-то действие. В этом случае </text:span><text:span text:style-name="T256">be goin to </text:span><text:span text:style-name="T279">передает оттенок неизбежности происходящего и применяется по отношению </text:span></text:p>
      <text:p text:style-name="P250">к постороннему человеку или объетку.</text:p>
      <text:p text:style-name="P250"/>
      <text:p text:style-name="P243">Look! He`s going to fall — Смотри! Он сейчас упадет.</text:p>
      <text:p text:style-name="P245">The sky is dark. It`s going to rain — Небо темное. Сейчас пойдет дождь.</text:p>
      <text:p text:style-name="P245"/>
      <text:p text:style-name="P271"><text:span text:style-name="T271">В разговорной </text:span><text:span text:style-name="T275">стиле</text:span><text:span text:style-name="T274"> </text:span><text:span text:style-name="T276">этот </text:span><text:span text:style-name="T274">оборот </text:span><text:span text:style-name="T271">очень часто </text:span><text:span text:style-name="T275">записывается</text:span><text:span text:style-name="T271"> как </text:span><text:span text:style-name="T246">gonna</text:span><text:span text:style-name="T271"> </text:span><text:span text:style-name="T246">[гона].</text:span></text:p>
      <text:p text:style-name="P246"/>
      <text:p text:style-name="P330"><text:span text:style-name="T69">P</text:span><text:span text:style-name="T66">resent</text:span><text:span text:style-name="T282"> в значении будущего</text:span></text:p>
      <text:p text:style-name="P326"/>
      <text:p text:style-name="P329"><text:span text:style-name="T283">В английском языке о будущем можно говорить не только с помощью </text:span><text:span text:style-name="T293">формы </text:span><text:span text:style-name="T283">Future, </text:span></text:p>
      <text:p text:style-name="P329"><text:span text:style-name="T283">но и с помощью </text:span><text:span text:style-name="T293">формы </text:span><text:span text:style-name="T283">Present. </text:span></text:p>
      <text:p text:style-name="P230"/>
      <text:p text:style-name="P266"><text:span text:style-name="T272">Present Simple </text:span><text:span text:style-name="T273">часто </text:span><text:span text:style-name="T272">использ</text:span><text:span text:style-name="T273">уется</text:span><text:span text:style-name="T272">, когда речь идет о рассписании, которое не зависит </text:span></text:p>
      <text:p text:style-name="P12"><text:span text:style-name="T260">от говорящего. Present Continuous — </text:span><text:span text:style-name="T261">когда говорят о личных планах.</text:span></text:p>
      <text:p text:style-name="P230"/>
      <text:p text:style-name="P238">I am flying to London tomorrow — <text:span text:style-name="T325">Завтра я лечу в Лондон (личный план)</text:span></text:p>
      <text:p text:style-name="P240">My airplane flies at 6 o`clock tomorrow — Мой самолет летит завтра в 6 (рассписание)</text:p>
      <text:p text:style-name="P237"/>
      <text:p text:style-name="P255"/>
      <text:p text:style-name="P255">Модальные глаголы</text:p>
      <text:p text:style-name="P255"/>
      <text:p text:style-name="P279"><text:span text:style-name="T332">Это особенные глаголы, которые </text:span><text:span text:style-name="T375">могут</text:span><text:span text:style-name="T332"> </text:span><text:span text:style-name="T375">использоваться</text:span><text:span text:style-name="T332"> и как смысловые, и как вспомогательные, притендуя со </text:span><text:span text:style-name="T375">вспомогательными</text:span><text:span text:style-name="T332"> на одну и ту же позицию в предложении.</text:span></text:p>
      <text:p text:style-name="P413"><text:span text:style-name="T333">Основные модальные глаголы: will, </text:span><text:span text:style-name="T334">shall, </text:span><text:span text:style-name="T333">can, could, might, may, must, should, would.</text:span></text:p>
      <text:p text:style-name="P286"><text:soft-page-break/><text:span text:style-name="T332">Модальные глаголы не меняют свою форму (не </text:span><text:span text:style-name="T339">имеют</text:span><text:span text:style-name="T332"> окончаний -s, -ed). В связи с </text:span><text:span text:style-name="T339">этим</text:span><text:span text:style-name="T332">, </text:span></text:p>
      <text:p text:style-name="P286"><text:span text:style-name="T332">они не могут </text:span><text:span text:style-name="T339">применяться</text:span><text:span text:style-name="T332"> во всех временах и поэтому, дополняют</text:span><text:span text:style-name="T339">ся</text:span><text:span text:style-name="T332"> модальны</text:span><text:span text:style-name="T339">ми</text:span><text:span text:style-name="T332"> конструкци</text:span><text:span text:style-name="T339">ями</text:span><text:span text:style-name="T332">: </text:span><text:span text:style-name="T18">be able to, have to </text:span><text:span text:style-name="T126">и</text:span><text:span text:style-name="T18"> used to</text:span><text:span text:style-name="T333">.</text:span></text:p>
      <text:p text:style-name="P279"/>
      <text:p text:style-name="P280">После модальных глаголов и конструкций почти всегда идет <text:span text:style-name="T375">голый </text:span>инфинитив.</text:p>
      <text:p text:style-name="P278"/>
      <text:p text:style-name="P273">Глаголы <text:span text:style-name="T2">will</text:span> и <text:span text:style-name="T2">shall</text:span></text:p>
      <text:p text:style-name="P280"/>
      <text:p text:style-name="P280"><text:span text:style-name="T2">Will</text:span> иногда используется как модальный глагол. Ситуации с <text:span text:style-name="T2">will</text:span> переводятся будущим, </text:p>
      <text:p text:style-name="P280">а с <text:span text:style-name="T2">won`t</text:span> — настоящим. <text:span text:style-name="T2">Won`t</text:span> означает «отказывается».</text:p>
      <text:p text:style-name="P280"/>
      <text:p text:style-name="P123">What`s wrong? My Car won`t start — Что случилось? Моя машина не заводится.</text:p>
      <text:p text:style-name="P124">(не смотря на мои ожидание, действие не происходит).</text:p>
      <text:p text:style-name="P124"/>
      <text:p text:style-name="P281"><text:span text:style-name="T19">S</text:span><text:span text:style-name="T18">hall</text:span><text:span text:style-name="T126"> не используется в современном английском. Он </text:span><text:span text:style-name="T128">встречается</text:span><text:span text:style-name="T126"> в вопросах вместо </text:span><text:span text:style-name="T18">will, </text:span><text:span text:style-name="T127">когда нужно получить одобрение от собеседника (только когда подлежащее </text:span><text:span text:style-name="T19">I</text:span><text:span text:style-name="T127"> или </text:span><text:span text:style-name="T19">we</text:span><text:span text:style-name="T127">).</text:span></text:p>
      <text:p text:style-name="P17"/>
      <text:p text:style-name="P124">Shall I close the door? - Я закрою дверь? (вы не против, если я закрою дверь?)</text:p>
      <text:p text:style-name="P123"/>
      <text:p text:style-name="P92">Глаголы <text:span text:style-name="T2">can</text:span> и <text:span text:style-name="T2">could</text:span></text:p>
      <text:p text:style-name="P123"/>
      <text:p text:style-name="P19"><text:span text:style-name="T2">Can</text:span> переводится как «могу», «умею». <text:s/>С частицей <text:span text:style-name="T2">not</text:span> он пишется либо слитно, </text:p>
      <text:p text:style-name="P19">либо сокращенно (<text:span text:style-name="T2">cannot <text:s/></text:span>или<text:span text:style-name="T2"> can`t</text:span>).</text:p>
      <text:p text:style-name="P18"/>
      <text:p text:style-name="P125">He can understand my English — Он может понимать мой английский.</text:p>
      <text:p text:style-name="P125">You can`t smoke here — Ты не можешь сдесь курить.</text:p>
      <text:p text:style-name="P125">Can I help you? - Я могу вам помочь?</text:p>
      <text:p text:style-name="P123"/>
      <text:p text:style-name="P279"><text:span text:style-name="T2">Could</text:span> [куд] переводится как «мог» и является прошедшей формой от <text:span text:style-name="T2">can</text:span><text:span text:style-name="T19">.</text:span></text:p>
      <text:p text:style-name="P18">Он часто применяется в качестве официальной формы обращения.</text:p>
      <text:p text:style-name="P18"/>
      <text:p text:style-name="P125">I could read at the age of 4 — Я мог читать в 4 года.</text:p>
      <text:p text:style-name="P18"><text:span text:style-name="T218"/></text:p>
      <text:p text:style-name="P18"><text:span text:style-name="T218">Глаголы </text:span><text:span text:style-name="T74">might</text:span><text:span text:style-name="T218"> и </text:span><text:span text:style-name="T74">may</text:span></text:p>
      <text:p text:style-name="P18"/>
      <text:p text:style-name="P282"><text:span text:style-name="T19">Might</text:span><text:span text:style-name="T127"> [майт] переводится как «может </text:span><text:span text:style-name="T129">ли</text:span><text:span text:style-name="T127">», «мог бы», </text:span><text:span text:style-name="T129">или</text:span><text:span text:style-name="T127"> «должно быть»</text:span><text:span text:style-name="T129">, </text:span><text:span text:style-name="T127">«наверное». </text:span></text:p>
      <text:p text:style-name="P31">Он указывает на вероятность того, что что-то произойдет сейчас или в будущем. </text:p>
      <text:p text:style-name="P282"><text:span text:style-name="T127">Отрицание </text:span><text:span text:style-name="T19">might not</text:span><text:span text:style-name="T127"> сокращается до </text:span><text:span text:style-name="T19">mightn`t</text:span><text:span text:style-name="T127"> [майтэнт].</text:span></text:p>
      <text:p text:style-name="P282"/>
      <text:p text:style-name="P126">Might Tom call in the evening? - <text:span text:style-name="T335">Может ли </text:span>Том позвонить вечером?</text:p>
      <text:p text:style-name="P279"><text:span text:style-name="T2">Look at the sky. It might rain — Посмотри на небо. </text:span><text:span text:style-name="T21">Наверное</text:span><text:span text:style-name="T2"> пойдет дождь.</text:span></text:p>
      <text:p text:style-name="P126"/>
      <text:p text:style-name="P279"><text:span text:style-name="T20">M</text:span><text:span text:style-name="T2">ay</text:span><text:span text:style-name="T116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29">ю</text:span><text:span text:style-name="T116"> возможность».</text:span></text:p>
      <text:p text:style-name="P32"/>
      <text:p text:style-name="P126">May I help you, sir? — <text:span text:style-name="T335">И</text:span>мею ли я возможность вам помочь?</text:p>
      <text:p text:style-name="P32"/>
      <text:p text:style-name="P93">Глагол <text:span text:style-name="T2">must</text:span></text:p>
      <text:p text:style-name="P32"/>
      <text:p text:style-name="P33">Переводится как «должен», «обязан» или «должно быть», «наверное». </text:p>
      <text:p text:style-name="P284"><text:span text:style-name="T130">Он указывает на обязанност</text:span><text:span text:style-name="T132">ь</text:span><text:span text:style-name="T130">, долг, приказ.</text:span></text:p>
      <text:p text:style-name="P32"/>
      <text:p text:style-name="P126"><text:soft-page-break/>I must go — Я должен идти.</text:p>
      <text:p text:style-name="P126">Must we hurry? — Нам нужно торопиться?</text:p>
      <text:p text:style-name="P32"/>
      <text:p text:style-name="P279"><text:span text:style-name="T116">Отрицание </text:span><text:span text:style-name="T2">must not</text:span><text:span text:style-name="T116"> означает «нельзя», «запрещено». Сокращается до </text:span><text:span text:style-name="T2">musn`t</text:span><text:span text:style-name="T116"> [мазнт].</text:span></text:p>
      <text:p text:style-name="P32"/>
      <text:p text:style-name="P127">You musn`t park here — Здесь нельзя парковаться. </text:p>
      <text:p text:style-name="P127">(здесь «you» это формальное подлежащее)</text:p>
      <text:p text:style-name="P32"/>
      <text:p text:style-name="P283"><text:span text:style-name="T116">В отличие от </text:span><text:span text:style-name="T2">might</text:span><text:span text:style-name="T116">, в значениях «должно быть», «наверное», он передает не вероятность, </text:span></text:p>
      <text:p text:style-name="P20">а неуверенное предположение.</text:p>
      <text:p text:style-name="P20"/>
      <text:p text:style-name="P128">She must be very tired — Она, наверное, очень уставшая.</text:p>
      <text:p text:style-name="P128"/>
      <text:p text:style-name="P94">Глагол should</text:p>
      <text:p text:style-name="P20"/>
      <text:p text:style-name="P20"><text:span text:style-name="T2">Should</text:span> [шуд] <text:span text:style-name="T337">переводится как «нужно», «следует сделать». Подходит чтобы дать совет.</text:span></text:p>
      <text:p text:style-name="P285"><text:span text:style-name="T130">Для совета, </text:span><text:span text:style-name="T131">к</text:span><text:span text:style-name="T130"> </text:span><text:span text:style-name="T22">should</text:span><text:span text:style-name="T130"> можно также </text:span><text:span text:style-name="T131">добавить</text:span><text:span text:style-name="T130"> обороты, </text:span><text:span text:style-name="T131">в</text:span><text:span text:style-name="T130">ыра</text:span><text:span text:style-name="T131">жающие</text:span><text:span text:style-name="T130"> мне</text:span><text:span text:style-name="T131">н</text:span><text:span text:style-name="T130">ие, </text:span></text:p>
      <text:p text:style-name="P285"><text:span text:style-name="T130">например: </text:span><text:span text:style-name="T22">I think, I don`t think</text:span><text:span text:style-name="T130">.</text:span></text:p>
      <text:p text:style-name="P25"/>
      <text:p text:style-name="P130">You should be more attentive — Вам следует быть более внимательным.</text:p>
      <text:p text:style-name="P128">I think you should leave — Думаю, вам пора уйти.</text:p>
      <text:p text:style-name="P128"/>
      <text:p text:style-name="P20"><text:span text:style-name="T2">Should</text:span> также выражает: недоумение, удивление, возмущение. В этом случае он передает</text:p>
      <text:p text:style-name="P20">эмоциональную окраску высказыванию. Отрицательная форма говорит о плохой затее.</text:p>
      <text:p text:style-name="P20"/>
      <text:p text:style-name="P129">Why should I go there? — Скакой стати мне туда идти?</text:p>
      <text:p text:style-name="P128"/>
      <text:p text:style-name="P94">Глагол would</text:p>
      <text:p text:style-name="P20"/>
      <text:p text:style-name="P21"><text:span text:style-name="T2">Would</text:span> <text:span text:style-name="T338">[вуд] соответствует частице «бы» </text:span><text:span text:style-name="T340">(</text:span><text:span text:style-name="T338">когда люди представляют ситуацию</text:span><text:span text:style-name="T340">)</text:span><text:span text:style-name="T338"> или </text:span></text:p>
      <text:p text:style-name="P23"><text:span text:style-name="T338">сообщает о привычках прошлого. </text:span><text:span text:style-name="T340">Он ч</text:span><text:span text:style-name="T338">асто сокращается до `d. </text:span></text:p>
      <text:p text:style-name="P23"><text:span text:style-name="T338">По сути</text:span><text:span text:style-name="T340"> </text:span><text:span text:style-name="T338">является прошедшей формой от </text:span><text:span text:style-name="T23">will</text:span><text:span text:style-name="T338">.</text:span></text:p>
      <text:p text:style-name="P21"/>
      <text:p text:style-name="P129">I would like to live in New Your — Я бы хотел жить в Нью Йорке (представил).</text:p>
      <text:p text:style-name="P129">I wouldn`t watch this film with my child — Я бы не смотрела этот фильм с моим ребенком.</text:p>
      <text:p text:style-name="P21"/>
      <text:p text:style-name="P21">Фраза <text:span text:style-name="T2">would you like</text:span> часто используется, когда человеку хотят <text:span text:style-name="T338">что-то </text:span>предложить.</text:p>
      <text:p text:style-name="P21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2"/>
      <text:p text:style-name="P129">Would you like a cup of tea? Yes, I would — Вы бы хотили чашечку чая? Да, хотел бы.</text:p>
      <text:p text:style-name="P129">What would you like? I`d like some cofee — Чтобы вы хотели? Я бы хотел кофе.</text:p>
      <text:p text:style-name="P26"/>
      <text:p text:style-name="P95">Конструкция <text:span text:style-name="T2">be able to</text:span></text:p>
      <text:p text:style-name="P21"/>
      <text:p text:style-name="P23">Дублирует по значению модальные глаголы <text:span text:style-name="T2">can/could</text:span>. <text:span text:style-name="T340">В основном используется в будущем, </text:span></text:p>
      <text:p text:style-name="P34">в значении «смогу»; или в прошлом, в значении «смог», а не «мог».</text:p>
      <text:p text:style-name="P23"/>
      <text:p text:style-name="P131"><text:span text:style-name="T336">If I learn </text:span><text:span text:style-name="T340">Eng</text:span><text:span text:style-name="T336">, I will be able to understand it — Если я буду учить </text:span><text:span text:style-name="T340">англ</text:span><text:span text:style-name="T336">, я смогу понимать его.</text:span></text:p>
      <text:p text:style-name="P131"><text:span text:style-name="T340">He</text:span><text:span text:style-name="T336"> talked quickly, but I was able to understand h</text:span><text:span text:style-name="T340">im </text:span><text:span text:style-name="T336">— <text:s/></text:span><text:span text:style-name="T340">Он</text:span><text:span text:style-name="T336"> говорил быстр</text:span><text:span text:style-name="T340">о</text:span><text:span text:style-name="T336">, но я смог </text:span><text:span text:style-name="T340">его </text:span><text:span text:style-name="T336">понять</text:span></text:p>
      <text:p text:style-name="P21"/>
      <text:p text:style-name="P95"/>
      <text:p text:style-name="P417">Конструкция <text:span text:style-name="T2">have to</text:span></text:p>
      <text:p text:style-name="P21"/>
      <text:p text:style-name="P287"><text:span text:style-name="T130">Дублирует по значению модальный глагол </text:span><text:span text:style-name="T22">must</text:span><text:span text:style-name="T130">. </text:span><text:span text:style-name="T132">Указывает</text:span><text:span text:style-name="T130"> </text:span><text:span text:style-name="T132">на </text:span><text:span text:style-name="T130">обязанност</text:span><text:span text:style-name="T132">ь</text:span><text:span text:style-name="T130">, котор</text:span><text:span text:style-name="T132">ую</text:span><text:span text:style-name="T130"> человек вынежден выполнять не по свое воле.</text:span></text:p>
      <text:p text:style-name="P21"/>
      <text:p text:style-name="P129">I must do it — Я должен это сделать (это мой долг).</text:p>
      <text:p text:style-name="P129">I have to do it — Я должен это сделать (того требуют обстоятельства).</text:p>
      <text:p text:style-name="P21"/>
      <text:p text:style-name="P24">В отрицательных предложениях <text:span text:style-name="T2">must</text:span> <text:span text:style-name="T341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1"/>
      <text:p text:style-name="P129">You mustn`t tell anyone — Ты не должен рассказывать никому.</text:p>
      <text:p text:style-name="P129">You don`t have to tell me everything — Можешь не рассказывать мне всего.</text:p>
      <text:p text:style-name="P129"/>
      <text:p text:style-name="P96">Конструкция <text:span text:style-name="T2">used to</text:span></text:p>
      <text:p text:style-name="P132"/>
      <text:p text:style-name="P288"><text:span text:style-name="T133">Дублирует по значению глагол </text:span><text:span text:style-name="T24">would</text:span><text:span text:style-name="T133">, когда говорят о привычках прошлого. </text:span><text:span text:style-name="T134">В основном используется б</text:span><text:span text:style-name="T135">ританц</text:span><text:span text:style-name="T134">ами. </text:span><text:span text:style-name="T133">Переводится как «раньше» </text:span><text:span text:style-name="T134">либо</text:span><text:span text:style-name="T133"> </text:span><text:span text:style-name="T134">вообще </text:span><text:span text:style-name="T133">выпадает при переводе.</text:span></text:p>
      <text:p text:style-name="P35"/>
      <text:p text:style-name="P140">I used to live in Bristol — Раньше я жил в Бристоле (а сейчас нет).</text:p>
      <text:p text:style-name="P140">I didn`t use to drink tea — Раньше я не пил чай (а теперь пью).</text:p>
      <text:p text:style-name="P140">Did you use to play tennis? — Ты раньше играл в теннис?</text:p>
      <text:p text:style-name="P35"/>
      <text:p text:style-name="P35"/>
      <text:p text:style-name="P4"><text:span text:style-name="T133">П</text:span><text:span text:style-name="T116">овелительное наклонение (</text:span><text:span text:style-name="T2">Imperative</text:span><text:span text:style-name="T116">)</text:span></text:p>
      <text:p text:style-name="P36"/>
      <text:p text:style-name="P291"><text:span text:style-name="T137">Это способ озвучить просьбу, приказ, призыв к действию </text:span><text:span text:style-name="T138">или </text:span><text:span text:style-name="T136">пожелание</text:span><text:span text:style-name="T137">. </text:span><text:span text:style-name="T136">Предложение в повелительном наклонении не имеет подлежащего и начинается с </text:span><text:span text:style-name="T149">начальной формы глагола</text:span><text:span text:style-name="T136">.</text:span></text:p>
      <text:p text:style-name="P133"/>
      <text:p text:style-name="P134">Don`t come here — Не подходи сюда <text:span text:style-name="T342">(просьба).</text:span></text:p>
      <text:p text:style-name="P141">Put your gun down! — Опусти оружие! (приказ).</text:p>
      <text:p text:style-name="P142">Come here — Подойдите сюда (призыв к действию).</text:p>
      <text:p text:style-name="P37"/>
      <text:p text:style-name="P289"><text:span text:style-name="T136">Ч</text:span><text:span text:style-name="T116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141">Have a cake, please — Угощайтесь тортом, пожалуйста.</text:p>
      <text:p text:style-name="P141">Have a nice time — Приятно провести время.</text:p>
      <text:p text:style-name="P141">Have fun — Повеселитесь.</text:p>
      <text:p text:style-name="P37"/>
      <text:p text:style-name="P290"><text:span text:style-name="T136">Если нужно призвать человека или группу людей совершить что-то вместе, то перед глаголом нужно добавить фразу </text:span><text:span text:style-name="T25">let`s</text:span><text:span text:style-name="T136"> (</text:span><text:span text:style-name="T25">let us — давай</text:span><text:span text:style-name="T136">). Это один из способом быть вежливее.</text:span></text:p>
      <text:p text:style-name="P37"/>
      <text:p text:style-name="P141">Let`s not watch this movie — Давай не будем смотреть этот фильм.</text:p>
      <text:p text:style-name="P141">Let`s do it — Давай сделаем это.</text:p>
      <text:p text:style-name="P37"/>
      <text:p text:style-name="P37"/>
      <text:p text:style-name="P5"><text:span text:style-name="T136">П</text:span><text:span text:style-name="T116">ассивный залог (</text:span><text:span text:style-name="T2">Passive Voice</text:span><text:span text:style-name="T116">)</text:span></text:p>
      <text:p text:style-name="P38"/>
      <text:p text:style-name="P294"><text:span text:style-name="T142">В английском языке, как и в русском, есть </text:span><text:span text:style-name="T141">2</text:span><text:span text:style-name="T142"> вида залога: активный и пассивный.</text:span></text:p>
      <text:p text:style-name="P38">Активный залог по другому называется действительным (я сам совершаю действие),</text:p>
      <text:p text:style-name="P38">а пассивный — страдательным (надо мной совершают действие.)</text:p>
      <text:p text:style-name="P38"/>
      <text:p text:style-name="P292"><text:soft-page-break/><text:span text:style-name="T116">Сказуемое в пассивном залоге состоит из </text:span><text:span text:style-name="T139">вспомогательного глагола </text:span><text:span text:style-name="T27">be</text:span><text:span text:style-name="T139"> и смыслового глагола в 3й форме (для группы Simple).</text:span></text:p>
      <text:p text:style-name="P39"/>
      <text:p text:style-name="P292"><text:span text:style-name="T139">The work </text:span><text:span text:style-name="T206">was finished</text:span><text:span text:style-name="T139"> yesterday — Работа </text:span><text:span text:style-name="T206">закончена</text:span><text:span text:style-name="T139"> вчера (пассивный залог).</text:span></text:p>
      <text:p text:style-name="P292"><text:span text:style-name="T139">I </text:span><text:span text:style-name="T206">finished</text:span><text:span text:style-name="T139"> my work yesterday — Я </text:span><text:span text:style-name="T206">закончил</text:span><text:span text:style-name="T139"> работу вчера (активный залог).</text:span></text:p>
      <text:p text:style-name="P39"/>
      <text:p text:style-name="P293"><text:span text:style-name="T139">Если нужно указать автора действия, то это можно сделать с помощью предлога </text:span><text:span text:style-name="T27">by</text:span><text:span text:style-name="T139">:</text:span></text:p>
      <text:p text:style-name="P292"><text:span text:style-name="T27">Ann Karenina was written </text:span><text:span text:style-name="T41">by Leo Tolstoy</text:span><text:span text:style-name="T27"> — Анна Каренина была написана Львом Толстым.</text:span></text:p>
      <text:p text:style-name="P135"/>
      <text:p text:style-name="P27"><text:span text:style-name="T343">Подлежащие </text:span><text:span text:style-name="T26">I</text:span><text:span text:style-name="T343">, в пассивн</text:span><text:span text:style-name="T344">ом</text:span><text:span text:style-name="T343"> залог</text:span><text:span text:style-name="T344">е</text:span><text:span text:style-name="T343"> </text:span><text:span text:style-name="T344">часто </text:span><text:span text:style-name="T343">переводится не как «я», а как «мне/мной/меня».</text:span></text:p>
      <text:p text:style-name="P27"/>
      <text:p text:style-name="P136">I am ignored all the time — Меня игнорируют все время.</text:p>
      <text:p text:style-name="P136">I was born in 1990 — Я родился в 1990 году (Меня родили в 1990 году).</text:p>
      <text:p text:style-name="P37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137">I have been taught an important lesson — Мне преподали важный урок.</text:p>
      <text:p text:style-name="P137">I have taught an important lesson — Я преподал важный урок.</text:p>
      <text:p text:style-name="P37"/>
      <text:p text:style-name="P37">Предложение в Present Perfect Passive можно перепутать с Present Perfect Continuous.</text:p>
      <text:p text:style-name="P290"><text:span text:style-name="T136">Здесь главное </text:span><text:span text:style-name="T140">отличие</text:span><text:span text:style-name="T136"> в том, что в Passive смысловой глагол стоит в 3й форме,</text:span></text:p>
      <text:p text:style-name="P37">а в Continuous — с окончанием ing.</text:p>
      <text:p text:style-name="P37"/>
      <text:p text:style-name="P143">I have been spoken English — Со мной говорили по английски.</text:p>
      <text:p text:style-name="P141">I have been speaking English for 2 years. — Я говорю по английски уже 2 года.</text:p>
      <text:p text:style-name="P133"/>
      <text:p text:style-name="P28">Также можно легко перепутать ситуации, когда be используется с прилагательным и когда</text:p>
      <text:p text:style-name="P290"><text:span text:style-name="T140">в </text:span><text:span text:style-name="T116">пассивн</text:span><text:span text:style-name="T140">о</text:span><text:span text:style-name="T116">м залог</text:span><text:span text:style-name="T140">е</text:span><text:span text:style-name="T116">. Здесь важно отличать прилагательное от глагола.</text:span></text:p>
      <text:p text:style-name="P133"/>
      <text:p text:style-name="P133">I am ignored all the time — Меня игнорируют все время (ignored — глагол в 3й форме).</text:p>
      <text:p text:style-name="P373">I am interested in art — Я интересуюсь искусством (interested — прилагательное).</text:p>
      <text:p text:style-name="Standard"/>
      <text:p text:style-name="Standard"/>
      <text:p text:style-name="P373"><text:span text:style-name="T352">Вопросительные предложения</text:span></text:p>
      <text:p text:style-name="P7"/>
      <text:p text:style-name="Standard">В английском <text:span text:style-name="T345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349">Помимо этого особым образом формируются вопросы с предлогами.</text:span></text:p>
      <text:p text:style-name="Standard"/>
      <text:p text:style-name="P272">Общий вопрос</text:p>
      <text:p text:style-name="Standard"/>
      <text:p text:style-name="Standard"><text:span text:style-name="T345">В</text:span>опрос, предполага<text:span text:style-name="T348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112">Do you play the piano? — Yes, I do.</text:p>
      <text:p text:style-name="P112">Does Rita play football? — No, she doesn`t.</text:p>
      <text:p text:style-name="P112"/>
      <text:p text:style-name="P91"><text:soft-page-break/>Разделительный вопрос</text:p>
      <text:p text:style-name="P91"/>
      <text:p text:style-name="P298"><text:span text:style-name="T157">З</text:span><text:span text:style-name="T158">адается</text:span><text:span text:style-name="T156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03"/>
      <text:p text:style-name="P103">Состоит из 2х частей, разделенных запятой: утверждения и противоположного корешка.</text:p>
      <text:p text:style-name="P103">Корешок можно переводить словами: «правда?» «да?», «не так ли?», «верно?»</text:p>
      <text:p text:style-name="P103"/>
      <text:p text:style-name="P103">В корешке, <text:span text:style-name="T346">п</text:span>осле <text:span text:style-name="T346">вспомогательного </text:span>глагола, стоит местоимение, заменяющее подлежащее:</text:p>
      <text:p text:style-name="P187">You play tennis every day, don`t you? — Ты играешь в теннис, да?</text:p>
      <text:p text:style-name="P103"/>
      <text:p text:style-name="P103">Если в главной части отрицание, то в корешке должно быть утверждение (и наоборот).</text:p>
      <text:p text:style-name="P186">You don`t like tomato juice, do you? — Ты не любишь томатный сок, да?</text:p>
      <text:p text:style-name="P103"/>
      <text:p text:style-name="P103">Если в главной части используется <text:span text:style-name="T2">I am</text:span>, то в корешке нужно говорить <text:span text:style-name="T2">aren`t I:</text:span></text:p>
      <text:p text:style-name="P186">I am a famous artist, aren`t I? — Я знаменитая художница, да?</text:p>
      <text:p text:style-name="Standard"/>
      <text:p text:style-name="P272">Специальный вопрос</text:p>
      <text:p text:style-name="Standard"/>
      <text:p text:style-name="P299"><text:span text:style-name="T348">З</text:span><text:span text:style-name="T347">адается для получения дополнительной информации и поэтому всегда начинается </text:span></text:p>
      <text:p text:style-name="P297">с вопросительного слова или вопросительной связки.</text:p>
      <text:p text:style-name="P295"/>
      <text:p text:style-name="P296">Вопросительные слова:</text:p>
      <text:list xml:id="list3840982702" text:style-name="L15">
        <text:list-item>
          <text:p text:style-name="P353">who [ху] — кто;</text:p>
        </text:list-item>
        <text:list-item>
          <text:p text:style-name="P353">whom [хум] — кого;</text:p>
        </text:list-item>
        <text:list-item>
          <text:p text:style-name="P353">whose [хуз] — чей;</text:p>
        </text:list-item>
        <text:list-item>
          <text:p text:style-name="P353">what — что, какой;</text:p>
        </text:list-item>
        <text:list-item>
          <text:p text:style-name="P353">which — который;</text:p>
        </text:list-item>
        <text:list-item>
          <text:p text:style-name="P353">where [вэа] — где, куда;</text:p>
        </text:list-item>
        <text:list-item>
          <text:p text:style-name="P353">when — когда;</text:p>
        </text:list-item>
        <text:list-item>
          <text:p text:style-name="P353">why [вай] — зачем, почему;</text:p>
        </text:list-item>
        <text:list-item>
          <text:p text:style-name="P353">how [хау] — как;</text:p>
        </text:list-item>
        <text:list-item>
          <text:p text:style-name="P353">how often [хау офэн] — как часто;</text:p>
        </text:list-item>
        <text:list-item>
          <text:p text:style-name="P353">how many — сколько (исчисляемые существительные);</text:p>
        </text:list-item>
        <text:list-item>
          <text:p text:style-name="P353">how much — сколько (неисчесляемые существительные);</text:p>
        </text:list-item>
        <text:list-item>
          <text:p text:style-name="P353">how long [хау лон] — как долго;</text:p>
        </text:list-item>
        <text:list-item>
          <text:p text:style-name="P353">how long ago — как давно;</text:p>
        </text:list-item>
        <text:list-item>
          <text:p text:style-name="P353">how old — сколько лет.</text:p>
        </text:list-item>
      </text:list>
      <text:p text:style-name="Standard"/>
      <text:p text:style-name="P298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347">соотв</text:span>. <text:span text:style-name="T2">Which</text:span> подразумевает выбор из нескольких вариантов.</text:p>
      <text:p text:style-name="Standard"/>
      <text:p text:style-name="P112">What do you like? — Что ты любишь?</text:p>
      <text:p text:style-name="P112">What car have you got? — Какая у тебя машина?</text:p>
      <text:p text:style-name="P112">Which car is yours? — Какая из машин твоя?</text:p>
      <text:p text:style-name="P112"/>
      <text:p text:style-name="P30"><text:span text:style-name="T28">H</text:span><text:span text:style-name="T2">ow</text:span> чаще присутствует в связке с прилагательным или наречием, но может употребляться </text:p>
      <text:p text:style-name="P30">и самостоятельно.</text:p>
      <text:p text:style-name="P30"/>
      <text:p text:style-name="P138">How old are you? — Сколько тебе лет?</text:p>
      <text:p text:style-name="P138">How are you? — Как ты?</text:p>
      <text:p text:style-name="P138"/>
      <text:p text:style-name="P97"><text:soft-page-break/>Вопрос к подлежащему</text:p>
      <text:p text:style-name="P30"/>
      <text:p text:style-name="P30">Задается, когда хотят узнать кто или что совершает действие. Начинается со слова <text:span text:style-name="T2">who</text:span></text:p>
      <text:p text:style-name="P30">или <text:span text:style-name="T2">what</text:span>, которое заменяют собой подлежащее. При этом порядок слов остается таким же,</text:p>
      <text:p text:style-name="P298"><text:span text:style-name="T143">как</text:span><text:span text:style-name="T116"> и в утверждении. Вспомогательный глагол часто отсутсвует в таком вопросе.</text:span></text:p>
      <text:p text:style-name="P30"/>
      <text:p text:style-name="P138">Who is in the Room? — Кто в комнате?</text:p>
      <text:p text:style-name="P138">What was that? — Что это было?</text:p>
      <text:p text:style-name="P30"/>
      <text:p text:style-name="P299"><text:span text:style-name="T143">(здесь </text:span><text:span text:style-name="T29">who</text:span><text:span text:style-name="T143">, </text:span><text:span text:style-name="T29">what</text:span><text:span text:style-name="T143"> условно являются 3м лицом единственного числа)</text:span></text:p>
      <text:p text:style-name="P40"/>
      <text:p text:style-name="P40">Если подлежащее предполагается во множественном числе, то в форму множественного</text:p>
      <text:p text:style-name="P40">числа нужно поставить и глагол.</text:p>
      <text:p text:style-name="P40"/>
      <text:p text:style-name="P144">Who are my best friends? → Mike and Paul are my best friends.</text:p>
      <text:p text:style-name="P139"/>
      <text:p text:style-name="P98">Вопрос с альтернативой</text:p>
      <text:p text:style-name="P98"/>
      <text:p text:style-name="P104"><text:span text:style-name="T348">В</text:span>опрос, <text:span text:style-name="T348">предполагающий </text:span>выбор между двумя альтернативами. Вопросительное слово не</text:p>
      <text:p text:style-name="P104">используется. Порядок слов такой же, как в общем вопросе, но в какой-то части вопроса</text:p>
      <text:p text:style-name="P104">обязательно нужно преложить альтернативу с помощью союза or.</text:p>
      <text:p text:style-name="P104"/>
      <text:p text:style-name="P188">Does <text:span text:style-name="T218">your mother </text:span>or<text:span text:style-name="T218"> your father</text:span> help you? (<text:span text:style-name="T348">альтернатива в </text:span>подлежаще<text:span text:style-name="T348">м</text:span>)</text:p>
      <text:p text:style-name="P188">Has he just <text:span text:style-name="T218">arrived </text:span>or<text:span text:style-name="T218"> left</text:span>? (в смыслово<text:span text:style-name="T348">м</text:span> глагол<text:span text:style-name="T348">е</text:span>)</text:p>
      <text:p text:style-name="P299"><text:span text:style-name="T38">Will you go to Kiev </text:span><text:span text:style-name="T74">by train </text:span><text:span text:style-name="T38">or</text:span><text:span text:style-name="T74"> by plane</text:span><text:span text:style-name="T38">? (</text:span><text:span text:style-name="T42">в </text:span><text:span text:style-name="T38">дополнени</text:span><text:span text:style-name="T42">и</text:span><text:span text:style-name="T38">)</text:span></text:p>
      <text:p text:style-name="P299"><text:span text:style-name="T38">Do you like </text:span><text:span text:style-name="T74">sushi </text:span><text:span text:style-name="T38">or</text:span><text:span text:style-name="T74"> not</text:span><text:span text:style-name="T38">? (</text:span><text:span text:style-name="T42">в </text:span><text:span text:style-name="T38">слов</text:span><text:span text:style-name="T42">е</text:span><text:span text:style-name="T38"> not)</text:span></text:p>
      <text:p text:style-name="P188"/>
      <text:p text:style-name="P99">Вопросы с предлогами</text:p>
      <text:p text:style-name="P99"/>
      <text:p text:style-name="P105">В английском вопросе предлог всегда стоит в самом конце, а в русском — рядом с вопросительным словом.</text:p>
      <text:p text:style-name="P105"/>
      <text:p text:style-name="P189"><text:span text:style-name="T211">Who</text:span> do you meet <text:span text:style-name="T218">with</text:span>? — <text:span text:style-name="T218">С</text:span> <text:span text:style-name="T211">кем</text:span> ты встречаешься?</text:p>
      <text:p text:style-name="P189"><text:span text:style-name="T211">What</text:span> are you looking <text:span text:style-name="T218">at</text:span>? — <text:span text:style-name="T218">На</text:span> <text:span text:style-name="T211">что</text:span> ты смотришь?</text:p>
      <text:p text:style-name="P208"><text:span text:style-name="T269">С</text:span><text:span text:style-name="T270">ловосочетания глаголов с предлогами:</text:span></text:p>
      <text:list xml:id="list3808953829" text:style-name="L16">
        <text:list-item>
          <text:p text:style-name="P391">look at — стмотреть на;</text:p>
        </text:list-item>
        <text:list-item>
          <text:p text:style-name="P391">look for — искать;</text:p>
        </text:list-item>
        <text:list-item>
          <text:p text:style-name="P391">listen to — слушать;</text:p>
        </text:list-item>
        <text:list-item>
          <text:p text:style-name="P391">wait for — ждать;</text:p>
        </text:list-item>
        <text:list-item>
          <text:p text:style-name="P391">stay at — останавливаться (например, в отеле);</text:p>
        </text:list-item>
        <text:list-item>
          <text:p text:style-name="P391">what ... like — на что похож (здесь like — это предлог);</text:p>
        </text:list-item>
      </text:list>
      <text:p text:style-name="P189"/>
      <text:p text:style-name="P189">What does he look like? — Как он выглядит? (На что он похож?)</text:p>
      <text:p text:style-name="P189">What are you looking at? — На что ты смотришь?</text:p>
      <text:p text:style-name="P189"/>
      <text:p text:style-name="P189"/>
      <text:p text:style-name="P256">Отрицательные предложения</text:p>
      <text:p text:style-name="P228"/>
      <text:p text:style-name="P257">Чтобы придать мысли отрицательное значение используется частица <text:span text:style-name="T2">not </text:span><text:span text:style-name="T116">или</text:span> слово <text:span text:style-name="T2">never</text:span> </text:p>
      <text:p text:style-name="P257"><text:span text:style-name="T375">(</text:span>и другие слова отрицательного контекста<text:span text:style-name="T375">)</text:span>.</text:p>
      <text:p text:style-name="P257"/>
      <text:p text:style-name="P258"><text:soft-page-break/><text:span text:style-name="T144">Частица</text:span><text:span text:style-name="T30"> not</text:span><text:span text:style-name="T358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258"/>
      <text:p text:style-name="P231">I not like horror movies (неправильно, остуствует вспомогательный/<text:span text:style-name="T358">модальный </text:span>глагол)</text:p>
      <text:p text:style-name="P257"/>
      <text:p text:style-name="P257">Но если отрицатульную мысль сообщить в дополнении, то <text:span text:style-name="T2">not</text:span> будет стоять самостоятельно.</text:p>
      <text:p text:style-name="P232">It`s quite impolite not to call me back — Очень не вежливо не перезванивать мне.</text:p>
      <text:p text:style-name="P300"/>
      <text:p text:style-name="P300"/>
      <text:p text:style-name="P6">Самые важные глаголы</text:p>
      <text:p text:style-name="Standard"/>
      <text:p text:style-name="P301"><text:span text:style-name="T358">Это глаголы: </text:span><text:span text:style-name="T30">be</text:span><text:span text:style-name="T358">, </text:span><text:span text:style-name="T30">do</text:span><text:span text:style-name="T358">, </text:span><text:span text:style-name="T30">have</text:span><text:span text:style-name="T358"> и </text:span><text:span text:style-name="T30">get</text:span><text:span text:style-name="T358">. Они могут быть как смысловыми, так и вспомогательными. (кроме </text:span><text:span text:style-name="T30">get</text:span><text:span text:style-name="T358">). А также входить в устойчивые обороты, меняя свое основное значение.</text:span></text:p>
      <text:p text:style-name="P301"/>
      <text:p text:style-name="P274">Глагол <text:span text:style-name="T2">be</text:span></text:p>
      <text:p text:style-name="Standard"/>
      <text:p text:style-name="P207"><text:span text:style-name="T147">Переводится как</text:span><text:span text:style-name="T359"> «быть». </text:span><text:span text:style-name="T360">Он </text:span><text:span text:style-name="T359">меняется в зависимости от подлежащего.</text:span></text:p>
      <text:p text:style-name="P205"/>
      <text:p text:style-name="P206"><text:span text:style-name="T360">В </text:span><text:span text:style-name="T31">Present</text:span><text:span text:style-name="T360"> </text:span><text:span text:style-name="T362">этот глагол</text:span><text:span text:style-name="T361"> </text:span><text:span text:style-name="T360">принимает следующие формы:</text:span></text:p>
      <text:list xml:id="list2135540535" text:style-name="L17">
        <text:list-item>
          <text:p text:style-name="P354">am — если подлежащее в первом лице (I);</text:p>
        </text:list-item>
        <text:list-item>
          <text:p text:style-name="P354">is — если подлежащее в третьем лице, единственном числе (he/she/it);</text:p>
        </text:list-item>
        <text:list-item>
          <text:p text:style-name="P354">are — если подлежащее во множественном числе (you/we/they).</text:p>
        </text:list-item>
      </text:list>
      <text:p text:style-name="P145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314">После <text:span text:style-name="T2">be</text:span> обычно указывается характеристика (какой) или место (где).</text:p>
      <text:p text:style-name="P41"/>
      <text:p text:style-name="P145">This dress is blue — Это платье синие.</text:p>
      <text:p text:style-name="P145">I am in my office now — Я у себя в офисе сейчас.</text:p>
      <text:p text:style-name="P41"/>
      <text:p text:style-name="P42">Связка <text:span text:style-name="T2">be</text:span> + прилагательное часто переводится глаголом:</text:p>
      <text:p text:style-name="P42"><text:span text:style-name="T2">I </text:span><text:span text:style-name="T74">am interested</text:span><text:span text:style-name="T2"> in art — Я </text:span><text:span text:style-name="T74">интересуюсь </text:span><text:span text:style-name="T2">искусством.</text:span></text:p>
      <text:p text:style-name="P42"/>
      <text:p text:style-name="P303"><text:span text:style-name="T145">В вопрос</text:span><text:span text:style-name="T146">ах</text:span><text:span text:style-name="T145"> глагол </text:span><text:span text:style-name="T31">be</text:span><text:span text:style-name="T145"> меняется местами с подлежащим, а в отрица</text:span><text:span text:style-name="T146">ниях</text:span><text:span text:style-name="T145">, используется </text:span></text:p>
      <text:p text:style-name="P303"><text:span text:style-name="T145">с частицей </text:span><text:span text:style-name="T31">not</text:span><text:span text:style-name="T145">: В корешке ответа, вместо </text:span><text:span text:style-name="T31">do/does,</text:span><text:span text:style-name="T145"> используется </text:span><text:span text:style-name="T31">am/is/are</text:span><text:span text:style-name="T145">:</text:span></text:p>
      <text:p text:style-name="P42"/>
      <text:p text:style-name="P146">Is John married? No, he isn`t. — Джон женат? Нет.</text:p>
      <text:p text:style-name="P146"/>
      <text:p text:style-name="P43">Очень часто <text:span text:style-name="T2">am/is/are</text:span> сокращают:</text:p>
      <text:list xml:id="list3471871223" text:style-name="L18">
        <text:list-item>
          <text:p text:style-name="P355">I am → I`m;</text:p>
        </text:list-item>
        <text:list-item>
          <text:p text:style-name="P355">he is → he`s;</text:p>
        </text:list-item>
        <text:list-item>
          <text:p text:style-name="P355">you are → you`re;</text:p>
        </text:list-item>
        <text:list-item>
          <text:p text:style-name="P355">John is → John`s;</text:p>
        </text:list-item>
        <text:list-item>
          <text:p text:style-name="P355">they are → they`re.</text:p>
        </text:list-item>
      </text:list>
      <text:p text:style-name="P146"/>
      <text:p text:style-name="P42">Сокращать можно как по вспом. глаголу, так и по частице <text:span text:style-name="T2">not</text:span>: <text:span text:style-name="T2">he is not</text:span> → <text:span text:style-name="T2">he`s not / he isn`t.</text:span></text:p>
      <text:p text:style-name="P4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146"/>
      <text:p text:style-name="P206"><text:span text:style-name="T145">В </text:span><text:span text:style-name="T31">Past</text:span><text:span text:style-name="T145"> </text:span><text:span text:style-name="T146">он </text:span><text:span text:style-name="T145">принимает слудеющие формы:</text:span></text:p>
      <text:list xml:id="list281197732" text:style-name="L19">
        <text:list-item>
          <text:p text:style-name="P356">was — если подлежащее в единственном числе (I/he/she/it);</text:p>
        </text:list-item>
        <text:list-item>
          <text:p text:style-name="P356">were — если подлежащее во множественном числе (you/we/they).</text:p>
        </text:list-item>
      </text:list>
      <text:p text:style-name="P146"/>
      <text:p text:style-name="P42"><text:soft-page-break/>В <text:span text:style-name="T2">Future</text:span> принимает только одну форму — <text:span text:style-name="T2">will be:</text:span></text:p>
      <text:p text:style-name="P146"/>
      <text:p text:style-name="P147">Was the weather good? No, it wasn`t — Погода была хорошая? Нет.</text:p>
      <text:p text:style-name="P146">I will be happy to eat — Я буду рад поесть.</text:p>
      <text:p text:style-name="P146"/>
      <text:p text:style-name="P100">Глагол <text:span text:style-name="T2">do</text:span></text:p>
      <text:p text:style-name="P106"/>
      <text:p text:style-name="P106">Переводится как «делать». В одном предложении может встречаться несколько раз,</text:p>
      <text:p text:style-name="P106">в качестве вспомогательного глагола и смыслового. Вспомогательным глаголом он может</text:p>
      <text:p text:style-name="P106">быть только в отрицаниях и вопросах, времен группы <text:span text:style-name="T2">Simple</text:span>.</text:p>
      <text:p text:style-name="P106"/>
      <text:p text:style-name="P190">What do you <text:span text:style-name="T218">do</text:span>? — Что ты <text:span text:style-name="T218">делаешь</text:span>?</text:p>
      <text:p text:style-name="P190">Do you like pets? No, I don`t — Ты любишь домашних животних? Нет.</text:p>
      <text:p text:style-name="P106"/>
      <text:p text:style-name="P106">В прошедшем времени преорбазуется в <text:span text:style-name="T2">did</text:span> — «делал».</text:p>
      <text:p text:style-name="P106">Если в предложении появляется <text:span text:style-name="T2">was/were</text:span>, то <text:span text:style-name="T2">did</text:span> уже не нужно использовать.</text:p>
      <text:p text:style-name="P146"/>
      <text:p text:style-name="P100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44">глагола. Также может быть частью устойчивых словосотечаний. </text:p>
      <text:p text:style-name="P44"/>
      <text:p text:style-name="P44">Когда <text:span text:style-name="T2">have</text:span> является смысловым глаголом, он работает по тем же правилам что и другие</text:p>
      <text:p text:style-name="P44">смысловые глаголы, т. е. требует вспомогательного <text:span text:style-name="T2">do</text:span> для отрицаний и вопросов.</text:p>
      <text:p text:style-name="P44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4"/>
      <text:p text:style-name="P148">Mike has many friends — У Майка много друзей.</text:p>
      <text:p text:style-name="P148">He doesn`t have many friends — У него не много друзей.</text:p>
      <text:p text:style-name="P148">Do you have many friends? — У тебя много друзей?</text:p>
      <text:p text:style-name="P44"/>
      <text:p text:style-name="P53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4"/>
      <text:p text:style-name="P148">I have a lot of friends — У меня (есть) много друзей.</text:p>
      <text:p text:style-name="P44"/>
      <text:p text:style-name="P44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148">He hasn`t lost his keys — Он не потерял свои ключи (has в отрицании).</text:p>
      <text:p text:style-name="P148"/>
      <text:p text:style-name="P45">В прошедшем времени преобразуется в <text:span text:style-name="T2">had</text:span> — «имел».</text:p>
      <text:p text:style-name="P157">I had a lot of friends — У меня было много друзей (Я имел много друзей).</text:p>
      <text:p text:style-name="P148"/>
      <text:p text:style-name="P44"><text:span text:style-name="T2">Have</text:span> в значении «иметь» не употребляется во временах группы <text:span text:style-name="T2">Continuous</text:span>.</text:p>
      <text:p text:style-name="P44"/>
      <text:p text:style-name="P149">I am having many friends now (неправильно). </text:p>
      <text:p text:style-name="P149">I have many friends (правильно).</text:p>
      <text:p text:style-name="P44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42">Грамматически, <text:span text:style-name="T2">have got</text:span> — это <text:span text:style-name="T2">Present Perfect</text:span>, т. е. <text:span text:style-name="T2">have</text:span> здесь вспомогательный глагол,</text:p>
      <text:p text:style-name="P42">а основное значение «иметь» передает <text:span text:style-name="T2">got</text:span> (3я форма <text:span text:style-name="T2">get</text:span>).</text:p>
      <text:p text:style-name="P42"/>
      <text:p text:style-name="P146"><text:soft-page-break/>Have you got a Mercedes? / Do you have a Mercedes? — У тебя есть мерседес?</text:p>
      <text:p text:style-name="P146">I haven`t got a Mercedes / I don`t have a Mercedes — У меня нет мерседеса.</text:p>
      <text:p text:style-name="P146"/>
      <text:p text:style-name="P42">Глагол <text:span text:style-name="T2">have</text:span> может входить в состав устойчивых выражений и словосочетаний.</text:p>
      <text:p text:style-name="P42">В этом случае он может переводится по другому. Также здесь отменяется правило,</text:p>
      <text:p text:style-name="P307"><text:span text:style-name="T145">по которому </text:span><text:span text:style-name="T31">have</text:span><text:span text:style-name="T145"> нельзя употребять в </text:span><text:span text:style-name="T31">Continuous</text:span><text:span text:style-name="T145">:</text:span></text:p>
      <text:p text:style-name="P46"/>
      <text:p text:style-name="P51"><text:span text:style-name="T363">В</text:span><text:span text:style-name="T360">ыражения, связанные с приемом пищи:</text:span></text:p>
      <text:list xml:id="list2164846390" text:style-name="L20">
        <text:list-item>
          <text:p text:style-name="P357">have a coffee/tea/drink — пить кофе/чай/напиток;</text:p>
        </text:list-item>
        <text:list-item>
          <text:p text:style-name="P357">have a meal — принимать пищу;</text:p>
        </text:list-item>
        <text:list-item>
          <text:p text:style-name="P357">have a breakfast/luch/dinner — завтракать/обедать/ужинать;</text:p>
        </text:list-item>
      </text:list>
      <text:p text:style-name="P150"/>
      <text:p text:style-name="P210"><text:span text:style-name="T148">В</text:span><text:span text:style-name="T145">ыражения, связанные с времяпровождением:</text:span></text:p>
      <text:list xml:id="list2758270668" text:style-name="L21">
        <text:list-item>
          <text:p text:style-name="P358">have a date — ходить на свидание;</text:p>
        </text:list-item>
        <text:list-item>
          <text:p text:style-name="P358">have a good time — хорошо проводить время;</text:p>
        </text:list-item>
        <text:list-item>
          <text:p text:style-name="P358">have a meeting / an appointment — назначать встречу;</text:p>
        </text:list-item>
        <text:list-item>
          <text:p text:style-name="P358">have a nice day — удачного дня (пожелание);</text:p>
          <text:p text:style-name="P358"/>
        </text:list-item>
      </text:list>
      <text:p text:style-name="P51"><text:span text:style-name="T363">В</text:span><text:span text:style-name="T360">ыражения, связанные с внешностью:</text:span></text:p>
      <text:list xml:id="list2496765912" text:style-name="L22">
        <text:list-item>
          <text:p text:style-name="P359">have a bath/shower— принимать ванну/душ;</text:p>
        </text:list-item>
        <text:list-item>
          <text:p text:style-name="P359">have a shave/haircat — побриться/постричься;</text:p>
        </text:list-item>
      </text:list>
      <text:p text:style-name="P149"/>
      <text:p text:style-name="P209"><text:span text:style-name="T148">В</text:span><text:span text:style-name="T145">ыражения, связанные с общением:</text:span></text:p>
      <text:list xml:id="list1895799561" text:style-name="L23">
        <text:list-item>
          <text:p text:style-name="P360">have a guess — угадывать, догадываться;</text:p>
        </text:list-item>
        <text:list-item>
          <text:p text:style-name="P360">have a talk/discussion/chat — беседовать/обсуждать/болтать;</text:p>
        </text:list-item>
        <text:list-item>
          <text:p text:style-name="P360">have a call — позвонить;</text:p>
        </text:list-item>
      </text:list>
      <text:p text:style-name="P146"/>
      <text:p text:style-name="P206"><text:span text:style-name="T148">В</text:span><text:span text:style-name="T145">ыражения связанные со здоровьем:</text:span></text:p>
      <text:list xml:id="list2418910353" text:style-name="L24">
        <text:list-item>
          <text:p text:style-name="P361">have a baby — родить;</text:p>
        </text:list-item>
        <text:list-item>
          <text:p text:style-name="P362">have a cold/cough — простудиться/кашлять;</text:p>
        </text:list-item>
        <text:list-item>
          <text:p text:style-name="P361">have a headache — болит голова;</text:p>
        </text:list-item>
      </text:list>
      <text:p text:style-name="P146"/>
      <text:p text:style-name="P206"><text:span text:style-name="T148">В</text:span><text:span text:style-name="T145">ыражения, связанные с отдыхом:</text:span></text:p>
      <text:list xml:id="list4060135663" text:style-name="L25">
        <text:list-item>
          <text:p text:style-name="P363">have a day off — взять выходной;</text:p>
        </text:list-item>
        <text:list-item>
          <text:p text:style-name="P363">have a dream/nightmare — видеть сон/кошмар;</text:p>
        </text:list-item>
        <text:list-item>
          <text:p text:style-name="P363">have a rest — отдыхать;</text:p>
        </text:list-item>
        <text:list-item>
          <text:p text:style-name="P363">have a sleep — спать.</text:p>
        </text:list-item>
      </text:list>
      <text:p text:style-name="P146"/>
      <text:p text:style-name="P50"><text:span text:style-name="T363">В</text:span><text:span text:style-name="T360">ыражения, свяханые с физической активностью:</text:span></text:p>
      <text:list xml:id="list79911907" text:style-name="L26">
        <text:list-item>
          <text:p text:style-name="P364">have a good journey — добраться без проблем (пожелание);</text:p>
        </text:list-item>
        <text:list-item>
          <text:p text:style-name="P364">have a good flight — хорошо долететь (пожелание);</text:p>
        </text:list-item>
        <text:list-item>
          <text:p text:style-name="P364">have a lift — подвести (на машине);</text:p>
        </text:list-item>
        <text:list-item>
          <text:p text:style-name="P364">have a ride — проехаться;</text:p>
        </text:list-item>
        <text:list-item>
          <text:p text:style-name="P364">have a walk — пройтись (прогуляться);</text:p>
        </text:list-item>
        <text:list-item>
          <text:p text:style-name="P364">have a swim — поплавать;</text:p>
        </text:list-item>
        <text:list-item>
          <text:p text:style-name="P364">have a hug — обняться;</text:p>
        </text:list-item>
        <text:list-item>
          <text:p text:style-name="P364">have a kiss — поцеловаться.</text:p>
        </text:list-item>
      </text:list>
      <text:p text:style-name="P42"/>
      <text:p text:style-name="P101"/>
      <text:p text:style-name="P101"/>
      <text:p text:style-name="P101"/>
      <text:p text:style-name="P101"><text:soft-page-break/>Глагол <text:span text:style-name="T2">get</text:span></text:p>
      <text:p text:style-name="P47"/>
      <text:p text:style-name="P47">Переводится по разному, в зависимости от слов, идущих после него. Поэтому его нужно переводить в связке с соседними словами.</text:p>
      <text:p text:style-name="P47"/>
      <text:p text:style-name="P47">Если после <text:span text:style-name="T2">get</text:span> идет существительное, то он передает значение «получать, покупать».</text:p>
      <text:p text:style-name="P47"/>
      <text:p text:style-name="P151">I got an A — Я получил пятерку. (A — это оценка)</text:p>
      <text:p text:style-name="P151">I got a new car — Я купил новую машину.</text:p>
      <text:p text:style-name="P151"/>
      <text:p text:style-name="P47">Если после <text:span text:style-name="T2">get</text:span> идет прилагательное, то это означает «прийти к этому состоянию»,</text:p>
      <text:p text:style-name="P47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47"/>
      <text:p text:style-name="P151">He <text:span text:style-name="T218">got dressed</text:span> quickly and left — Он <text:span text:style-name="T218">оделся</text:span> быстро и ушел.</text:p>
      <text:p text:style-name="P151"/>
      <text:p text:style-name="P47">Если <text:span text:style-name="T2">get</text:span> используется с частицей <text:span text:style-name="T2">to</text:span>, то это означает «прибывать в такое-то место».</text:p>
      <text:p text:style-name="P47"/>
      <text:p text:style-name="P151">I got to work late — Я приехал на работу поздно.</text:p>
      <text:p text:style-name="P151">I got to the airport by train — Я приехал в аэропорт на поезде.</text:p>
      <text:p text:style-name="P151"/>
      <text:p text:style-name="P47">Если <text:span text:style-name="T2">get</text:span> используется со средством передвижения, то он приобретает значение</text:p>
      <text:p text:style-name="P47">«сесть в транспорт». В этом случае он может использоваться с предлогом <text:span text:style-name="T2">on</text:span>.</text:p>
      <text:p text:style-name="P47"/>
      <text:p text:style-name="P151">I got on a bus at 5 o`clock — Я сел в автобус в 5 часов.</text:p>
      <text:p text:style-name="P151">I got a taxi — Я взял такси.</text:p>
      <text:p text:style-name="P151"/>
      <text:p text:style-name="P47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7"/>
      <text:p text:style-name="P48">После <text:span text:style-name="T2">get</text:span> могут стоять разные предлоги, от которых он может сильно меняться:</text:p>
      <text:list xml:id="list1687227669" text:style-name="L27">
        <text:list-item>
          <text:p text:style-name="P365">get along — ладить друг с другом;</text:p>
        </text:list-item>
        <text:list-item>
          <text:p text:style-name="P365">get away — удирать;</text:p>
        </text:list-item>
        <text:list-item>
          <text:p text:style-name="P365">get back — вернуться;</text:p>
        </text:list-item>
        <text:list-item>
          <text:p text:style-name="P365">get in — попасть внутрь;</text:p>
        </text:list-item>
        <text:list-item>
          <text:p text:style-name="P365">get on — справиться с ситуацией.</text:p>
        </text:list-item>
      </text:list>
      <text:p text:style-name="P47"/>
      <text:p text:style-name="P151">We get along well — Мы хорошо ладим.</text:p>
      <text:p text:style-name="P151">I`ll get away from work as soon as I can — Я уйду с этой работы, как только смогу.</text:p>
      <text:p text:style-name="P151">Get in the car quickly! — Быстро садись в машину!</text:p>
      <text:p text:style-name="P151">How are you getting on with your new job? — Как дела на новой работе?</text:p>
      <text:p text:style-name="P151"/>
      <text:p text:style-name="P101">Глаголы, в которых все путаются</text:p>
      <text:p text:style-name="P101"/>
      <text:p text:style-name="P304"><text:span text:style-name="T43">Tell</text:span><text:span text:style-name="T159"> и </text:span><text:span text:style-name="T43">say</text:span><text:span text:style-name="T159"> </text:span><text:span text:style-name="T160">передают значение</text:span><text:span text:style-name="T159"> «сказать». Только </text:span><text:span text:style-name="T43">tell</text:span><text:span text:style-name="T159"> </text:span><text:span text:style-name="T160">означает</text:span><text:span text:style-name="T159"> «рассказать кому-то» или «рассказать что-то» и требует дополнения. А </text:span><text:span text:style-name="T43">say</text:span><text:span text:style-name="T159"> означает просто «сказать».</text:span></text:p>
      <text:p text:style-name="P107"/>
      <text:p text:style-name="P152"><text:span text:style-name="T227">Tell me</text:span><text:span text:style-name="T243"> the truth — </text:span><text:span text:style-name="T227">Скажи мне</text:span><text:span text:style-name="T243"> правду.</text:span></text:p>
      <text:p text:style-name="P153"><text:span text:style-name="T232">`It is good,` Mr Bean </text:span><text:span text:style-name="T218">said</text:span><text:span text:style-name="T232"> — «Это хорошо», </text:span><text:span text:style-name="T218">сказал</text:span><text:span text:style-name="T232"> мистер Бин.</text:span></text:p>
      <text:p text:style-name="P191"/>
      <text:p text:style-name="P305"><text:span text:style-name="T44">See, look, watch </text:span><text:span text:style-name="T160">передают значение «видеть». </text:span><text:span text:style-name="T45">See</text:span><text:span text:style-name="T161"> означает «видеть», как визическую возможность. </text:span><text:span text:style-name="T45">Look</text:span><text:span text:style-name="T161"> означает «смотреть» </text:span><text:span text:style-name="T162">как осознанное действие</text:span><text:span text:style-name="T161">. Если смотрят </text:span><text:span text:style-name="T205">на</text:span><text:span text:style-name="T161"> какой-то объект, то доб. предлог </text:span><text:span text:style-name="T45">at</text:span><text:span text:style-name="T161">. W</text:span><text:span text:style-name="T45">atch</text:span><text:span text:style-name="T161"> означает «наблюдать за объектом» и требует дополнения.</text:span></text:p>
      <text:p text:style-name="P108"><text:soft-page-break/></text:p>
      <text:p text:style-name="P154"><text:span text:style-name="T232">I </text:span><text:span text:style-name="T218">see</text:span><text:span text:style-name="T232"> a bird in the tree — Я </text:span><text:span text:style-name="T218">вижу</text:span><text:span text:style-name="T232"> птицу на дереве.</text:span></text:p>
      <text:p text:style-name="P153"><text:span text:style-name="T232">Don`t worry, I`m not </text:span><text:span text:style-name="T218">looking</text:span><text:span text:style-name="T232"> — Не волнуйся, я не </text:span><text:span text:style-name="T218">смотрю</text:span><text:span text:style-name="T232">.</text:span></text:p>
      <text:p text:style-name="P153"><text:span text:style-name="T232">I`m </text:span><text:span text:style-name="T218">looking at</text:span><text:span text:style-name="T232"> the dog — Я </text:span><text:span text:style-name="T218">смотрю на</text:span><text:span text:style-name="T232"> собаку.</text:span></text:p>
      <text:p text:style-name="P153"><text:span text:style-name="T232">I like </text:span><text:span text:style-name="T218">watching birds</text:span><text:span text:style-name="T232"> — Мне нравится </text:span><text:span text:style-name="T218">наблюдать за птицами</text:span><text:span text:style-name="T232">.</text:span></text:p>
      <text:p text:style-name="P191"/>
      <text:p text:style-name="P306"><text:span text:style-name="T46">Hear</text:span><text:span text:style-name="T163"> и </text:span><text:span text:style-name="T46">list</text:span><text:span text:style-name="T163"> переводятся как «слышать» и «слушать». Первый означает физическую возможность (подобно </text:span><text:span text:style-name="T46">see</text:span><text:span text:style-name="T163">) а второй — осознанное действие (подобно </text:span><text:span text:style-name="T46">look</text:span><text:span text:style-name="T163">). Когда говорят </text:span></text:p>
      <text:p text:style-name="P306"><text:span text:style-name="T163">о том, что именно слушают, то к </text:span><text:span text:style-name="T46">listen</text:span><text:span text:style-name="T163"> доб. предлог </text:span><text:span text:style-name="T46">to</text:span><text:span text:style-name="T163">, но при переводе он выпадает.</text:span></text:p>
      <text:p text:style-name="P109"/>
      <text:p text:style-name="P155"><text:span text:style-name="T244">Can you </text:span><text:span text:style-name="T228">hear</text:span><text:span text:style-name="T244"> some noise? — Ты </text:span><text:span text:style-name="T228">слышишь</text:span><text:span text:style-name="T244"> шум?</text:span></text:p>
      <text:p text:style-name="P155"><text:span text:style-name="T228">Listen to</text:span><text:span text:style-name="T244"> me, please — Пожалуйста, </text:span><text:span text:style-name="T228">послушай</text:span><text:span text:style-name="T244"> меня.</text:span></text:p>
      <text:p text:style-name="P155"><text:span text:style-name="T244">What music do you </text:span><text:span text:style-name="T228">listen to</text:span><text:span text:style-name="T244">? - Какую музыку ты </text:span><text:span text:style-name="T228">слушает</text:span><text:span text:style-name="T244">?</text:span></text:p>
      <text:p text:style-name="P192"/>
      <text:p text:style-name="P49"><text:span text:style-name="T47">D</text:span><text:span text:style-name="T46">o</text:span><text:span text:style-name="T244"> </text:span><text:span text:style-name="T245">и</text:span><text:span text:style-name="T244"> </text:span><text:span text:style-name="T46">make</text:span><text:span text:style-name="T244"> означают «делать». Только первый имеет абстрактное значение (заниматься</text:span></text:p>
      <text:p text:style-name="P109">делом), а второй больше связан с физической активностью, с созданием предметов.</text:p>
      <text:p text:style-name="P109"/>
      <text:p text:style-name="P156"><text:span text:style-name="T244">Could you </text:span><text:span text:style-name="T228">do</text:span><text:span text:style-name="T244"> me a favour — Не мог бы ты </text:span><text:span text:style-name="T228">оказать</text:span><text:span text:style-name="T244"> мне услугу?</text:span></text:p>
      <text:p text:style-name="P156"><text:span text:style-name="T244">I belive she`ll </text:span><text:span text:style-name="T228">make</text:span><text:span text:style-name="T244"> the right choice — Я верю, что она </text:span><text:span text:style-name="T228">сделает</text:span><text:span text:style-name="T244"> правильный выбор.</text:span></text:p>
      <text:p text:style-name="P109"/>
      <text:p text:style-name="P110">Устойчивые выражения с do:</text:p>
      <text:list xml:id="list3511416625" text:style-name="L28">
        <text:list-item>
          <text:p text:style-name="P389">do an exam/test — сдавать экзамен/тест;</text:p>
        </text:list-item>
        <text:list-item>
          <text:p text:style-name="P389">do a course — пройти курс;</text:p>
        </text:list-item>
        <text:list-item>
          <text:p text:style-name="P389">do work/homework/housework — делать работу / домашнюю работу / работу по дому;</text:p>
        </text:list-item>
        <text:list-item>
          <text:p text:style-name="P389">do a favour — оказывать услугу;</text:p>
        </text:list-item>
        <text:list-item>
          <text:p text:style-name="P389">do business — заниматься бизнесом;</text:p>
        </text:list-item>
        <text:list-item>
          <text:p text:style-name="P389">do right/wrong — поступать правильно/неправильно;</text:p>
        </text:list-item>
        <text:list-item>
          <text:p text:style-name="P389">do the shopping — делать покупки;</text:p>
        </text:list-item>
        <text:list-item>
          <text:p text:style-name="P389">do the wassing up — мыть посуду;</text:p>
        </text:list-item>
      </text:list>
      <text:p text:style-name="P109"/>
      <text:p text:style-name="P110">Устойчивые выражения с make:</text:p>
      <text:list xml:id="list3609947453" text:style-name="L29">
        <text:list-item>
          <text:p text:style-name="P390">make a noise — шуметь;</text:p>
        </text:list-item>
        <text:list-item>
          <text:p text:style-name="P390">make a bed — застилать постель;</text:p>
        </text:list-item>
        <text:list-item>
          <text:p text:style-name="P390">make a cake/tea/dinner — приготовить торт/чай/ужин;</text:p>
        </text:list-item>
        <text:list-item>
          <text:p text:style-name="P390">make a choice — сделать выбор;</text:p>
        </text:list-item>
        <text:list-item>
          <text:p text:style-name="P390">make a scision — принять решение;</text:p>
        </text:list-item>
        <text:list-item>
          <text:p text:style-name="P390">make a promise — обещать, дать обещание;</text:p>
        </text:list-item>
        <text:list-item>
          <text:p text:style-name="P390">make a friends — подружиться.</text:p>
        </text:list-item>
      </text:list>
      <text:p text:style-name="Standard"/>
      <text:p text:style-name="Standard"/>
      <text:p text:style-name="P52"><text:span text:style-name="T350">И</text:span><text:span text:style-name="T351">нфинитив и герундий</text:span></text:p>
      <text:p text:style-name="P308"/>
      <text:p text:style-name="P312">Когда в английском предложении несколько глаголов идут подряд, то первый является <text:span text:style-name="T364">смысловым</text:span>, а следующ<text:span text:style-name="T364">ие</text:span>, свободны<text:span text:style-name="T364">е</text:span> от времени, <text:span text:style-name="T364">будут</text:span> в форме инфинитива или герундия.</text:p>
      <text:p text:style-name="P308"/>
      <text:p text:style-name="P308">Инфинитив и герундий дополняют по смыслу сказуемое. Они являются взаимозаменяемы</text:p>
      <text:p text:style-name="P308">и в основном используются по наитию либо в зависимости от диалекта.</text:p>
      <text:p text:style-name="Standard"/>
      <text:p text:style-name="P275">Инфинитив</text:p>
      <text:p text:style-name="P309"/>
      <text:p text:style-name="P309">Это глагол в начальной форме, который почти всегда пишется с частицей to.</text:p>
      <text:p text:style-name="P310"/>
      <text:p text:style-name="P158"><text:soft-page-break/>We <text:span text:style-name="T85">promise</text:span> <text:span text:style-name="T218">to get</text:span> the money — Мы обещали <text:span text:style-name="T218">достать</text:span> денег.</text:p>
      <text:p text:style-name="P158">Don`t <text:span text:style-name="T85">forget</text:span> <text:span text:style-name="T218">to write</text:span> importang things — Не забывай <text:span text:style-name="T218">записывать</text:span> самое главное.</text:p>
      <text:p text:style-name="P309"/>
      <text:p text:style-name="P54">Между смысловым глаголом и идущим за ним инфинитивом часто стоит дополнение.</text:p>
      <text:p text:style-name="P211"><text:span text:style-name="T149">Обычно дополнение </text:span><text:span text:style-name="T150">ставиться</text:span><text:span text:style-name="T149"> после: </text:span><text:span text:style-name="T33">ask, tell, advice, expect, pesuade, teach.</text:span></text:p>
      <text:p text:style-name="P158"/>
      <text:p text:style-name="P158">I <text:span text:style-name="T94">asked</text:span> <text:span text:style-name="T96">Mike</text:span> <text:span text:style-name="T218">to come</text:span> in — Я просила Майка войти.</text:p>
      <text:p text:style-name="P158"><text:span text:style-name="T94">Tell</text:span> <text:span text:style-name="T96">them</text:span> <text:span text:style-name="T218">to leave</text:span> us alone — Попроси их оставить нас в покое.</text:p>
      <text:p text:style-name="P158"/>
      <text:p text:style-name="P55">Если после смыслового глагола указано дополнение, то такие предложения удобней</text:p>
      <text:p text:style-name="P55">переводить с использованием придаточного предложения.</text:p>
      <text:p text:style-name="P158"/>
      <text:p text:style-name="P311"><text:span text:style-name="T33">I </text:span><text:span text:style-name="T2">promise you</text:span><text:span text:style-name="T33"> </text:span><text:span text:style-name="T76">to be</text:span><text:span text:style-name="T33"> there always — Я обещаю тебе, </text:span><text:span text:style-name="T76">что буду</text:span><text:span text:style-name="T33"> рядом всегда.</text:span></text:p>
      <text:p text:style-name="P366"/>
      <text:p text:style-name="P56"><text:span text:style-name="T364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198"/>
      <text:p text:style-name="P252"><text:span text:style-name="T33">I went out </text:span><text:span text:style-name="T76">to buy</text:span><text:span text:style-name="T33"> food — Я вышел, </text:span><text:span text:style-name="T76">чтобы купить</text:span><text:span text:style-name="T33"> еды.</text:span></text:p>
      <text:p text:style-name="P252"><text:span text:style-name="T33">I went out </text:span><text:span text:style-name="T76">for</text:span><text:span text:style-name="T33"> food — Я вышел </text:span><text:span text:style-name="T76">за</text:span><text:span text:style-name="T33"> едой.</text:span></text:p>
      <text:p text:style-name="P392"/>
      <text:p text:style-name="P253">Есть глаголы, после который инфинитив идет без частицы <text:span text:style-name="T2">to</text:span> (голый инфинитив).</text:p>
      <text:p text:style-name="P253">Самыми распространенным из них являются <text:span text:style-name="T2">let</text:span> и <text:span text:style-name="T2">make</text:span>.</text:p>
      <text:p text:style-name="P253"/>
      <text:p text:style-name="P233"><text:span text:style-name="T85">Let</text:span> Peter <text:span text:style-name="T218">explain</text:span> himself — Позволь Питеру объясниться.</text:p>
      <text:p text:style-name="P233"><text:span text:style-name="T85">Let</text:span> us (let`s) <text:span text:style-name="T218">watch</text:span> this movie — Давай посмотрим этот фильм.</text:p>
      <text:p text:style-name="P233"/>
      <text:p text:style-name="P254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254">а как «заставлять». Также после <text:span text:style-name="T2">make</text:span> нужно указать дополнение.</text:p>
      <text:p text:style-name="P233"/>
      <text:p text:style-name="P313"><text:span text:style-name="T259">I can`t </text:span><text:span text:style-name="T91">make</text:span><text:span text:style-name="T259"> </text:span><text:span text:style-name="T100">John</text:span><text:span text:style-name="T259"> </text:span><text:span text:style-name="T255">work</text:span><text:span text:style-name="T259"> — Я не могу заставить Джона работать.</text:span></text:p>
      <text:p text:style-name="P393"/>
      <text:p text:style-name="P102"><text:span text:style-name="T281">Г</text:span><text:span text:style-name="T246">ерундий</text:span></text:p>
      <text:p text:style-name="P394"/>
      <text:p text:style-name="P394">Это нечно среднее между глаголом и существительным, потому что может переводиться</text:p>
      <text:p text:style-name="P315"><text:span text:style-name="T277">и так, и этак. Выглядит как глагол c окончанием -ing</text:span>.</text:p>
      <text:p text:style-name="Standard"/>
      <text:p text:style-name="P316">Герундий <text:span text:style-name="T369">используется после предлогов и некоторых глаголов. </text:span></text:p>
      <text:p text:style-name="P316">В этом случае он переводится глаголом.</text:p>
      <text:p text:style-name="P346"/>
      <text:p text:style-name="P112">I <text:span text:style-name="T85">ran</text:span> for a long time <text:span text:style-name="T366">without</text:span> <text:span text:style-name="T218">stopping</text:span> — Я долго бежал, не останавливаясь.</text:p>
      <text:p text:style-name="P112">Don`t stop. <text:span text:style-name="T85">Keep</text:span> <text:span text:style-name="T366">on</text:span> running! — Не останавливайся. Продолжай бежать!</text:p>
      <text:p text:style-name="P112"/>
      <text:p text:style-name="P317">Между смысловым глаголом <text:span text:style-name="T367">и герундием также </text:span>может стоять дополнение:</text:p>
      <text:p text:style-name="P112">I <text:span text:style-name="T85">saw</text:span> <text:span text:style-name="T96">John</text:span> <text:span text:style-name="T218">working</text:span> in the garden — Я видел, как Джон работает в саду.</text:p>
      <text:p text:style-name="P57"/>
      <text:p text:style-name="P58">Связка go + герундий означает «занимаюсь этим делом»</text:p>
      <text:p text:style-name="P58">А связка <text:span text:style-name="T2">like</text:span> + герундий означает «люблю заниматься этим делом».</text:p>
      <text:p text:style-name="P58"/>
      <text:p text:style-name="P159">Would you like <text:span text:style-name="T218">to go skiing</text:span>? — Ты хочешь <text:span text:style-name="T218">покататься на лыжах</text:span>?</text:p>
      <text:p text:style-name="P159">I would rather <text:span text:style-name="T218">go shopping</text:span> — <text:span text:style-name="T368">Я</text:span> <text:span text:style-name="T368">бы </text:span>лучше <text:span text:style-name="T218">по</text:span><text:span text:style-name="T229">шопилась</text:span>.</text:p>
      <text:p text:style-name="P159">I <text:span text:style-name="T218">like shopping</text:span>! — Я <text:span text:style-name="T218">люблю </text:span><text:span text:style-name="T229">шопиться</text:span>!</text:p>
      <text:p text:style-name="P159"/>
      <text:p text:style-name="P59"><text:soft-page-break/>Если герундий стоит в начале предложения, то он является подлежащим и будет переводиться существительным.</text:p>
      <text:p text:style-name="P59"/>
      <text:p text:style-name="P160"><text:span text:style-name="T230">Swimming</text:span><text:span text:style-name="T370"> is very good for your health — </text:span><text:span text:style-name="T230">Плаванье</text:span><text:span text:style-name="T370"> хорошо для здоровья</text:span></text:p>
      <text:p text:style-name="P160"><text:span text:style-name="T230">Learning</text:span><text:span text:style-name="T370"> English is not easy — </text:span><text:span text:style-name="T230">Изучение</text:span><text:span text:style-name="T370"> английского это нелегко.</text:span></text:p>
      <text:p text:style-name="P59"/>
      <text:p text:style-name="P212">Глаголы, после которых принято использовать герундий:</text:p>
      <text:list xml:id="list3685947163" text:style-name="L30">
        <text:list-item>
          <text:p text:style-name="P368">stop, finish, give up, carry on, go on, keep on (начало или конец процесса);</text:p>
        </text:list-item>
        <text:list-item>
          <text:p text:style-name="P404"><text:span text:style-name="T2">dislike, </text:span><text:span text:style-name="T34">enjoy (отношени</text:span><text:span text:style-name="T35">е</text:span><text:span text:style-name="T34"> к чему-то);</text:span></text:p>
        </text:list-item>
        <text:list-item>
          <text:p text:style-name="P367"><text:span text:style-name="T365">see, watch, hear, listen to (чувственн</text:span><text:span text:style-name="T371">ые</text:span><text:span text:style-name="T365"> восприяти</text:span><text:span text:style-name="T371">е</text:span><text:span text:style-name="T365">);</text:span></text:p>
        </text:list-item>
        <text:list-item>
          <text:p text:style-name="P367"><text:span text:style-name="T370">suggest, mind, avoid, practive, can`t help </text:span><text:span text:style-name="T367">(</text:span><text:span text:style-name="T371">другие глаголы и словосочетания)</text:span><text:span text:style-name="T370">;</text:span></text:p>
        </text:list-item>
      </text:list>
      <text:p text:style-name="P396"/>
      <text:p text:style-name="P162"><text:span text:style-name="T151">Г</text:span><text:span text:style-name="T116">лаголы, после которых можно использовать как инфинитив, так и герундий:</text:span></text:p>
      <text:list xml:id="list2099966646" text:style-name="L31">
        <text:list-item>
          <text:p text:style-name="P369">start, begin, continues (связанные с процессом)</text:p>
        </text:list-item>
        <text:list-item>
          <text:p text:style-name="P369">love, like, hate, prefer (связанные с отношением)</text:p>
        </text:list-item>
      </text:list>
      <text:p text:style-name="P397"/>
      <text:p text:style-name="P161">I started to leart English at school / I started learning English at school.</text:p>
      <text:p text:style-name="P161">I love to play the piano / I love playing the piano.</text:p>
      <text:p text:style-name="P59"/>
      <text:p text:style-name="P59"/>
      <text:p text:style-name="P405">Формальное подлежащее <text:span text:style-name="T374">(</text:span><text:span text:style-name="T2">Dummy subject</text:span><text:span text:style-name="T374">)</text:span></text:p>
      <text:p text:style-name="P59"/>
      <text:p text:style-name="P408"><text:span text:style-name="T153">Когда в авнглийском предложении отсутстует подлежащее, то на его место ставят формальное подлежащее. Обычно это либо </text:span><text:span text:style-name="T36">there</text:span><text:span text:style-name="T153">, либо </text:span><text:span text:style-name="T36">it</text:span><text:span text:style-name="T153">, но иногда это могут быть: </text:span><text:span text:style-name="T36">they</text:span><text:span text:style-name="T153">, </text:span><text:span text:style-name="T36">this</text:span><text:span text:style-name="T153">, </text:span><text:span text:style-name="T36">that</text:span><text:span text:style-name="T153">, </text:span><text:span text:style-name="T36">you</text:span><text:span text:style-name="T153"> и др. Такие предложения удобнее переводить с конца.</text:span></text:p>
      <text:p text:style-name="P408"><text:span text:style-name="T153"/></text:p>
      <text:p text:style-name="P408"><text:span text:style-name="T153">Подлежащее </text:span><text:span text:style-name="T36">there</text:span><text:span text:style-name="T153"> всегда идет в связке с глаголом </text:span><text:span text:style-name="T36">be</text:span><text:span text:style-name="T153">. Оно необходимо, чтобы указать</text:span></text:p>
      <text:p text:style-name="P408"><text:span text:style-name="T153">на местоположение существительного, которое идет после </text:span><text:span text:style-name="T36">be</text:span><text:span text:style-name="T153">.</text:span></text:p>
      <text:p text:style-name="P408"><text:span text:style-name="T153"/></text:p>
      <text:p text:style-name="P370"><text:span text:style-name="T84">There</text:span><text:span text:style-name="T372"> </text:span><text:span text:style-name="T95">is</text:span><text:span text:style-name="T372"> </text:span><text:span text:style-name="T102">a new restaurant</text:span><text:span text:style-name="T372"> </text:span><text:span text:style-name="T108">in King Street</text:span><text:span text:style-name="T372"> — На Кинг-стрит есть новый ресторан.</text:span></text:p>
      <text:p text:style-name="P370"><text:span text:style-name="T84">There</text:span><text:span text:style-name="T372"> </text:span><text:span text:style-name="T95">was</text:span><text:span text:style-name="T372"> </text:span><text:span text:style-name="T102">a fight</text:span><text:span text:style-name="T372"> </text:span><text:span text:style-name="T108">in the street today</text:span><text:span text:style-name="T372"> — На улице сегодня была драка.</text:span></text:p>
      <text:p text:style-name="P59"/>
      <text:p text:style-name="P58">Иногда с помощью <text:span text:style-name="T2">there</text:span> + <text:span text:style-name="T2">be</text:span> говорят о существительном, которое не соверша<text:span text:style-name="T373">ет никаких</text:span></text:p>
      <text:p text:style-name="P58">действий, но с которым связана дополнительная информация.</text:p>
      <text:p text:style-name="P159"/>
      <text:p text:style-name="P159">There is something I want to tell you — Есть, кое-что, что я должен сказать тебе.</text:p>
      <text:p text:style-name="P159"/>
      <text:p text:style-name="P58">Подлежащее <text:span text:style-name="T2">it</text:span> обычно используется, когда надо сообщить время или сказать о погоде.</text:p>
      <text:p text:style-name="P409"><text:span text:style-name="T116">После него может идти существительное, прилагательное или глагол (любой).</text:span></text:p>
      <text:p text:style-name="P159"/>
      <text:p text:style-name="P159"><text:span text:style-name="T78">It</text:span> <text:span text:style-name="T85">is</text:span> 5 o`clock — Сейчас 5 часов.</text:p>
      <text:p text:style-name="P159"><text:span text:style-name="T78">It</text:span> <text:span text:style-name="T85">is</text:span> warm — Тепло.</text:p>
      <text:p text:style-name="P159"><text:span text:style-name="T78">It</text:span> often <text:span text:style-name="T85">snows</text:span> in the winter — Зимой часто идет снег.</text:p>
      <text:p text:style-name="P159"/>
      <text:p text:style-name="P58">Также формальное подлежащее используется, когда действие не выполняет кто-то</text:p>
      <text:p text:style-name="P410"><text:span text:style-name="T152">конкретный. Такие предложения можно </text:span><text:span text:style-name="T154">переводить</text:span><text:span text:style-name="T152"> из активного залога в пассивный.</text:span></text:p>
      <text:p text:style-name="P58"/>
      <text:p text:style-name="P112">They say this film is interesting / This film is said to be interesting —</text:p>
      <text:p text:style-name="P112">Говорят, этот фильминтересный.</text:p>
      <text:p text:style-name="P159"/>
      <text:p text:style-name="P159"/>
      <text:p text:style-name="P406"/>
      <text:p text:style-name="P418"><text:span text:style-name="T353">Местоимени</text:span><text:span text:style-name="T355">е</text:span><text:span text:style-name="T353"> (</text:span><text:span text:style-name="T357">Pronoun</text:span><text:span text:style-name="T353">)</text:span></text:p>
      <text:p text:style-name="P58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0T20:34:46.426719915</dc:date>
    <meta:editing-duration>PT5H38M58S</meta:editing-duration>
    <meta:editing-cycles>85</meta:editing-cycles>
    <meta:document-statistic meta:table-count="0" meta:image-count="0" meta:object-count="0" meta:page-count="20" meta:paragraph-count="622" meta:word-count="5849" meta:character-count="36752" meta:non-whitespace-character-count="31298"/>
  </office:meta>
</office:document-meta>
</file>